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iraCode NF" svg:font-family="'FiraCode NF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7.3071in" fo:break-before="auto" style:use-optimal-row-height="false"/>
    </style:style>
    <style:style style:name="ro5" style:family="table-row">
      <style:table-row-properties style:row-height="7.9807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1.4299in" fo:break-before="auto" style:use-optimal-row-height="false"/>
    </style:style>
    <style:style style:name="ro8" style:family="table-row">
      <style:table-row-properties style:row-height="0.2693in" fo:break-before="auto" style:use-optimal-row-height="false"/>
    </style:style>
    <style:style style:name="ro9" style:family="table-row">
      <style:table-row-properties style:row-height="2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  <style:text-properties style:font-name="FiraCode NF" fo:font-size="48pt" fo:font-weight="bold" style:font-size-asian="48pt" style:font-weight-asian="bold" style:font-size-complex="48pt" style:font-weight-complex="bold"/>
    </style:style>
    <style:style style:name="ce3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3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SQL" table:style-name="ta1">
        <table:shapes>
          <draw:frame draw:z-index="0" draw:style-name="gr1" draw:text-style-name="P1" svg:width="19.4472in" svg:height="4.7307in" svg:x="0.0433in" svg:y="4.0591in">
            <draw:object draw:notify-on-update-of-ranges="MySQL.C13:MySQL.C21 MySQL.H13:MySQL.H21 MySQL.U13:MySQL.U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5339in" svg:height="7.3055in" svg:x="0.011in" svg:y="11.5in">
            <draw:object draw:notify-on-update-of-ranges="MySQL.P56:MySQL.P64 MySQL.H55:MySQL.H64 MySQL.U56:MySQL.U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9.5268in" svg:height="7.9701in" svg:x="0.0067in" svg:y="21.8311in">
            <draw:object draw:notify-on-update-of-ranges="MySQL.P72:MySQL.P80 MySQL.H72:MySQL.H80 MySQL.U72:MySQL.U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9.4472in" svg:height="5.7949in" svg:x="0.0433in" svg:y="32.8516in">
            <draw:object draw:notify-on-update-of-ranges="MySQL.P91:MySQL.P99 MySQL.H91:MySQL.H99 MySQL.U91:MySQL.U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 table:number-columns-spanned="22" table:number-rows-spanned="5">
            <text:p>MySQL</text:p>
          </table:table-cell>
          <table:covered-table-cell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/>
          <table:covered-table-cell table:style-name="ce4"/>
          <table:covered-table-cell table:number-columns-repeated="15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2">
            <text:p>CREATE</text:p>
          </table:table-cell>
          <table:covered-table-cell table:number-columns-repeated="21"/>
        </table:table-row>
        <table:table-row table:style-name="ro3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  <table:table-cell table:number-columns-repeated="4"/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13]; ;-[.B13])" office:value-type="string" office:string-value="1-10000" calcext:value-type="string">
            <text:p>1-10000</text:p>
          </table:table-cell>
          <table:table-cell table:formula="of:=MIN([.E13:.G13])" office:value-type="float" office:value="1.0631101131439" calcext:value-type="float">
            <text:p>1.0631101131439</text:p>
          </table:table-cell>
          <table:table-cell table:style-name="ce5" office:value-type="float" office:value="1.0631101131439" calcext:value-type="float">
            <text:p>1.0631101131439</text:p>
          </table:table-cell>
          <table:table-cell table:style-name="ce5" office:value-type="float" office:value="1.0696308612823" calcext:value-type="float">
            <text:p>1.0696308612823</text:p>
          </table:table-cell>
          <table:table-cell table:style-name="ce5" office:value-type="float" office:value="1.0791611671448" calcext:value-type="float">
            <text:p>1.0791611671448</text:p>
          </table:table-cell>
          <table:table-cell table:formula="of:=AVERAGE([.E13:.G13])" office:value-type="float" office:value="1.07063404719033" calcext:value-type="float">
            <text:p>1.0706340471903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N13]; ;-[.O13])" office:value-type="string" office:string-value="1-10000" calcext:value-type="string">
            <text:p>1-10000</text:p>
          </table:table-cell>
          <table:table-cell table:formula="of:=MIN([.R13:.T13])" office:value-type="float" office:value="32.292473077774" calcext:value-type="float">
            <text:p>32.292473077774</text:p>
          </table:table-cell>
          <table:table-cell table:style-name="ce5" office:value-type="float" office:value="32.630501031876" calcext:value-type="float">
            <text:p>32.630501031876</text:p>
          </table:table-cell>
          <table:table-cell table:style-name="ce5" office:value-type="float" office:value="32.292473077774" calcext:value-type="float">
            <text:p>32.292473077774</text:p>
          </table:table-cell>
          <table:table-cell table:style-name="ce5" office:value-type="float" office:value="32.616607904434" calcext:value-type="float">
            <text:p>32.616607904434</text:p>
          </table:table-cell>
          <table:table-cell table:formula="of:=AVERAGE([.R13:.T13])" office:value-type="float" office:value="32.5131940046947" calcext:value-type="float">
            <text:p>32.513194004694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14]; ;-[.B14])" office:value-type="string" office:string-value="1-1000" calcext:value-type="string">
            <text:p>1-1000</text:p>
          </table:table-cell>
          <table:table-cell table:formula="of:=MIN([.E14:.G14])" office:value-type="float" office:value="0.11008405685425" calcext:value-type="float">
            <text:p>0.11008405685425</text:p>
          </table:table-cell>
          <table:table-cell table:style-name="ce5" office:value-type="float" office:value="0.11328601837158" calcext:value-type="float">
            <text:p>0.11328601837158</text:p>
          </table:table-cell>
          <table:table-cell table:style-name="ce5" office:value-type="float" office:value="0.11020684242249" calcext:value-type="float">
            <text:p>0.11020684242249</text:p>
          </table:table-cell>
          <table:table-cell table:style-name="ce5" office:value-type="float" office:value="0.11008405685425" calcext:value-type="float">
            <text:p>0.11008405685425</text:p>
          </table:table-cell>
          <table:table-cell table:formula="of:=AVERAGE([.E14:.G14])" office:value-type="float" office:value="0.111192305882773" calcext:value-type="float">
            <text:p>0.11119230588277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N14]; ;-[.O14])" office:value-type="string" office:string-value="1-1000" calcext:value-type="string">
            <text:p>1-1000</text:p>
          </table:table-cell>
          <table:table-cell table:formula="of:=MIN([.R14:.T14])" office:value-type="float" office:value="3.176255941391" calcext:value-type="float">
            <text:p>3.176255941391</text:p>
          </table:table-cell>
          <table:table-cell table:style-name="ce5" office:value-type="float" office:value="3.176255941391" calcext:value-type="float">
            <text:p>3.176255941391</text:p>
          </table:table-cell>
          <table:table-cell table:style-name="ce5" office:value-type="float" office:value="3.4666600227356" calcext:value-type="float">
            <text:p>3.4666600227356</text:p>
          </table:table-cell>
          <table:table-cell table:style-name="ce5" office:value-type="float" office:value="3.2306418418884" calcext:value-type="float">
            <text:p>3.2306418418884</text:p>
          </table:table-cell>
          <table:table-cell table:formula="of:=AVERAGE([.R14:.T14])" office:value-type="float" office:value="3.29118593533833" calcext:value-type="float">
            <text:p>3.2911859353383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15]; ;-[.B15])" office:value-type="string" office:string-value="10-1000" calcext:value-type="string">
            <text:p>10-1000</text:p>
          </table:table-cell>
          <table:table-cell table:formula="of:=MIN([.E15:.G15])" office:value-type="float" office:value="1.0659039020538" calcext:value-type="float">
            <text:p>1.0659039020538</text:p>
          </table:table-cell>
          <table:table-cell table:style-name="ce5" office:value-type="float" office:value="1.103285074234" calcext:value-type="float">
            <text:p>1.103285074234</text:p>
          </table:table-cell>
          <table:table-cell table:style-name="ce5" office:value-type="float" office:value="1.0659039020538" calcext:value-type="float">
            <text:p>1.0659039020538</text:p>
          </table:table-cell>
          <table:table-cell table:style-name="ce5" office:value-type="float" office:value="1.0883591175079" calcext:value-type="float">
            <text:p>1.0883591175079</text:p>
          </table:table-cell>
          <table:table-cell table:formula="of:=AVERAGE([.E15:.G15])" office:value-type="float" office:value="1.08584936459857" calcext:value-type="float">
            <text:p>1.0858493645985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N15]; ;-[.O15])" office:value-type="string" office:string-value="10-1000" calcext:value-type="string">
            <text:p>10-1000</text:p>
          </table:table-cell>
          <table:table-cell table:formula="of:=MIN([.R15:.T15])" office:value-type="float" office:value="32.546304941177" calcext:value-type="float">
            <text:p>32.546304941177</text:p>
          </table:table-cell>
          <table:table-cell table:style-name="ce5" office:value-type="float" office:value="32.546304941177" calcext:value-type="float">
            <text:p>32.546304941177</text:p>
          </table:table-cell>
          <table:table-cell table:style-name="ce5" office:value-type="float" office:value="32.978351831436" calcext:value-type="float">
            <text:p>32.978351831436</text:p>
          </table:table-cell>
          <table:table-cell table:style-name="ce5" office:value-type="float" office:value="32.895461082458" calcext:value-type="float">
            <text:p>32.895461082458</text:p>
          </table:table-cell>
          <table:table-cell table:formula="of:=AVERAGE([.R15:.T15])" office:value-type="float" office:value="32.8067059516903" calcext:value-type="float">
            <text:p>32.806705951690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16]; ;-[.B16])" office:value-type="string" office:string-value="10-100" calcext:value-type="string">
            <text:p>10-100</text:p>
          </table:table-cell>
          <table:table-cell table:formula="of:=MIN([.E16:.G16])" office:value-type="float" office:value="0.11400008201599" calcext:value-type="float">
            <text:p>0.11400008201599</text:p>
          </table:table-cell>
          <table:table-cell table:style-name="ce5" office:value-type="float" office:value="0.11400008201599" calcext:value-type="float">
            <text:p>0.11400008201599</text:p>
          </table:table-cell>
          <table:table-cell table:style-name="ce5" office:value-type="float" office:value="0.11489701271057" calcext:value-type="float">
            <text:p>0.11489701271057</text:p>
          </table:table-cell>
          <table:table-cell table:style-name="ce5" office:value-type="float" office:value="0.11466097831726" calcext:value-type="float">
            <text:p>0.11466097831726</text:p>
          </table:table-cell>
          <table:table-cell table:formula="of:=AVERAGE([.E16:.G16])" office:value-type="float" office:value="0.114519357681273" calcext:value-type="float">
            <text:p>0.11451935768127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N16]; ;-[.O16])" office:value-type="string" office:string-value="10-100" calcext:value-type="string">
            <text:p>10-100</text:p>
          </table:table-cell>
          <table:table-cell table:formula="of:=MIN([.R16:.T16])" office:value-type="float" office:value="3.3077239990234" calcext:value-type="float">
            <text:p>3.3077239990234</text:p>
          </table:table-cell>
          <table:table-cell table:style-name="ce5" office:value-type="float" office:value="3.3077239990234" calcext:value-type="float">
            <text:p>3.3077239990234</text:p>
          </table:table-cell>
          <table:table-cell table:style-name="ce5" office:value-type="float" office:value="3.4184031486511" calcext:value-type="float">
            <text:p>3.4184031486511</text:p>
          </table:table-cell>
          <table:table-cell table:style-name="ce5" office:value-type="float" office:value="3.5025179386139" calcext:value-type="float">
            <text:p>3.5025179386139</text:p>
          </table:table-cell>
          <table:table-cell table:formula="of:=AVERAGE([.R16:.T16])" office:value-type="float" office:value="3.40954836209613" calcext:value-type="float">
            <text:p>3.4095483620961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17]; ;-[.B17])" office:value-type="string" office:string-value="100-100" calcext:value-type="string">
            <text:p>100-100</text:p>
          </table:table-cell>
          <table:table-cell table:formula="of:=MIN([.E17:.G17])" office:value-type="float" office:value="1.0670530796051" calcext:value-type="float">
            <text:p>1.0670530796051</text:p>
          </table:table-cell>
          <table:table-cell table:style-name="ce5" office:value-type="float" office:value="1.0670530796051" calcext:value-type="float">
            <text:p>1.0670530796051</text:p>
          </table:table-cell>
          <table:table-cell table:style-name="ce5" office:value-type="float" office:value="1.0903639793396" calcext:value-type="float">
            <text:p>1.0903639793396</text:p>
          </table:table-cell>
          <table:table-cell table:style-name="ce5" office:value-type="float" office:value="1.0861041545868" calcext:value-type="float">
            <text:p>1.0861041545868</text:p>
          </table:table-cell>
          <table:table-cell table:formula="of:=AVERAGE([.E17:.G17])" office:value-type="float" office:value="1.08117373784383" calcext:value-type="float">
            <text:p>1.0811737378438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formula="of:=COM.MICROSOFT.CONCAT([.N17]; ;-[.O17])" office:value-type="string" office:string-value="100-100" calcext:value-type="string">
            <text:p>100-100</text:p>
          </table:table-cell>
          <table:table-cell table:formula="of:=MIN([.R17:.T17])" office:value-type="float" office:value="32.665328025818" calcext:value-type="float">
            <text:p>32.665328025818</text:p>
          </table:table-cell>
          <table:table-cell table:style-name="ce5" office:value-type="float" office:value="32.665328025818" calcext:value-type="float">
            <text:p>32.665328025818</text:p>
          </table:table-cell>
          <table:table-cell table:style-name="ce5" office:value-type="float" office:value="34.48553609848" calcext:value-type="float">
            <text:p>34.48553609848</text:p>
          </table:table-cell>
          <table:table-cell table:style-name="ce5" office:value-type="float" office:value="32.767147064209" calcext:value-type="float">
            <text:p>32.767147064209</text:p>
          </table:table-cell>
          <table:table-cell table:formula="of:=AVERAGE([.R17:.T17])" office:value-type="float" office:value="33.3060037295023" calcext:value-type="float">
            <text:p>33.306003729502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18]; ;-[.B18])" office:value-type="string" office:string-value="100-10" calcext:value-type="string">
            <text:p>100-10</text:p>
          </table:table-cell>
          <table:table-cell table:formula="of:=MIN([.E18:.G18])" office:value-type="float" office:value="0.12300896644592" calcext:value-type="float">
            <text:p>0.12300896644592</text:p>
          </table:table-cell>
          <table:table-cell table:style-name="ce5" office:value-type="float" office:value="0.1258590221405" calcext:value-type="float">
            <text:p>0.1258590221405</text:p>
          </table:table-cell>
          <table:table-cell table:style-name="ce5" office:value-type="float" office:value="0.12300896644592" calcext:value-type="float">
            <text:p>0.12300896644592</text:p>
          </table:table-cell>
          <table:table-cell table:style-name="ce5" office:value-type="float" office:value="0.13112688064575" calcext:value-type="float">
            <text:p>0.13112688064575</text:p>
          </table:table-cell>
          <table:table-cell table:formula="of:=AVERAGE([.E18:.G18])" office:value-type="float" office:value="0.126664956410723" calcext:value-type="float">
            <text:p>0.12666495641072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N18]; ;-[.O18])" office:value-type="string" office:string-value="100-10" calcext:value-type="string">
            <text:p>100-10</text:p>
          </table:table-cell>
          <table:table-cell table:formula="of:=MIN([.R18:.T18])" office:value-type="float" office:value="3.5638999938965" calcext:value-type="float">
            <text:p>3.5638999938965</text:p>
          </table:table-cell>
          <table:table-cell table:style-name="ce5" office:value-type="float" office:value="3.7337038516998" calcext:value-type="float">
            <text:p>3.7337038516998</text:p>
          </table:table-cell>
          <table:table-cell table:style-name="ce5" office:value-type="float" office:value="3.6063990592957" calcext:value-type="float">
            <text:p>3.6063990592957</text:p>
          </table:table-cell>
          <table:table-cell table:style-name="ce5" office:value-type="float" office:value="3.5638999938965" calcext:value-type="float">
            <text:p>3.5638999938965</text:p>
          </table:table-cell>
          <table:table-cell table:formula="of:=AVERAGE([.R18:.T18])" office:value-type="float" office:value="3.634667634964" calcext:value-type="float">
            <text:p>3.634667634964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19]; ;-[.B19])" office:value-type="string" office:string-value="1000-10" calcext:value-type="string">
            <text:p>1000-10</text:p>
          </table:table-cell>
          <table:table-cell table:formula="of:=MIN([.E19:.G19])" office:value-type="float" office:value="1.1834380626678" calcext:value-type="float">
            <text:p>1.1834380626678</text:p>
          </table:table-cell>
          <table:table-cell table:style-name="ce5" office:value-type="float" office:value="1.1930730342865" calcext:value-type="float">
            <text:p>1.1930730342865</text:p>
          </table:table-cell>
          <table:table-cell table:style-name="ce5" office:value-type="float" office:value="1.1852400302887" calcext:value-type="float">
            <text:p>1.1852400302887</text:p>
          </table:table-cell>
          <table:table-cell table:style-name="ce5" office:value-type="float" office:value="1.1834380626678" calcext:value-type="float">
            <text:p>1.1834380626678</text:p>
          </table:table-cell>
          <table:table-cell table:formula="of:=AVERAGE([.E19:.G19])" office:value-type="float" office:value="1.18725037574767" calcext:value-type="float">
            <text:p>1.1872503757476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N19]; ;-[.O19])" office:value-type="string" office:string-value="1000-10" calcext:value-type="string">
            <text:p>1000-10</text:p>
          </table:table-cell>
          <table:table-cell table:formula="of:=MIN([.R19:.T19])" office:value-type="float" office:value="34.877872943878" calcext:value-type="float">
            <text:p>34.877872943878</text:p>
          </table:table-cell>
          <table:table-cell table:style-name="ce5" office:value-type="float" office:value="35.579795837402" calcext:value-type="float">
            <text:p>35.579795837402</text:p>
          </table:table-cell>
          <table:table-cell table:style-name="ce5" office:value-type="float" office:value="34.877872943878" calcext:value-type="float">
            <text:p>34.877872943878</text:p>
          </table:table-cell>
          <table:table-cell table:style-name="ce5" office:value-type="float" office:value="35.19048500061" calcext:value-type="float">
            <text:p>35.19048500061</text:p>
          </table:table-cell>
          <table:table-cell table:formula="of:=AVERAGE([.R19:.T19])" office:value-type="float" office:value="35.21605126063" calcext:value-type="float">
            <text:p>35.2160512606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20]; ;-[.B20])" office:value-type="string" office:string-value="1000-1" calcext:value-type="string">
            <text:p>1000-1</text:p>
          </table:table-cell>
          <table:table-cell table:formula="of:=MIN([.E20:.G20])" office:value-type="float" office:value="0.20333194732666" calcext:value-type="float">
            <text:p>0.20333194732666</text:p>
          </table:table-cell>
          <table:table-cell table:style-name="ce5" office:value-type="float" office:value="0.20335793495178" calcext:value-type="float">
            <text:p>0.20335793495178</text:p>
          </table:table-cell>
          <table:table-cell table:style-name="ce5" office:value-type="float" office:value="0.20333194732666" calcext:value-type="float">
            <text:p>0.20333194732666</text:p>
          </table:table-cell>
          <table:table-cell table:style-name="ce5" office:value-type="float" office:value="0.20613980293274" calcext:value-type="float">
            <text:p>0.20613980293274</text:p>
          </table:table-cell>
          <table:table-cell table:formula="of:=AVERAGE([.E20:.G20])" office:value-type="float" office:value="0.20427656173706" calcext:value-type="float">
            <text:p>0.20427656173706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N20]; ;-[.O20])" office:value-type="string" office:string-value="1000-1" calcext:value-type="string">
            <text:p>1000-1</text:p>
          </table:table-cell>
          <table:table-cell table:formula="of:=MIN([.R20:.T20])" office:value-type="float" office:value="5.9503870010376" calcext:value-type="float">
            <text:p>5.9503870010376</text:p>
          </table:table-cell>
          <table:table-cell table:style-name="ce5" office:value-type="float" office:value="5.9503870010376" calcext:value-type="float">
            <text:p>5.9503870010376</text:p>
          </table:table-cell>
          <table:table-cell table:style-name="ce5" office:value-type="float" office:value="7.5860469341278" calcext:value-type="float">
            <text:p>7.5860469341278</text:p>
          </table:table-cell>
          <table:table-cell table:style-name="ce5" office:value-type="float" office:value="6.6663439273834" calcext:value-type="float">
            <text:p>6.6663439273834</text:p>
          </table:table-cell>
          <table:table-cell table:formula="of:=AVERAGE([.R20:.T20])" office:value-type="float" office:value="6.73425928751627" calcext:value-type="float">
            <text:p>6.7342592875162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21]; ;-[.B21])" office:value-type="string" office:string-value="10000-1" calcext:value-type="string">
            <text:p>10000-1</text:p>
          </table:table-cell>
          <table:table-cell table:formula="of:=MIN([.E21:.G21])" office:value-type="float" office:value="1.9361028671265" calcext:value-type="float">
            <text:p>1.9361028671265</text:p>
          </table:table-cell>
          <table:table-cell table:style-name="ce5" office:value-type="float" office:value="1.9361028671265" calcext:value-type="float">
            <text:p>1.9361028671265</text:p>
          </table:table-cell>
          <table:table-cell table:style-name="ce5" office:value-type="float" office:value="1.9844539165497" calcext:value-type="float">
            <text:p>1.9844539165497</text:p>
          </table:table-cell>
          <table:table-cell table:style-name="ce5" office:value-type="float" office:value="1.9696500301361" calcext:value-type="float">
            <text:p>1.9696500301361</text:p>
          </table:table-cell>
          <table:table-cell table:formula="of:=AVERAGE([.E21:.G21])" office:value-type="float" office:value="1.96340227127077" calcext:value-type="float">
            <text:p>1.9634022712707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N21]; ;-[.O21])" office:value-type="string" office:string-value="10000-1" calcext:value-type="string">
            <text:p>10000-1</text:p>
          </table:table-cell>
          <table:table-cell table:formula="of:=MIN([.R21:.T21])" office:value-type="float" office:value="64.748491048813" calcext:value-type="float">
            <text:p>64.748491048813</text:p>
          </table:table-cell>
          <table:table-cell table:style-name="ce5" office:value-type="float" office:value="64.748491048813" calcext:value-type="float">
            <text:p>64.748491048813</text:p>
          </table:table-cell>
          <table:table-cell table:style-name="ce5" office:value-type="float" office:value="66.791367053986" calcext:value-type="float">
            <text:p>66.791367053986</text:p>
          </table:table-cell>
          <table:table-cell table:style-name="ce5" office:value-type="float" office:value="66.845983982086" calcext:value-type="float">
            <text:p>66.845983982086</text:p>
          </table:table-cell>
          <table:table-cell table:formula="of:=AVERAGE([.R21:.T21])" office:value-type="float" office:value="66.128614028295" calcext:value-type="float">
            <text:p>66.128614028295</text:p>
          </table:table-cell>
          <table:table-cell office:value-type="string" calcext:value-type="string">
            <text:p>InnoDB</text:p>
          </table:table-cell>
        </table:table-row>
        <table:table-row table:style-name="ro1" table:number-rows-repeated="29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READ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  <table:table-cell table:number-columns-repeated="4"/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56]; ;-[.B56])" office:value-type="string" office:string-value="1-10000" calcext:value-type="string">
            <text:p>1-10000</text:p>
          </table:table-cell>
          <table:table-cell table:formula="of:=MIN([.E56:.G56])" office:value-type="float" office:value="0.0092720985412598" calcext:value-type="float">
            <text:p>0.00927209854126</text:p>
          </table:table-cell>
          <table:table-cell office:value-type="float" office:value="0.0092720985412598" calcext:value-type="float">
            <text:p>0.00927209854126</text:p>
          </table:table-cell>
          <table:table-cell office:value-type="float" office:value="0.0095272064208984" calcext:value-type="float">
            <text:p>0.009527206420898</text:p>
          </table:table-cell>
          <table:table-cell office:value-type="float" office:value="0.0099389553070068" calcext:value-type="float">
            <text:p>0.009938955307007</text:p>
          </table:table-cell>
          <table:table-cell table:formula="of:=AVERAGE([.E56:.G56])" office:value-type="float" office:value="0.00957942008972167" calcext:value-type="float">
            <text:p>0.009579420089722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N56]; ;-[.O56])" office:value-type="string" office:string-value="1-10000" calcext:value-type="string">
            <text:p>1-10000</text:p>
          </table:table-cell>
          <table:table-cell table:formula="of:=MIN([.R56:.T56])" office:value-type="float" office:value="0.023066997528076" calcext:value-type="float">
            <text:p>0.023066997528076</text:p>
          </table:table-cell>
          <table:table-cell office:value-type="float" office:value="0.03424596786499" calcext:value-type="float">
            <text:p>0.03424596786499</text:p>
          </table:table-cell>
          <table:table-cell office:value-type="float" office:value="0.031437158584595" calcext:value-type="float">
            <text:p>0.031437158584595</text:p>
          </table:table-cell>
          <table:table-cell office:value-type="float" office:value="0.023066997528076" calcext:value-type="float">
            <text:p>0.023066997528076</text:p>
          </table:table-cell>
          <table:table-cell table:formula="of:=AVERAGE([.R56:.T56])" office:value-type="float" office:value="0.0295833746592203" calcext:value-type="float">
            <text:p>0.02958337465922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57]; ;-[.B57])" office:value-type="string" office:string-value="1-1000" calcext:value-type="string">
            <text:p>1-1000</text:p>
          </table:table-cell>
          <table:table-cell table:formula="of:=MIN([.E57:.G57])" office:value-type="float" office:value="0.0013079643249512" calcext:value-type="float">
            <text:p>0.001307964324951</text:p>
          </table:table-cell>
          <table:table-cell office:value-type="float" office:value="0.0014269351959229" calcext:value-type="float">
            <text:p>0.001426935195923</text:p>
          </table:table-cell>
          <table:table-cell office:value-type="float" office:value="0.0013079643249512" calcext:value-type="float">
            <text:p>0.001307964324951</text:p>
          </table:table-cell>
          <table:table-cell office:value-type="float" office:value="0.0014221668243408" calcext:value-type="float">
            <text:p>0.001422166824341</text:p>
          </table:table-cell>
          <table:table-cell table:formula="of:=AVERAGE([.E57:.G57])" office:value-type="float" office:value="0.0013856887817383" calcext:value-type="float">
            <text:p>0.001385688781738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N57]; ;-[.O57])" office:value-type="string" office:string-value="1-1000" calcext:value-type="string">
            <text:p>1-1000</text:p>
          </table:table-cell>
          <table:table-cell table:formula="of:=MIN([.R57:.T57])" office:value-type="float" office:value="0.0022540092468262" calcext:value-type="float">
            <text:p>0.002254009246826</text:p>
          </table:table-cell>
          <table:table-cell office:value-type="float" office:value="0.0025110244750977" calcext:value-type="float">
            <text:p>0.002511024475098</text:p>
          </table:table-cell>
          <table:table-cell office:value-type="float" office:value="0.0022540092468262" calcext:value-type="float">
            <text:p>0.002254009246826</text:p>
          </table:table-cell>
          <table:table-cell office:value-type="float" office:value="0.0023748874664307" calcext:value-type="float">
            <text:p>0.002374887466431</text:p>
          </table:table-cell>
          <table:table-cell table:formula="of:=AVERAGE([.R57:.T57])" office:value-type="float" office:value="0.00237997372945153" calcext:value-type="float">
            <text:p>0.002379973729452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58]; ;-[.B58])" office:value-type="string" office:string-value="10-1000" calcext:value-type="string">
            <text:p>10-1000</text:p>
          </table:table-cell>
          <table:table-cell table:formula="of:=MIN([.E58:.G58])" office:value-type="float" office:value="0.036026000976562" calcext:value-type="float">
            <text:p>0.036026000976562</text:p>
          </table:table-cell>
          <table:table-cell office:value-type="float" office:value="0.037271022796631" calcext:value-type="float">
            <text:p>0.037271022796631</text:p>
          </table:table-cell>
          <table:table-cell office:value-type="float" office:value="0.036026000976562" calcext:value-type="float">
            <text:p>0.036026000976562</text:p>
          </table:table-cell>
          <table:table-cell office:value-type="float" office:value="0.037956953048706" calcext:value-type="float">
            <text:p>0.037956953048706</text:p>
          </table:table-cell>
          <table:table-cell table:formula="of:=AVERAGE([.E58:.G58])" office:value-type="float" office:value="0.037084658940633" calcext:value-type="float">
            <text:p>0.03708465894063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N58]; ;-[.O58])" office:value-type="string" office:string-value="10-1000" calcext:value-type="string">
            <text:p>10-1000</text:p>
          </table:table-cell>
          <table:table-cell table:formula="of:=MIN([.R58:.T58])" office:value-type="float" office:value="0.026314973831177" calcext:value-type="float">
            <text:p>0.026314973831177</text:p>
          </table:table-cell>
          <table:table-cell office:value-type="float" office:value="0.026314973831177" calcext:value-type="float">
            <text:p>0.026314973831177</text:p>
          </table:table-cell>
          <table:table-cell office:value-type="float" office:value="0.028570890426636" calcext:value-type="float">
            <text:p>0.028570890426636</text:p>
          </table:table-cell>
          <table:table-cell office:value-type="float" office:value="0.028215885162354" calcext:value-type="float">
            <text:p>0.028215885162354</text:p>
          </table:table-cell>
          <table:table-cell table:formula="of:=AVERAGE([.R58:.T58])" office:value-type="float" office:value="0.0277005831400557" calcext:value-type="float">
            <text:p>0.027700583140056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59]; ;-[.B59])" office:value-type="string" office:string-value="10-100" calcext:value-type="string">
            <text:p>10-100</text:p>
          </table:table-cell>
          <table:table-cell table:formula="of:=MIN([.E59:.G59])" office:value-type="float" office:value="0.0048868656158447" calcext:value-type="float">
            <text:p>0.004886865615845</text:p>
          </table:table-cell>
          <table:table-cell office:value-type="float" office:value="0.0048868656158447" calcext:value-type="float">
            <text:p>0.004886865615845</text:p>
          </table:table-cell>
          <table:table-cell office:value-type="float" office:value="0.0057229995727539" calcext:value-type="float">
            <text:p>0.005722999572754</text:p>
          </table:table-cell>
          <table:table-cell office:value-type="float" office:value="0.0050430297851562" calcext:value-type="float">
            <text:p>0.005043029785156</text:p>
          </table:table-cell>
          <table:table-cell table:formula="of:=AVERAGE([.E59:.G59])" office:value-type="float" office:value="0.00521763165791827" calcext:value-type="float">
            <text:p>0.005217631657918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N59]; ;-[.O59])" office:value-type="string" office:string-value="10-100" calcext:value-type="string">
            <text:p>10-100</text:p>
          </table:table-cell>
          <table:table-cell table:formula="of:=MIN([.R59:.T59])" office:value-type="float" office:value="0.004019021987915" calcext:value-type="float">
            <text:p>0.004019021987915</text:p>
          </table:table-cell>
          <table:table-cell office:value-type="float" office:value="0.0050880908966064" calcext:value-type="float">
            <text:p>0.005088090896606</text:p>
          </table:table-cell>
          <table:table-cell office:value-type="float" office:value="0.004019021987915" calcext:value-type="float">
            <text:p>0.004019021987915</text:p>
          </table:table-cell>
          <table:table-cell office:value-type="float" office:value="0.0041899681091309" calcext:value-type="float">
            <text:p>0.004189968109131</text:p>
          </table:table-cell>
          <table:table-cell table:formula="of:=AVERAGE([.R59:.T59])" office:value-type="float" office:value="0.00443236033121743" calcext:value-type="float">
            <text:p>0.00443236033121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60]; ;-[.B60])" office:value-type="string" office:string-value="100-100" calcext:value-type="string">
            <text:p>100-100</text:p>
          </table:table-cell>
          <table:table-cell table:formula="of:=MIN([.E60:.G60])" office:value-type="float" office:value="0.049863815307617" calcext:value-type="float">
            <text:p>0.049863815307617</text:p>
          </table:table-cell>
          <table:table-cell office:value-type="float" office:value="0.050489902496338" calcext:value-type="float">
            <text:p>0.050489902496338</text:p>
          </table:table-cell>
          <table:table-cell office:value-type="float" office:value="0.049863815307617" calcext:value-type="float">
            <text:p>0.049863815307617</text:p>
          </table:table-cell>
          <table:table-cell office:value-type="float" office:value="0.050034999847412" calcext:value-type="float">
            <text:p>0.050034999847412</text:p>
          </table:table-cell>
          <table:table-cell table:formula="of:=AVERAGE([.E60:.G60])" office:value-type="float" office:value="0.0501295725504557" calcext:value-type="float">
            <text:p>0.050129572550456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formula="of:=COM.MICROSOFT.CONCAT([.N60]; ;-[.O60])" office:value-type="string" office:string-value="100-100" calcext:value-type="string">
            <text:p>100-100</text:p>
          </table:table-cell>
          <table:table-cell table:formula="of:=MIN([.R60:.T60])" office:value-type="float" office:value="0.041216850280762" calcext:value-type="float">
            <text:p>0.041216850280762</text:p>
          </table:table-cell>
          <table:table-cell office:value-type="float" office:value="0.041589975357056" calcext:value-type="float">
            <text:p>0.041589975357056</text:p>
          </table:table-cell>
          <table:table-cell office:value-type="float" office:value="0.041216850280762" calcext:value-type="float">
            <text:p>0.041216850280762</text:p>
          </table:table-cell>
          <table:table-cell office:value-type="float" office:value="0.041567087173462" calcext:value-type="float">
            <text:p>0.041567087173462</text:p>
          </table:table-cell>
          <table:table-cell table:formula="of:=AVERAGE([.R60:.T60])" office:value-type="float" office:value="0.0414579709370933" calcext:value-type="float">
            <text:p>0.04145797093709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61]; ;-[.B61])" office:value-type="string" office:string-value="100-10" calcext:value-type="string">
            <text:p>100-10</text:p>
          </table:table-cell>
          <table:table-cell table:formula="of:=MIN([.E61:.G61])" office:value-type="float" office:value="0.016541004180908" calcext:value-type="float">
            <text:p>0.016541004180908</text:p>
          </table:table-cell>
          <table:table-cell office:value-type="float" office:value="0.016541004180908" calcext:value-type="float">
            <text:p>0.016541004180908</text:p>
          </table:table-cell>
          <table:table-cell office:value-type="float" office:value="0.017085075378418" calcext:value-type="float">
            <text:p>0.017085075378418</text:p>
          </table:table-cell>
          <table:table-cell office:value-type="float" office:value="0.01675820350647" calcext:value-type="float">
            <text:p>0.01675820350647</text:p>
          </table:table-cell>
          <table:table-cell table:formula="of:=AVERAGE([.E61:.G61])" office:value-type="float" office:value="0.016794761021932" calcext:value-type="float">
            <text:p>0.016794761021932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N61]; ;-[.O61])" office:value-type="string" office:string-value="100-10" calcext:value-type="string">
            <text:p>100-10</text:p>
          </table:table-cell>
          <table:table-cell table:formula="of:=MIN([.R61:.T61])" office:value-type="float" office:value="0.015523910522461" calcext:value-type="float">
            <text:p>0.015523910522461</text:p>
          </table:table-cell>
          <table:table-cell office:value-type="float" office:value="0.017138004302979" calcext:value-type="float">
            <text:p>0.017138004302979</text:p>
          </table:table-cell>
          <table:table-cell office:value-type="float" office:value="0.015523910522461" calcext:value-type="float">
            <text:p>0.015523910522461</text:p>
          </table:table-cell>
          <table:table-cell office:value-type="float" office:value="0.015738010406494" calcext:value-type="float">
            <text:p>0.015738010406494</text:p>
          </table:table-cell>
          <table:table-cell table:formula="of:=AVERAGE([.R61:.T61])" office:value-type="float" office:value="0.0161333084106447" calcext:value-type="float">
            <text:p>0.016133308410645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62]; ;-[.B62])" office:value-type="string" office:string-value="1000-10" calcext:value-type="string">
            <text:p>1000-10</text:p>
          </table:table-cell>
          <table:table-cell table:formula="of:=MIN([.E62:.G62])" office:value-type="float" office:value="0.15984201431274" calcext:value-type="float">
            <text:p>0.15984201431274</text:p>
          </table:table-cell>
          <table:table-cell office:value-type="float" office:value="0.16159701347351" calcext:value-type="float">
            <text:p>0.16159701347351</text:p>
          </table:table-cell>
          <table:table-cell office:value-type="float" office:value="0.16286492347717" calcext:value-type="float">
            <text:p>0.16286492347717</text:p>
          </table:table-cell>
          <table:table-cell office:value-type="float" office:value="0.15984201431274" calcext:value-type="float">
            <text:p>0.15984201431274</text:p>
          </table:table-cell>
          <table:table-cell table:formula="of:=AVERAGE([.E62:.G62])" office:value-type="float" office:value="0.16143465042114" calcext:value-type="float">
            <text:p>0.16143465042114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N62]; ;-[.O62])" office:value-type="string" office:string-value="1000-10" calcext:value-type="string">
            <text:p>1000-10</text:p>
          </table:table-cell>
          <table:table-cell table:formula="of:=MIN([.R62:.T62])" office:value-type="float" office:value="0.15690302848816" calcext:value-type="float">
            <text:p>0.15690302848816</text:p>
          </table:table-cell>
          <table:table-cell office:value-type="float" office:value="0.15700697898865" calcext:value-type="float">
            <text:p>0.15700697898865</text:p>
          </table:table-cell>
          <table:table-cell office:value-type="float" office:value="0.15690302848816" calcext:value-type="float">
            <text:p>0.15690302848816</text:p>
          </table:table-cell>
          <table:table-cell office:value-type="float" office:value="0.17619800567627" calcext:value-type="float">
            <text:p>0.17619800567627</text:p>
          </table:table-cell>
          <table:table-cell table:formula="of:=AVERAGE([.R62:.T62])" office:value-type="float" office:value="0.163369337717693" calcext:value-type="float">
            <text:p>0.16336933771769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63]; ;-[.B63])" office:value-type="string" office:string-value="1000-1" calcext:value-type="string">
            <text:p>1000-1</text:p>
          </table:table-cell>
          <table:table-cell table:formula="of:=MIN([.E63:.G63])" office:value-type="float" office:value="0.12693285942078" calcext:value-type="float">
            <text:p>0.12693285942078</text:p>
          </table:table-cell>
          <table:table-cell office:value-type="float" office:value="0.13004803657532" calcext:value-type="float">
            <text:p>0.13004803657532</text:p>
          </table:table-cell>
          <table:table-cell office:value-type="float" office:value="0.12693285942078" calcext:value-type="float">
            <text:p>0.12693285942078</text:p>
          </table:table-cell>
          <table:table-cell office:value-type="float" office:value="0.13299584388733" calcext:value-type="float">
            <text:p>0.13299584388733</text:p>
          </table:table-cell>
          <table:table-cell table:formula="of:=AVERAGE([.E63:.G63])" office:value-type="float" office:value="0.12999224662781" calcext:value-type="float">
            <text:p>0.12999224662781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N63]; ;-[.O63])" office:value-type="string" office:string-value="1000-1" calcext:value-type="string">
            <text:p>1000-1</text:p>
          </table:table-cell>
          <table:table-cell table:formula="of:=MIN([.R63:.T63])" office:value-type="float" office:value="0.12991690635681" calcext:value-type="float">
            <text:p>0.12991690635681</text:p>
          </table:table-cell>
          <table:table-cell office:value-type="float" office:value="0.13542699813843" calcext:value-type="float">
            <text:p>0.13542699813843</text:p>
          </table:table-cell>
          <table:table-cell office:value-type="float" office:value="0.12991690635681" calcext:value-type="float">
            <text:p>0.12991690635681</text:p>
          </table:table-cell>
          <table:table-cell office:value-type="float" office:value="0.13075804710388" calcext:value-type="float">
            <text:p>0.13075804710388</text:p>
          </table:table-cell>
          <table:table-cell table:formula="of:=AVERAGE([.R63:.T63])" office:value-type="float" office:value="0.132033983866373" calcext:value-type="float">
            <text:p>0.13203398386637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64]; ;-[.B64])" office:value-type="string" office:string-value="10000-1" calcext:value-type="string">
            <text:p>10000-1</text:p>
          </table:table-cell>
          <table:table-cell table:formula="of:=MIN([.E64:.G64])" office:value-type="float" office:value="1.2157361507416" calcext:value-type="float">
            <text:p>1.2157361507416</text:p>
          </table:table-cell>
          <table:table-cell office:value-type="float" office:value="1.2409279346466" calcext:value-type="float">
            <text:p>1.2409279346466</text:p>
          </table:table-cell>
          <table:table-cell office:value-type="float" office:value="1.2338049411774" calcext:value-type="float">
            <text:p>1.2338049411774</text:p>
          </table:table-cell>
          <table:table-cell office:value-type="float" office:value="1.2157361507416" calcext:value-type="float">
            <text:p>1.2157361507416</text:p>
          </table:table-cell>
          <table:table-cell table:formula="of:=AVERAGE([.E64:.G64])" office:value-type="float" office:value="1.23015634218853" calcext:value-type="float">
            <text:p>1.2301563421885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N64]; ;-[.O64])" office:value-type="string" office:string-value="10000-1" calcext:value-type="string">
            <text:p>10000-1</text:p>
          </table:table-cell>
          <table:table-cell table:formula="of:=MIN([.R64:.T64])" office:value-type="float" office:value="1.3368239402771" calcext:value-type="float">
            <text:p>1.3368239402771</text:p>
          </table:table-cell>
          <table:table-cell table:number-columns-repeated="2" office:value-type="float" office:value="1.3666660785675" calcext:value-type="float">
            <text:p>1.3666660785675</text:p>
          </table:table-cell>
          <table:table-cell office:value-type="float" office:value="1.3368239402771" calcext:value-type="float">
            <text:p>1.3368239402771</text:p>
          </table:table-cell>
          <table:table-cell table:formula="of:=AVERAGE([.R64:.T64])" office:value-type="float" office:value="1.35671869913737" calcext:value-type="float">
            <text:p>1.35671869913737</text:p>
          </table:table-cell>
          <table:table-cell office:value-type="string" calcext:value-type="string">
            <text:p>InnoDB</text:p>
          </table:table-cell>
        </table:table-row>
        <table:table-row table:style-name="ro4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UPDA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  <table:table-cell table:number-columns-repeated="4"/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72]; ;-[.B72])" office:value-type="string" office:string-value="1-10000" calcext:value-type="string">
            <text:p>1-10000</text:p>
          </table:table-cell>
          <table:table-cell table:formula="of:=MIN([.E72:.G72])" office:value-type="float" office:value="1.3270831108093" calcext:value-type="float">
            <text:p>1.3270831108093</text:p>
          </table:table-cell>
          <table:table-cell table:style-name="ce5" office:value-type="float" office:value="1.3512370586395" calcext:value-type="float">
            <text:p>1.3512370586395</text:p>
          </table:table-cell>
          <table:table-cell table:style-name="ce5" office:value-type="float" office:value="1.3270831108093" calcext:value-type="float">
            <text:p>1.3270831108093</text:p>
          </table:table-cell>
          <table:table-cell table:style-name="ce5" office:value-type="float" office:value="1.340539932251" calcext:value-type="float">
            <text:p>1.340539932251</text:p>
          </table:table-cell>
          <table:table-cell table:formula="of:=AVERAGE([.E72:.G72])" office:value-type="float" office:value="1.33962003389993" calcext:value-type="float">
            <text:p>1.3396200338999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N72]; ;-[.O72])" office:value-type="string" office:string-value="1-10000" calcext:value-type="string">
            <text:p>1-10000</text:p>
          </table:table-cell>
          <table:table-cell table:formula="of:=MIN([.R72:.T72])" office:value-type="float" office:value="31.134159088135" calcext:value-type="float">
            <text:p>31.134159088135</text:p>
          </table:table-cell>
          <table:table-cell table:style-name="ce5" office:value-type="float" office:value="31.134159088135" calcext:value-type="float">
            <text:p>31.134159088135</text:p>
          </table:table-cell>
          <table:table-cell table:style-name="ce5" office:value-type="float" office:value="34.022364854813" calcext:value-type="float">
            <text:p>34.022364854813</text:p>
          </table:table-cell>
          <table:table-cell table:style-name="ce5" office:value-type="float" office:value="33.249322891235" calcext:value-type="float">
            <text:p>33.249322891235</text:p>
          </table:table-cell>
          <table:table-cell table:formula="of:=AVERAGE([.R72:.T72])" office:value-type="float" office:value="32.8019489447277" calcext:value-type="float">
            <text:p>32.801948944727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73]; ;-[.B73])" office:value-type="string" office:string-value="1-1000" calcext:value-type="string">
            <text:p>1-1000</text:p>
          </table:table-cell>
          <table:table-cell table:formula="of:=MIN([.E73:.G73])" office:value-type="float" office:value="0.13280415534973" calcext:value-type="float">
            <text:p>0.13280415534973</text:p>
          </table:table-cell>
          <table:table-cell table:style-name="ce5" office:value-type="float" office:value="0.13280415534973" calcext:value-type="float">
            <text:p>0.13280415534973</text:p>
          </table:table-cell>
          <table:table-cell table:style-name="ce5" office:value-type="float" office:value="0.13354110717773" calcext:value-type="float">
            <text:p>0.13354110717773</text:p>
          </table:table-cell>
          <table:table-cell table:style-name="ce5" office:value-type="float" office:value="0.13400912284851" calcext:value-type="float">
            <text:p>0.13400912284851</text:p>
          </table:table-cell>
          <table:table-cell table:formula="of:=AVERAGE([.E73:.G73])" office:value-type="float" office:value="0.13345146179199" calcext:value-type="float">
            <text:p>0.13345146179199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N73]; ;-[.O73])" office:value-type="string" office:string-value="1-1000" calcext:value-type="string">
            <text:p>1-1000</text:p>
          </table:table-cell>
          <table:table-cell table:formula="of:=MIN([.R73:.T73])" office:value-type="float" office:value="3.2513930797577" calcext:value-type="float">
            <text:p>3.2513930797577</text:p>
          </table:table-cell>
          <table:table-cell table:style-name="ce5" office:value-type="float" office:value="3.5480608940125" calcext:value-type="float">
            <text:p>3.5480608940125</text:p>
          </table:table-cell>
          <table:table-cell table:style-name="ce5" office:value-type="float" office:value="3.8272411823273" calcext:value-type="float">
            <text:p>3.8272411823273</text:p>
          </table:table-cell>
          <table:table-cell table:style-name="ce5" office:value-type="float" office:value="3.2513930797577" calcext:value-type="float">
            <text:p>3.2513930797577</text:p>
          </table:table-cell>
          <table:table-cell table:formula="of:=AVERAGE([.R73:.T73])" office:value-type="float" office:value="3.54223171869917" calcext:value-type="float">
            <text:p>3.5422317186991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74]; ;-[.B74])" office:value-type="string" office:string-value="10-1000" calcext:value-type="string">
            <text:p>10-1000</text:p>
          </table:table-cell>
          <table:table-cell table:formula="of:=MIN([.E74:.G74])" office:value-type="float" office:value="1.3997480869293" calcext:value-type="float">
            <text:p>1.3997480869293</text:p>
          </table:table-cell>
          <table:table-cell table:style-name="ce5" office:value-type="float" office:value="1.4030148983002" calcext:value-type="float">
            <text:p>1.4030148983002</text:p>
          </table:table-cell>
          <table:table-cell table:style-name="ce5" office:value-type="float" office:value="1.3997480869293" calcext:value-type="float">
            <text:p>1.3997480869293</text:p>
          </table:table-cell>
          <table:table-cell table:style-name="ce5" office:value-type="float" office:value="1.4278769493103" calcext:value-type="float">
            <text:p>1.4278769493103</text:p>
          </table:table-cell>
          <table:table-cell table:formula="of:=AVERAGE([.E74:.G74])" office:value-type="float" office:value="1.41021331151327" calcext:value-type="float">
            <text:p>1.4102133115132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N74]; ;-[.O74])" office:value-type="string" office:string-value="10-1000" calcext:value-type="string">
            <text:p>10-1000</text:p>
          </table:table-cell>
          <table:table-cell table:formula="of:=MIN([.R74:.T74])" office:value-type="float" office:value="32.72169303894" calcext:value-type="float">
            <text:p>32.72169303894</text:p>
          </table:table-cell>
          <table:table-cell table:style-name="ce5" office:value-type="float" office:value="33.348536968231" calcext:value-type="float">
            <text:p>33.348536968231</text:p>
          </table:table-cell>
          <table:table-cell table:style-name="ce5" office:value-type="float" office:value="32.72169303894" calcext:value-type="float">
            <text:p>32.72169303894</text:p>
          </table:table-cell>
          <table:table-cell table:style-name="ce5" office:value-type="float" office:value="34.353183031082" calcext:value-type="float">
            <text:p>34.353183031082</text:p>
          </table:table-cell>
          <table:table-cell table:formula="of:=AVERAGE([.R74:.T74])" office:value-type="float" office:value="33.474471012751" calcext:value-type="float">
            <text:p>33.474471012751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75]; ;-[.B75])" office:value-type="string" office:string-value="10-100" calcext:value-type="string">
            <text:p>10-100</text:p>
          </table:table-cell>
          <table:table-cell table:formula="of:=MIN([.E75:.G75])" office:value-type="float" office:value="0.13293194770813" calcext:value-type="float">
            <text:p>0.13293194770813</text:p>
          </table:table-cell>
          <table:table-cell table:style-name="ce5" office:value-type="float" office:value="0.13507699966431" calcext:value-type="float">
            <text:p>0.13507699966431</text:p>
          </table:table-cell>
          <table:table-cell table:style-name="ce5" office:value-type="float" office:value="0.14566016197205" calcext:value-type="float">
            <text:p>0.14566016197205</text:p>
          </table:table-cell>
          <table:table-cell table:style-name="ce5" office:value-type="float" office:value="0.13293194770813" calcext:value-type="float">
            <text:p>0.13293194770813</text:p>
          </table:table-cell>
          <table:table-cell table:formula="of:=AVERAGE([.E75:.G75])" office:value-type="float" office:value="0.13788970311483" calcext:value-type="float">
            <text:p>0.1378897031148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N75]; ;-[.O75])" office:value-type="string" office:string-value="10-100" calcext:value-type="string">
            <text:p>10-100</text:p>
          </table:table-cell>
          <table:table-cell table:formula="of:=MIN([.R75:.T75])" office:value-type="float" office:value="2.6334159374237" calcext:value-type="float">
            <text:p>2.6334159374237</text:p>
          </table:table-cell>
          <table:table-cell table:style-name="ce5" office:value-type="float" office:value="2.6334159374237" calcext:value-type="float">
            <text:p>2.6334159374237</text:p>
          </table:table-cell>
          <table:table-cell table:style-name="ce5" office:value-type="float" office:value="3.5867819786072" calcext:value-type="float">
            <text:p>3.5867819786072</text:p>
          </table:table-cell>
          <table:table-cell table:style-name="ce5" office:value-type="float" office:value="2.8466370105743" calcext:value-type="float">
            <text:p>2.8466370105743</text:p>
          </table:table-cell>
          <table:table-cell table:formula="of:=AVERAGE([.R75:.T75])" office:value-type="float" office:value="3.0222783088684" calcext:value-type="float">
            <text:p>3.0222783088684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76]; ;-[.B76])" office:value-type="string" office:string-value="100-100" calcext:value-type="string">
            <text:p>100-100</text:p>
          </table:table-cell>
          <table:table-cell table:formula="of:=MIN([.E76:.G76])" office:value-type="float" office:value="1.3639121055603" calcext:value-type="float">
            <text:p>1.3639121055603</text:p>
          </table:table-cell>
          <table:table-cell table:style-name="ce5" office:value-type="float" office:value="1.3703439235687" calcext:value-type="float">
            <text:p>1.3703439235687</text:p>
          </table:table-cell>
          <table:table-cell table:style-name="ce5" office:value-type="float" office:value="1.3639121055603" calcext:value-type="float">
            <text:p>1.3639121055603</text:p>
          </table:table-cell>
          <table:table-cell table:style-name="ce5" office:value-type="float" office:value="1.3702919483185" calcext:value-type="float">
            <text:p>1.3702919483185</text:p>
          </table:table-cell>
          <table:table-cell table:formula="of:=AVERAGE([.E76:.G76])" office:value-type="float" office:value="1.36818265914917" calcext:value-type="float">
            <text:p>1.3681826591491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formula="of:=COM.MICROSOFT.CONCAT([.N76]; ;-[.O76])" office:value-type="string" office:string-value="100-100" calcext:value-type="string">
            <text:p>100-100</text:p>
          </table:table-cell>
          <table:table-cell table:formula="of:=MIN([.R76:.T76])" office:value-type="float" office:value="33.227497816086" calcext:value-type="float">
            <text:p>33.227497816086</text:p>
          </table:table-cell>
          <table:table-cell table:style-name="ce5" office:value-type="float" office:value="33.54474902153" calcext:value-type="float">
            <text:p>33.54474902153</text:p>
          </table:table-cell>
          <table:table-cell table:style-name="ce5" office:value-type="float" office:value="34.727637052536" calcext:value-type="float">
            <text:p>34.727637052536</text:p>
          </table:table-cell>
          <table:table-cell table:style-name="ce5" office:value-type="float" office:value="33.227497816086" calcext:value-type="float">
            <text:p>33.227497816086</text:p>
          </table:table-cell>
          <table:table-cell table:formula="of:=AVERAGE([.R76:.T76])" office:value-type="float" office:value="33.8332946300507" calcext:value-type="float">
            <text:p>33.833294630050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77]; ;-[.B77])" office:value-type="string" office:string-value="100-10" calcext:value-type="string">
            <text:p>100-10</text:p>
          </table:table-cell>
          <table:table-cell table:formula="of:=MIN([.E77:.G77])" office:value-type="float" office:value="0.16215085983276" calcext:value-type="float">
            <text:p>0.16215085983276</text:p>
          </table:table-cell>
          <table:table-cell table:style-name="ce5" office:value-type="float" office:value="0.16215085983276" calcext:value-type="float">
            <text:p>0.16215085983276</text:p>
          </table:table-cell>
          <table:table-cell table:style-name="ce5" office:value-type="float" office:value="0.16484212875366" calcext:value-type="float">
            <text:p>0.16484212875366</text:p>
          </table:table-cell>
          <table:table-cell table:style-name="ce5" office:value-type="float" office:value="0.16563391685486" calcext:value-type="float">
            <text:p>0.16563391685486</text:p>
          </table:table-cell>
          <table:table-cell table:formula="of:=AVERAGE([.E77:.G77])" office:value-type="float" office:value="0.164208968480427" calcext:value-type="float">
            <text:p>0.16420896848042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N77]; ;-[.O77])" office:value-type="string" office:string-value="100-10" calcext:value-type="string">
            <text:p>100-10</text:p>
          </table:table-cell>
          <table:table-cell table:formula="of:=MIN([.R77:.T77])" office:value-type="float" office:value="3.2135751247406" calcext:value-type="float">
            <text:p>3.2135751247406</text:p>
          </table:table-cell>
          <table:table-cell table:style-name="ce5" office:value-type="float" office:value="3.2605810165405" calcext:value-type="float">
            <text:p>3.2605810165405</text:p>
          </table:table-cell>
          <table:table-cell table:style-name="ce5" office:value-type="float" office:value="3.7852489948273" calcext:value-type="float">
            <text:p>3.7852489948273</text:p>
          </table:table-cell>
          <table:table-cell table:style-name="ce5" office:value-type="float" office:value="3.2135751247406" calcext:value-type="float">
            <text:p>3.2135751247406</text:p>
          </table:table-cell>
          <table:table-cell table:formula="of:=AVERAGE([.R77:.T77])" office:value-type="float" office:value="3.41980171203613" calcext:value-type="float">
            <text:p>3.4198017120361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78]; ;-[.B78])" office:value-type="string" office:string-value="1000-10" calcext:value-type="string">
            <text:p>1000-10</text:p>
          </table:table-cell>
          <table:table-cell table:formula="of:=MIN([.E78:.G78])" office:value-type="float" office:value="1.7536728382111" calcext:value-type="float">
            <text:p>1.7536728382111</text:p>
          </table:table-cell>
          <table:table-cell table:style-name="ce5" office:value-type="float" office:value="1.7536728382111" calcext:value-type="float">
            <text:p>1.7536728382111</text:p>
          </table:table-cell>
          <table:table-cell table:style-name="ce5" office:value-type="float" office:value="1.8158700466156" calcext:value-type="float">
            <text:p>1.8158700466156</text:p>
          </table:table-cell>
          <table:table-cell table:style-name="ce5" office:value-type="float" office:value="1.7692930698395" calcext:value-type="float">
            <text:p>1.7692930698395</text:p>
          </table:table-cell>
          <table:table-cell table:formula="of:=AVERAGE([.E78:.G78])" office:value-type="float" office:value="1.77961198488873" calcext:value-type="float">
            <text:p>1.7796119848887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N78]; ;-[.O78])" office:value-type="string" office:string-value="1000-10" calcext:value-type="string">
            <text:p>1000-10</text:p>
          </table:table-cell>
          <table:table-cell table:formula="of:=MIN([.R78:.T78])" office:value-type="float" office:value="33.712158918381" calcext:value-type="float">
            <text:p>33.712158918381</text:p>
          </table:table-cell>
          <table:table-cell table:style-name="ce5" office:value-type="float" office:value="35.63436794281" calcext:value-type="float">
            <text:p>35.63436794281</text:p>
          </table:table-cell>
          <table:table-cell table:style-name="ce5" office:value-type="float" office:value="33.712158918381" calcext:value-type="float">
            <text:p>33.712158918381</text:p>
          </table:table-cell>
          <table:table-cell table:style-name="ce5" office:value-type="float" office:value="34.134488105774" calcext:value-type="float">
            <text:p>34.134488105774</text:p>
          </table:table-cell>
          <table:table-cell table:formula="of:=AVERAGE([.R78:.T78])" office:value-type="float" office:value="34.493671655655" calcext:value-type="float">
            <text:p>34.493671655655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79]; ;-[.B79])" office:value-type="string" office:string-value="1000-1" calcext:value-type="string">
            <text:p>1000-1</text:p>
          </table:table-cell>
          <table:table-cell table:formula="of:=MIN([.E79:.G79])" office:value-type="float" office:value="0.27103304862976" calcext:value-type="float">
            <text:p>0.27103304862976</text:p>
          </table:table-cell>
          <table:table-cell table:style-name="ce5" office:value-type="float" office:value="0.27415609359741" calcext:value-type="float">
            <text:p>0.27415609359741</text:p>
          </table:table-cell>
          <table:table-cell table:style-name="ce5" office:value-type="float" office:value="0.27579689025879" calcext:value-type="float">
            <text:p>0.27579689025879</text:p>
          </table:table-cell>
          <table:table-cell table:style-name="ce5" office:value-type="float" office:value="0.27103304862976" calcext:value-type="float">
            <text:p>0.27103304862976</text:p>
          </table:table-cell>
          <table:table-cell table:formula="of:=AVERAGE([.E79:.G79])" office:value-type="float" office:value="0.273662010828653" calcext:value-type="float">
            <text:p>0.27366201082865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N79]; ;-[.O79])" office:value-type="string" office:string-value="1000-1" calcext:value-type="string">
            <text:p>1000-1</text:p>
          </table:table-cell>
          <table:table-cell table:formula="of:=MIN([.R79:.T79])" office:value-type="float" office:value="3.3798139095306" calcext:value-type="float">
            <text:p>3.3798139095306</text:p>
          </table:table-cell>
          <table:table-cell table:style-name="ce5" office:value-type="float" office:value="3.5395269393921" calcext:value-type="float">
            <text:p>3.5395269393921</text:p>
          </table:table-cell>
          <table:table-cell table:style-name="ce5" office:value-type="float" office:value="3.3798139095306" calcext:value-type="float">
            <text:p>3.3798139095306</text:p>
          </table:table-cell>
          <table:table-cell table:style-name="ce5" office:value-type="float" office:value="3.8746020793915" calcext:value-type="float">
            <text:p>3.8746020793915</text:p>
          </table:table-cell>
          <table:table-cell table:formula="of:=AVERAGE([.R79:.T79])" office:value-type="float" office:value="3.59798097610473" calcext:value-type="float">
            <text:p>3.5979809761047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80]; ;-[.B80])" office:value-type="string" office:string-value="10000-1" calcext:value-type="string">
            <text:p>10000-1</text:p>
          </table:table-cell>
          <table:table-cell table:formula="of:=MIN([.E80:.G80])" office:value-type="float" office:value="2.6478850841522" calcext:value-type="float">
            <text:p>2.6478850841522</text:p>
          </table:table-cell>
          <table:table-cell table:style-name="ce5" office:value-type="float" office:value="2.7225708961487" calcext:value-type="float">
            <text:p>2.7225708961487</text:p>
          </table:table-cell>
          <table:table-cell table:style-name="ce5" office:value-type="float" office:value="2.7766628265381" calcext:value-type="float">
            <text:p>2.7766628265381</text:p>
          </table:table-cell>
          <table:table-cell table:style-name="ce5" office:value-type="float" office:value="2.6478850841522" calcext:value-type="float">
            <text:p>2.6478850841522</text:p>
          </table:table-cell>
          <table:table-cell table:formula="of:=AVERAGE([.E80:.G80])" office:value-type="float" office:value="2.71570626894633" calcext:value-type="float">
            <text:p>2.7157062689463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N80]; ;-[.O80])" office:value-type="string" office:string-value="10000-1" calcext:value-type="string">
            <text:p>10000-1</text:p>
          </table:table-cell>
          <table:table-cell table:style-name="ce5" office:value-type="float" office:value="34.912091016769" calcext:value-type="float">
            <text:p>34.912091016769</text:p>
          </table:table-cell>
          <table:table-cell table:style-name="ce5" office:value-type="float" office:value="35.909822940826" calcext:value-type="float">
            <text:p>35.909822940826</text:p>
          </table:table-cell>
          <table:table-cell table:style-name="ce5" office:value-type="float" office:value="35.138731002808" calcext:value-type="float">
            <text:p>35.138731002808</text:p>
          </table:table-cell>
          <table:table-cell table:style-name="ce5" office:value-type="float" office:value="34.912091016769" calcext:value-type="float">
            <text:p>34.912091016769</text:p>
          </table:table-cell>
          <table:table-cell table:formula="of:=AVERAGE([.R80:.T80])" office:value-type="float" office:value="35.320214986801" calcext:value-type="float">
            <text:p>35.320214986801</text:p>
          </table:table-cell>
          <table:table-cell office:value-type="string" calcext:value-type="string">
            <text:p>InnoDB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DELE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  <table:table-cell table:number-columns-repeated="4"/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Eng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91]; ;-[.B91])" office:value-type="string" office:string-value="1-10000" calcext:value-type="string">
            <text:p>1-10000</text:p>
          </table:table-cell>
          <table:table-cell table:formula="of:=MIN([.E91:.G91])" office:value-type="float" office:value="1.4348819255829" calcext:value-type="float">
            <text:p>1.4348819255829</text:p>
          </table:table-cell>
          <table:table-cell table:style-name="ce5" office:value-type="float" office:value="1.4435620307922" calcext:value-type="float">
            <text:p>1.4435620307922</text:p>
          </table:table-cell>
          <table:table-cell table:style-name="ce5" office:value-type="float" office:value="1.4348819255829" calcext:value-type="float">
            <text:p>1.4348819255829</text:p>
          </table:table-cell>
          <table:table-cell table:style-name="ce5" office:value-type="float" office:value="1.4554719924927" calcext:value-type="float">
            <text:p>1.4554719924927</text:p>
          </table:table-cell>
          <table:table-cell table:formula="of:=AVERAGE([.E91:.G91])" office:value-type="float" office:value="1.4446386496226" calcext:value-type="float">
            <text:p>1.4446386496226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N91]; ;-[.O91])" office:value-type="string" office:string-value="1-10000" calcext:value-type="string">
            <text:p>1-10000</text:p>
          </table:table-cell>
          <table:table-cell table:formula="of:=MIN([.R91:.T91])" office:value-type="float" office:value="32.895532131195" calcext:value-type="float">
            <text:p>32.895532131195</text:p>
          </table:table-cell>
          <table:table-cell table:style-name="ce5" office:value-type="float" office:value="32.895532131195" calcext:value-type="float">
            <text:p>32.895532131195</text:p>
          </table:table-cell>
          <table:table-cell table:style-name="ce5" office:value-type="float" office:value="33.787539958954" calcext:value-type="float">
            <text:p>33.787539958954</text:p>
          </table:table-cell>
          <table:table-cell table:style-name="ce5" office:value-type="float" office:value="33.484591007233" calcext:value-type="float">
            <text:p>33.484591007233</text:p>
          </table:table-cell>
          <table:table-cell table:formula="of:=AVERAGE([.R91:.T91])" office:value-type="float" office:value="33.3892210324607" calcext:value-type="float">
            <text:p>33.389221032460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92]; ;-[.B92])" office:value-type="string" office:string-value="1-1000" calcext:value-type="string">
            <text:p>1-1000</text:p>
          </table:table-cell>
          <table:table-cell table:formula="of:=MIN([.E92:.G92])" office:value-type="float" office:value="0.14125895500183" calcext:value-type="float">
            <text:p>0.14125895500183</text:p>
          </table:table-cell>
          <table:table-cell table:style-name="ce5" office:value-type="float" office:value="0.14251685142517" calcext:value-type="float">
            <text:p>0.14251685142517</text:p>
          </table:table-cell>
          <table:table-cell table:style-name="ce5" office:value-type="float" office:value="0.14125895500183" calcext:value-type="float">
            <text:p>0.14125895500183</text:p>
          </table:table-cell>
          <table:table-cell table:style-name="ce5" office:value-type="float" office:value="0.1445050239563" calcext:value-type="float">
            <text:p>0.1445050239563</text:p>
          </table:table-cell>
          <table:table-cell table:formula="of:=AVERAGE([.E92:.G92])" office:value-type="float" office:value="0.142760276794433" calcext:value-type="float">
            <text:p>0.14276027679443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N92]; ;-[.O92])" office:value-type="string" office:string-value="1-1000" calcext:value-type="string">
            <text:p>1-1000</text:p>
          </table:table-cell>
          <table:table-cell table:formula="of:=MIN([.R92:.T92])" office:value-type="float" office:value="3.5485310554504" calcext:value-type="float">
            <text:p>3.5485310554504</text:p>
          </table:table-cell>
          <table:table-cell table:style-name="ce5" office:value-type="float" office:value="3.5485310554504" calcext:value-type="float">
            <text:p>3.5485310554504</text:p>
          </table:table-cell>
          <table:table-cell table:style-name="ce5" office:value-type="float" office:value="3.8244969844818" calcext:value-type="float">
            <text:p>3.8244969844818</text:p>
          </table:table-cell>
          <table:table-cell table:style-name="ce5" office:value-type="float" office:value="3.8704760074615" calcext:value-type="float">
            <text:p>3.8704760074615</text:p>
          </table:table-cell>
          <table:table-cell table:formula="of:=AVERAGE([.R92:.T92])" office:value-type="float" office:value="3.74783468246457" calcext:value-type="float">
            <text:p>3.7478346824645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93]; ;-[.B93])" office:value-type="string" office:string-value="10-1000" calcext:value-type="string">
            <text:p>10-1000</text:p>
          </table:table-cell>
          <table:table-cell table:formula="of:=MIN([.E93:.G93])" office:value-type="float" office:value="1.5313720703125" calcext:value-type="float">
            <text:p>1.5313720703125</text:p>
          </table:table-cell>
          <table:table-cell table:style-name="ce5" office:value-type="float" office:value="1.5644328594208" calcext:value-type="float">
            <text:p>1.5644328594208</text:p>
          </table:table-cell>
          <table:table-cell table:style-name="ce5" office:value-type="float" office:value="1.5490999221802" calcext:value-type="float">
            <text:p>1.5490999221802</text:p>
          </table:table-cell>
          <table:table-cell table:style-name="ce5" office:value-type="float" office:value="1.5313720703125" calcext:value-type="float">
            <text:p>1.5313720703125</text:p>
          </table:table-cell>
          <table:table-cell table:formula="of:=AVERAGE([.E93:.G93])" office:value-type="float" office:value="1.5483016173045" calcext:value-type="float">
            <text:p>1.5483016173045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N93]; ;-[.O93])" office:value-type="string" office:string-value="10-1000" calcext:value-type="string">
            <text:p>10-1000</text:p>
          </table:table-cell>
          <table:table-cell table:formula="of:=MIN([.R93:.T93])" office:value-type="float" office:value="32.687711000443" calcext:value-type="float">
            <text:p>32.687711000443</text:p>
          </table:table-cell>
          <table:table-cell table:style-name="ce5" office:value-type="float" office:value="33.426774978638" calcext:value-type="float">
            <text:p>33.426774978638</text:p>
          </table:table-cell>
          <table:table-cell table:style-name="ce5" office:value-type="float" office:value="32.687711000443" calcext:value-type="float">
            <text:p>32.687711000443</text:p>
          </table:table-cell>
          <table:table-cell table:style-name="ce5" office:value-type="float" office:value="34.160969018936" calcext:value-type="float">
            <text:p>34.160969018936</text:p>
          </table:table-cell>
          <table:table-cell table:formula="of:=AVERAGE([.R93:.T93])" office:value-type="float" office:value="33.4251516660057" calcext:value-type="float">
            <text:p>33.425151666005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94]; ;-[.B94])" office:value-type="string" office:string-value="10-100" calcext:value-type="string">
            <text:p>10-100</text:p>
          </table:table-cell>
          <table:table-cell table:formula="of:=MIN([.E94:.G94])" office:value-type="float" office:value="0.15298390388489" calcext:value-type="float">
            <text:p>0.15298390388489</text:p>
          </table:table-cell>
          <table:table-cell table:style-name="ce5" office:value-type="float" office:value="0.15408802032471" calcext:value-type="float">
            <text:p>0.15408802032471</text:p>
          </table:table-cell>
          <table:table-cell table:style-name="ce5" office:value-type="float" office:value="0.15298390388489" calcext:value-type="float">
            <text:p>0.15298390388489</text:p>
          </table:table-cell>
          <table:table-cell table:style-name="ce5" office:value-type="float" office:value="0.15584492683411" calcext:value-type="float">
            <text:p>0.15584492683411</text:p>
          </table:table-cell>
          <table:table-cell table:formula="of:=AVERAGE([.E94:.G94])" office:value-type="float" office:value="0.15430561701457" calcext:value-type="float">
            <text:p>0.1543056170145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N94]; ;-[.O94])" office:value-type="string" office:string-value="10-100" calcext:value-type="string">
            <text:p>10-100</text:p>
          </table:table-cell>
          <table:table-cell table:formula="of:=MIN([.R94:.T94])" office:value-type="float" office:value="3.2931070327759" calcext:value-type="float">
            <text:p>3.2931070327759</text:p>
          </table:table-cell>
          <table:table-cell table:style-name="ce5" office:value-type="float" office:value="3.2931070327759" calcext:value-type="float">
            <text:p>3.2931070327759</text:p>
          </table:table-cell>
          <table:table-cell table:style-name="ce5" office:value-type="float" office:value="3.3530449867249" calcext:value-type="float">
            <text:p>3.3530449867249</text:p>
          </table:table-cell>
          <table:table-cell table:style-name="ce5" office:value-type="float" office:value="3.3474481105804" calcext:value-type="float">
            <text:p>3.3474481105804</text:p>
          </table:table-cell>
          <table:table-cell table:formula="of:=AVERAGE([.R94:.T94])" office:value-type="float" office:value="3.3312000433604" calcext:value-type="float">
            <text:p>3.3312000433604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95]; ;-[.B95])" office:value-type="string" office:string-value="100-100" calcext:value-type="string">
            <text:p>100-100</text:p>
          </table:table-cell>
          <table:table-cell table:formula="of:=MIN([.E95:.G95])" office:value-type="float" office:value="1.5172090530396" calcext:value-type="float">
            <text:p>1.5172090530396</text:p>
          </table:table-cell>
          <table:table-cell table:style-name="ce5" office:value-type="float" office:value="1.5502660274506" calcext:value-type="float">
            <text:p>1.5502660274506</text:p>
          </table:table-cell>
          <table:table-cell table:style-name="ce5" office:value-type="float" office:value="1.5172090530396" calcext:value-type="float">
            <text:p>1.5172090530396</text:p>
          </table:table-cell>
          <table:table-cell table:style-name="ce5" office:value-type="float" office:value="1.5389420986176" calcext:value-type="float">
            <text:p>1.5389420986176</text:p>
          </table:table-cell>
          <table:table-cell table:formula="of:=AVERAGE([.E95:.G95])" office:value-type="float" office:value="1.53547239303593" calcext:value-type="float">
            <text:p>1.53547239303593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table:number-columns-repeated="2" office:value-type="float" office:value="100" calcext:value-type="float">
            <text:p>100</text:p>
          </table:table-cell>
          <table:table-cell table:formula="of:=COM.MICROSOFT.CONCAT([.N95]; ;-[.O95])" office:value-type="string" office:string-value="100-100" calcext:value-type="string">
            <text:p>100-100</text:p>
          </table:table-cell>
          <table:table-cell table:formula="of:=MIN([.R95:.T95])" office:value-type="float" office:value="32.662061929703" calcext:value-type="float">
            <text:p>32.662061929703</text:p>
          </table:table-cell>
          <table:table-cell table:style-name="ce5" office:value-type="float" office:value="33.897159099579" calcext:value-type="float">
            <text:p>33.897159099579</text:p>
          </table:table-cell>
          <table:table-cell table:style-name="ce5" office:value-type="float" office:value="33.882529020309" calcext:value-type="float">
            <text:p>33.882529020309</text:p>
          </table:table-cell>
          <table:table-cell table:style-name="ce5" office:value-type="float" office:value="32.662061929703" calcext:value-type="float">
            <text:p>32.662061929703</text:p>
          </table:table-cell>
          <table:table-cell table:formula="of:=AVERAGE([.R95:.T95])" office:value-type="float" office:value="33.4805833498637" calcext:value-type="float">
            <text:p>33.480583349863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96]; ;-[.B96])" office:value-type="string" office:string-value="100-10" calcext:value-type="string">
            <text:p>100-10</text:p>
          </table:table-cell>
          <table:table-cell table:formula="of:=MIN([.E96:.G96])" office:value-type="float" office:value="0.16397094726562" calcext:value-type="float">
            <text:p>0.16397094726562</text:p>
          </table:table-cell>
          <table:table-cell table:style-name="ce5" office:value-type="float" office:value="0.16397094726562" calcext:value-type="float">
            <text:p>0.16397094726562</text:p>
          </table:table-cell>
          <table:table-cell table:style-name="ce5" office:value-type="float" office:value="0.16760897636414" calcext:value-type="float">
            <text:p>0.16760897636414</text:p>
          </table:table-cell>
          <table:table-cell table:style-name="ce5" office:value-type="float" office:value="0.16528916358948" calcext:value-type="float">
            <text:p>0.16528916358948</text:p>
          </table:table-cell>
          <table:table-cell table:formula="of:=AVERAGE([.E96:.G96])" office:value-type="float" office:value="0.16562302907308" calcext:value-type="float">
            <text:p>0.16562302907308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N96]; ;-[.O96])" office:value-type="string" office:string-value="100-10" calcext:value-type="string">
            <text:p>100-10</text:p>
          </table:table-cell>
          <table:table-cell table:formula="of:=MIN([.R96:.T96])" office:value-type="float" office:value="3.1822690963745" calcext:value-type="float">
            <text:p>3.1822690963745</text:p>
          </table:table-cell>
          <table:table-cell table:style-name="ce5" office:value-type="float" office:value="3.8542959690094" calcext:value-type="float">
            <text:p>3.8542959690094</text:p>
          </table:table-cell>
          <table:table-cell table:style-name="ce5" office:value-type="float" office:value="3.4285700321198" calcext:value-type="float">
            <text:p>3.4285700321198</text:p>
          </table:table-cell>
          <table:table-cell table:style-name="ce5" office:value-type="float" office:value="3.1822690963745" calcext:value-type="float">
            <text:p>3.1822690963745</text:p>
          </table:table-cell>
          <table:table-cell table:formula="of:=AVERAGE([.R96:.T96])" office:value-type="float" office:value="3.48837836583457" calcext:value-type="float">
            <text:p>3.4883783658345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97]; ;-[.B97])" office:value-type="string" office:string-value="1000-10" calcext:value-type="string">
            <text:p>1000-10</text:p>
          </table:table-cell>
          <table:table-cell table:formula="of:=MIN([.E97:.G97])" office:value-type="float" office:value="1.6156489849091" calcext:value-type="float">
            <text:p>1.6156489849091</text:p>
          </table:table-cell>
          <table:table-cell table:style-name="ce5" office:value-type="float" office:value="1.6498169898987" calcext:value-type="float">
            <text:p>1.6498169898987</text:p>
          </table:table-cell>
          <table:table-cell table:style-name="ce5" office:value-type="float" office:value="1.6156489849091" calcext:value-type="float">
            <text:p>1.6156489849091</text:p>
          </table:table-cell>
          <table:table-cell table:style-name="ce5" office:value-type="float" office:value="1.660572052002" calcext:value-type="float">
            <text:p>1.660572052002</text:p>
          </table:table-cell>
          <table:table-cell table:formula="of:=AVERAGE([.E97:.G97])" office:value-type="float" office:value="1.64201267560327" calcext:value-type="float">
            <text:p>1.6420126756032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N97]; ;-[.O97])" office:value-type="string" office:string-value="1000-10" calcext:value-type="string">
            <text:p>1000-10</text:p>
          </table:table-cell>
          <table:table-cell table:formula="of:=MIN([.R97:.T97])" office:value-type="float" office:value="32.483741044998" calcext:value-type="float">
            <text:p>32.483741044998</text:p>
          </table:table-cell>
          <table:table-cell table:style-name="ce5" office:value-type="float" office:value="33.640061855316" calcext:value-type="float">
            <text:p>33.640061855316</text:p>
          </table:table-cell>
          <table:table-cell table:style-name="ce5" office:value-type="float" office:value="32.483741044998" calcext:value-type="float">
            <text:p>32.483741044998</text:p>
          </table:table-cell>
          <table:table-cell table:style-name="ce5" office:value-type="float" office:value="33.247256994247" calcext:value-type="float">
            <text:p>33.247256994247</text:p>
          </table:table-cell>
          <table:table-cell table:formula="of:=AVERAGE([.R97:.T97])" office:value-type="float" office:value="33.1236866315203" calcext:value-type="float">
            <text:p>33.1236866315203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98]; ;-[.B98])" office:value-type="string" office:string-value="1000-1" calcext:value-type="string">
            <text:p>1000-1</text:p>
          </table:table-cell>
          <table:table-cell table:formula="of:=MIN([.E98:.G98])" office:value-type="float" office:value="0.26849722862244" calcext:value-type="float">
            <text:p>0.26849722862244</text:p>
          </table:table-cell>
          <table:table-cell table:style-name="ce5" office:value-type="float" office:value="0.27177596092224" calcext:value-type="float">
            <text:p>0.27177596092224</text:p>
          </table:table-cell>
          <table:table-cell table:style-name="ce5" office:value-type="float" office:value="0.27189803123474" calcext:value-type="float">
            <text:p>0.27189803123474</text:p>
          </table:table-cell>
          <table:table-cell table:style-name="ce5" office:value-type="float" office:value="0.26849722862244" calcext:value-type="float">
            <text:p>0.26849722862244</text:p>
          </table:table-cell>
          <table:table-cell table:formula="of:=AVERAGE([.E98:.G98])" office:value-type="float" office:value="0.270723740259807" calcext:value-type="float">
            <text:p>0.27072374025980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N98]; ;-[.O98])" office:value-type="string" office:string-value="1000-1" calcext:value-type="string">
            <text:p>1000-1</text:p>
          </table:table-cell>
          <table:table-cell table:formula="of:=MIN([.R98:.T98])" office:value-type="float" office:value="3.1934230327606" calcext:value-type="float">
            <text:p>3.1934230327606</text:p>
          </table:table-cell>
          <table:table-cell table:style-name="ce5" office:value-type="float" office:value="3.7885100841522" calcext:value-type="float">
            <text:p>3.7885100841522</text:p>
          </table:table-cell>
          <table:table-cell table:style-name="ce5" office:value-type="float" office:value="3.3451449871063" calcext:value-type="float">
            <text:p>3.3451449871063</text:p>
          </table:table-cell>
          <table:table-cell table:style-name="ce5" office:value-type="float" office:value="3.1934230327606" calcext:value-type="float">
            <text:p>3.1934230327606</text:p>
          </table:table-cell>
          <table:table-cell table:formula="of:=AVERAGE([.R98:.T98])" office:value-type="float" office:value="3.44235936800637" calcext:value-type="float">
            <text:p>3.44235936800637</text:p>
          </table:table-cell>
          <table:table-cell office:value-type="string" calcext:value-type="string">
            <text:p>InnoDB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99]; ;-[.B99])" office:value-type="string" office:string-value="10000-1" calcext:value-type="string">
            <text:p>10000-1</text:p>
          </table:table-cell>
          <table:table-cell table:formula="of:=MIN([.E99:.G99])" office:value-type="float" office:value="2.6091830730438" calcext:value-type="float">
            <text:p>2.6091830730438</text:p>
          </table:table-cell>
          <table:table-cell table:style-name="ce5" office:value-type="float" office:value="2.6794729232788" calcext:value-type="float">
            <text:p>2.6794729232788</text:p>
          </table:table-cell>
          <table:table-cell table:style-name="ce5" office:value-type="float" office:value="2.6091830730438" calcext:value-type="float">
            <text:p>2.6091830730438</text:p>
          </table:table-cell>
          <table:table-cell table:style-name="ce5" office:value-type="float" office:value="2.7141499519348" calcext:value-type="float">
            <text:p>2.7141499519348</text:p>
          </table:table-cell>
          <table:table-cell table:formula="of:=AVERAGE([.E99:.G99])" office:value-type="float" office:value="2.66760198275247" calcext:value-type="float">
            <text:p>2.66760198275247</text:p>
          </table:table-cell>
          <table:table-cell office:value-type="string" calcext:value-type="string">
            <text:p>MyISAM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N99]; ;-[.O99])" office:value-type="string" office:string-value="10000-1" calcext:value-type="string">
            <text:p>10000-1</text:p>
          </table:table-cell>
          <table:table-cell table:formula="of:=MIN([.R99:.T99])" office:value-type="float" office:value="33.884562015533" calcext:value-type="float">
            <text:p>33.884562015533</text:p>
          </table:table-cell>
          <table:table-cell table:style-name="ce5" office:value-type="float" office:value="34.088188886642" calcext:value-type="float">
            <text:p>34.088188886642</text:p>
          </table:table-cell>
          <table:table-cell table:style-name="ce5" office:value-type="float" office:value="35.076346158981" calcext:value-type="float">
            <text:p>35.076346158981</text:p>
          </table:table-cell>
          <table:table-cell table:style-name="ce5" office:value-type="float" office:value="33.884562015533" calcext:value-type="float">
            <text:p>33.884562015533</text:p>
          </table:table-cell>
          <table:table-cell table:formula="of:=AVERAGE([.R99:.T99])" office:value-type="float" office:value="34.3496990203853" calcext:value-type="float">
            <text:p>34.3496990203853</text:p>
          </table:table-cell>
          <table:table-cell office:value-type="string" calcext:value-type="string">
            <text:p>InnoDB</text:p>
          </table:table-cell>
        </table:table-row>
      </table:table>
      <table:table table:name="MongoDB" table:style-name="ta1">
        <table:shapes>
          <draw:frame draw:z-index="0" draw:style-name="gr1" draw:text-style-name="P1" svg:width="9.9732in" svg:height="3.9016in" svg:x="7.2193in" svg:y="2.0654in">
            <draw:object draw:notify-on-update-of-ranges="MongoDB.C13:MongoDB.C21 MongoDB.H13:MongoDB.H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0.0941in" svg:height="3.5929in" svg:x="7.1331in" svg:y="6.7079in">
            <draw:object draw:notify-on-update-of-ranges="MongoDB.P39:MongoDB.P47 MongoDB.H38:MongoDB.H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0.4776in" svg:height="4.2768in" svg:x="7.0902in" svg:y="11.2732in">
            <draw:object draw:notify-on-update-of-ranges="MongoDB.P57:MongoDB.P65 MongoDB.H57:MongoDB.H6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1.5343in" svg:height="3.437in" svg:x="7.111in" svg:y="16.637in">
            <draw:object draw:notify-on-update-of-ranges="MongoDB.P76:MongoDB.P84 MongoDB.H76:MongoDB.H8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 table:number-columns-spanned="22" table:number-rows-spanned="5">
            <text:p>MongoDB – WireTiger engine</text:p>
          </table:table-cell>
          <table:covered-table-cell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/>
          <table:covered-table-cell table:style-name="ce4"/>
          <table:covered-table-cell table:number-columns-repeated="15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2">
            <text:p>CREATE</text:p>
          </table:table-cell>
          <table:covered-table-cell table:number-columns-repeated="21"/>
        </table:table-row>
        <table:table-row table:style-name="ro3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13]; ;-[.B13])" office:value-type="string" office:string-value="1-10000" calcext:value-type="string">
            <text:p>1-10000</text:p>
          </table:table-cell>
          <table:table-cell table:formula="of:=MIN([.E13:.G13])" office:value-type="float" office:value="1.9780571460724" calcext:value-type="float">
            <text:p>1.9780571460724</text:p>
          </table:table-cell>
          <table:table-cell table:style-name="ce5" office:value-type="float" office:value="2.0188450813293" calcext:value-type="float">
            <text:p>2.0188450813293</text:p>
          </table:table-cell>
          <table:table-cell table:style-name="ce5" office:value-type="float" office:value="1.9780571460724" calcext:value-type="float">
            <text:p>1.9780571460724</text:p>
          </table:table-cell>
          <table:table-cell table:style-name="ce5" office:value-type="float" office:value="2.0204479694366" calcext:value-type="float">
            <text:p>2.0204479694366</text:p>
          </table:table-cell>
          <table:table-cell table:formula="of:=AVERAGE([.E13:.G13])" office:value-type="float" office:value="2.0057833989461" calcext:value-type="float">
            <text:p>2.0057833989461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14]; ;-[.B14])" office:value-type="string" office:string-value="1-1000" calcext:value-type="string">
            <text:p>1-1000</text:p>
          </table:table-cell>
          <table:table-cell table:formula="of:=MIN([.E14:.G14])" office:value-type="float" office:value="0.21133303642273" calcext:value-type="float">
            <text:p>0.21133303642273</text:p>
          </table:table-cell>
          <table:table-cell table:style-name="ce5" office:value-type="float" office:value="0.21133303642273" calcext:value-type="float">
            <text:p>0.21133303642273</text:p>
          </table:table-cell>
          <table:table-cell table:style-name="ce5" office:value-type="float" office:value="0.21651101112366" calcext:value-type="float">
            <text:p>0.21651101112366</text:p>
          </table:table-cell>
          <table:table-cell table:style-name="ce5" office:value-type="float" office:value="0.25720405578613" calcext:value-type="float">
            <text:p>0.25720405578613</text:p>
          </table:table-cell>
          <table:table-cell table:formula="of:=AVERAGE([.E14:.G14])" office:value-type="float" office:value="0.228349367777507" calcext:value-type="float">
            <text:p>0.22834936777750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15]; ;-[.B15])" office:value-type="string" office:string-value="10-1000" calcext:value-type="string">
            <text:p>10-1000</text:p>
          </table:table-cell>
          <table:table-cell table:formula="of:=MIN([.E15:.G15])" office:value-type="float" office:value="1.9687809944153" calcext:value-type="float">
            <text:p>1.9687809944153</text:p>
          </table:table-cell>
          <table:table-cell table:style-name="ce5" office:value-type="float" office:value="1.9820330142975" calcext:value-type="float">
            <text:p>1.9820330142975</text:p>
          </table:table-cell>
          <table:table-cell table:style-name="ce5" office:value-type="float" office:value="2.1179139614105" calcext:value-type="float">
            <text:p>2.1179139614105</text:p>
          </table:table-cell>
          <table:table-cell table:style-name="ce5" office:value-type="float" office:value="1.9687809944153" calcext:value-type="float">
            <text:p>1.9687809944153</text:p>
          </table:table-cell>
          <table:table-cell table:formula="of:=AVERAGE([.E15:.G15])" office:value-type="float" office:value="2.02290932337443" calcext:value-type="float">
            <text:p>2.0229093233744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16]; ;-[.B16])" office:value-type="string" office:string-value="10-100" calcext:value-type="string">
            <text:p>10-100</text:p>
          </table:table-cell>
          <table:table-cell table:formula="of:=MIN([.E16:.G16])" office:value-type="float" office:value="0.20722079277039" calcext:value-type="float">
            <text:p>0.20722079277039</text:p>
          </table:table-cell>
          <table:table-cell table:style-name="ce5" office:value-type="float" office:value="0.21140003204346" calcext:value-type="float">
            <text:p>0.21140003204346</text:p>
          </table:table-cell>
          <table:table-cell table:style-name="ce5" office:value-type="float" office:value="0.20722079277039" calcext:value-type="float">
            <text:p>0.20722079277039</text:p>
          </table:table-cell>
          <table:table-cell table:style-name="ce5" office:value-type="float" office:value="0.21151494979858" calcext:value-type="float">
            <text:p>0.21151494979858</text:p>
          </table:table-cell>
          <table:table-cell table:formula="of:=AVERAGE([.E16:.G16])" office:value-type="float" office:value="0.210045258204143" calcext:value-type="float">
            <text:p>0.21004525820414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17]; ;-[.B17])" office:value-type="string" office:string-value="100-100" calcext:value-type="string">
            <text:p>100-100</text:p>
          </table:table-cell>
          <table:table-cell table:formula="of:=MIN([.E17:.G17])" office:value-type="float" office:value="1.9944579601288" calcext:value-type="float">
            <text:p>1.9944579601288</text:p>
          </table:table-cell>
          <table:table-cell table:style-name="ce5" office:value-type="float" office:value="1.9948289394379" calcext:value-type="float">
            <text:p>1.9948289394379</text:p>
          </table:table-cell>
          <table:table-cell table:style-name="ce5" office:value-type="float" office:value="1.9944579601288" calcext:value-type="float">
            <text:p>1.9944579601288</text:p>
          </table:table-cell>
          <table:table-cell table:style-name="ce5" office:value-type="float" office:value="2.0407731533051" calcext:value-type="float">
            <text:p>2.0407731533051</text:p>
          </table:table-cell>
          <table:table-cell table:formula="of:=AVERAGE([.E17:.G17])" office:value-type="float" office:value="2.01002001762393" calcext:value-type="float">
            <text:p>2.0100200176239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18]; ;-[.B18])" office:value-type="string" office:string-value="100-10" calcext:value-type="string">
            <text:p>100-10</text:p>
          </table:table-cell>
          <table:table-cell table:formula="of:=MIN([.E18:.G18])" office:value-type="float" office:value="0.23549795150757" calcext:value-type="float">
            <text:p>0.23549795150757</text:p>
          </table:table-cell>
          <table:table-cell table:style-name="ce5" office:value-type="float" office:value="0.23549795150757" calcext:value-type="float">
            <text:p>0.23549795150757</text:p>
          </table:table-cell>
          <table:table-cell table:style-name="ce5" office:value-type="float" office:value="0.29658317565918" calcext:value-type="float">
            <text:p>0.29658317565918</text:p>
          </table:table-cell>
          <table:table-cell table:style-name="ce5" office:value-type="float" office:value="0.23711705207825" calcext:value-type="float">
            <text:p>0.23711705207825</text:p>
          </table:table-cell>
          <table:table-cell table:formula="of:=AVERAGE([.E18:.G18])" office:value-type="float" office:value="0.256399393081667" calcext:value-type="float">
            <text:p>0.25639939308166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19]; ;-[.B19])" office:value-type="string" office:string-value="1000-10" calcext:value-type="string">
            <text:p>1000-10</text:p>
          </table:table-cell>
          <table:table-cell table:formula="of:=MIN([.E19:.G19])" office:value-type="float" office:value="2.2827200889587" calcext:value-type="float">
            <text:p>2.2827200889587</text:p>
          </table:table-cell>
          <table:table-cell table:style-name="ce5" office:value-type="float" office:value="2.2827200889587" calcext:value-type="float">
            <text:p>2.2827200889587</text:p>
          </table:table-cell>
          <table:table-cell table:style-name="ce5" office:value-type="float" office:value="2.4151721000671" calcext:value-type="float">
            <text:p>2.4151721000671</text:p>
          </table:table-cell>
          <table:table-cell table:style-name="ce5" office:value-type="float" office:value="2.4846630096436" calcext:value-type="float">
            <text:p>2.4846630096436</text:p>
          </table:table-cell>
          <table:table-cell table:formula="of:=AVERAGE([.E19:.G19])" office:value-type="float" office:value="2.39418506622313" calcext:value-type="float">
            <text:p>2.3941850662231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20]; ;-[.B20])" office:value-type="string" office:string-value="1000-1" calcext:value-type="string">
            <text:p>1000-1</text:p>
          </table:table-cell>
          <table:table-cell table:formula="of:=MIN([.E20:.G20])" office:value-type="float" office:value="0.43950796127319" calcext:value-type="float">
            <text:p>0.43950796127319</text:p>
          </table:table-cell>
          <table:table-cell table:style-name="ce5" office:value-type="float" office:value="0.43950796127319" calcext:value-type="float">
            <text:p>0.43950796127319</text:p>
          </table:table-cell>
          <table:table-cell table:style-name="ce5" office:value-type="float" office:value="0.46991181373596" calcext:value-type="float">
            <text:p>0.46991181373596</text:p>
          </table:table-cell>
          <table:table-cell table:style-name="ce5" office:value-type="float" office:value="0.46820402145386" calcext:value-type="float">
            <text:p>0.46820402145386</text:p>
          </table:table-cell>
          <table:table-cell table:formula="of:=AVERAGE([.E20:.G20])" office:value-type="float" office:value="0.459207932154337" calcext:value-type="float">
            <text:p>0.45920793215433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21]; ;-[.B21])" office:value-type="string" office:string-value="10000-1" calcext:value-type="string">
            <text:p>10000-1</text:p>
          </table:table-cell>
          <table:table-cell table:formula="of:=MIN([.E21:.G21])" office:value-type="float" office:value="4.1055188179016" calcext:value-type="float">
            <text:p>4.1055188179016</text:p>
          </table:table-cell>
          <table:table-cell table:style-name="ce5" office:value-type="float" office:value="4.2917230129242" calcext:value-type="float">
            <text:p>4.2917230129242</text:p>
          </table:table-cell>
          <table:table-cell table:style-name="ce5" office:value-type="float" office:value="4.1055188179016" calcext:value-type="float">
            <text:p>4.1055188179016</text:p>
          </table:table-cell>
          <table:table-cell table:style-name="ce5" office:value-type="float" office:value="4.2131929397583" calcext:value-type="float">
            <text:p>4.2131929397583</text:p>
          </table:table-cell>
          <table:table-cell table:formula="of:=AVERAGE([.E21:.G21])" office:value-type="float" office:value="4.20347825686137" calcext:value-type="float">
            <text:p>4.2034782568613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 table:number-rows-repeated="12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READ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39]; ;-[.B39])" office:value-type="string" office:string-value="1-10000" calcext:value-type="string">
            <text:p>1-10000</text:p>
          </table:table-cell>
          <table:table-cell table:formula="of:=MIN([.E39:.G39])" office:value-type="float" office:value="0.033043146133423" calcext:value-type="float">
            <text:p>0.033043146133423</text:p>
          </table:table-cell>
          <table:table-cell office:value-type="float" office:value="0.035321950912476" calcext:value-type="float">
            <text:p>0.035321950912476</text:p>
          </table:table-cell>
          <table:table-cell office:value-type="float" office:value="0.033175945281982" calcext:value-type="float">
            <text:p>0.033175945281982</text:p>
          </table:table-cell>
          <table:table-cell office:value-type="float" office:value="0.033043146133423" calcext:value-type="float">
            <text:p>0.033043146133423</text:p>
          </table:table-cell>
          <table:table-cell table:formula="of:=AVERAGE([.E39:.G39])" office:value-type="float" office:value="0.0338470141092937" calcext:value-type="float">
            <text:p>0.03384701410929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40]; ;-[.B40])" office:value-type="string" office:string-value="1-1000" calcext:value-type="string">
            <text:p>1-1000</text:p>
          </table:table-cell>
          <table:table-cell table:formula="of:=MIN([.E40:.G40])" office:value-type="float" office:value="0.0059528350830078" calcext:value-type="float">
            <text:p>0.005952835083008</text:p>
          </table:table-cell>
          <table:table-cell office:value-type="float" office:value="0.0059528350830078" calcext:value-type="float">
            <text:p>0.005952835083008</text:p>
          </table:table-cell>
          <table:table-cell office:value-type="float" office:value="0.0059869289398193" calcext:value-type="float">
            <text:p>0.005986928939819</text:p>
          </table:table-cell>
          <table:table-cell office:value-type="float" office:value="0.0059528350830078" calcext:value-type="float">
            <text:p>0.005952835083008</text:p>
          </table:table-cell>
          <table:table-cell table:formula="of:=AVERAGE([.E40:.G40])" office:value-type="float" office:value="0.00596419970194497" calcext:value-type="float">
            <text:p>0.00596419970194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41]; ;-[.B41])" office:value-type="string" office:string-value="10-1000" calcext:value-type="string">
            <text:p>10-1000</text:p>
          </table:table-cell>
          <table:table-cell table:formula="of:=MIN([.E41:.G41])" office:value-type="float" office:value="0.10424304008484" calcext:value-type="float">
            <text:p>0.10424304008484</text:p>
          </table:table-cell>
          <table:table-cell office:value-type="float" office:value="0.10648512840271" calcext:value-type="float">
            <text:p>0.10648512840271</text:p>
          </table:table-cell>
          <table:table-cell office:value-type="float" office:value="0.10424304008484" calcext:value-type="float">
            <text:p>0.10424304008484</text:p>
          </table:table-cell>
          <table:table-cell office:value-type="float" office:value="0.10787200927734" calcext:value-type="float">
            <text:p>0.10787200927734</text:p>
          </table:table-cell>
          <table:table-cell table:formula="of:=AVERAGE([.E41:.G41])" office:value-type="float" office:value="0.106200059254963" calcext:value-type="float">
            <text:p>0.10620005925496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42]; ;-[.B42])" office:value-type="string" office:string-value="10-100" calcext:value-type="string">
            <text:p>10-100</text:p>
          </table:table-cell>
          <table:table-cell table:formula="of:=MIN([.E42:.G42])" office:value-type="float" office:value="0.014461994171143" calcext:value-type="float">
            <text:p>0.014461994171143</text:p>
          </table:table-cell>
          <table:table-cell office:value-type="float" office:value="0.015424966812134" calcext:value-type="float">
            <text:p>0.015424966812134</text:p>
          </table:table-cell>
          <table:table-cell office:value-type="float" office:value="0.015642166137695" calcext:value-type="float">
            <text:p>0.015642166137695</text:p>
          </table:table-cell>
          <table:table-cell office:value-type="float" office:value="0.014461994171143" calcext:value-type="float">
            <text:p>0.014461994171143</text:p>
          </table:table-cell>
          <table:table-cell table:formula="of:=AVERAGE([.E42:.G42])" office:value-type="float" office:value="0.0151763757069907" calcext:value-type="float">
            <text:p>0.015176375706991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43]; ;-[.B43])" office:value-type="string" office:string-value="100-100" calcext:value-type="string">
            <text:p>100-100</text:p>
          </table:table-cell>
          <table:table-cell table:formula="of:=MIN([.E43:.G43])" office:value-type="float" office:value="0.76121783256531" calcext:value-type="float">
            <text:p>0.76121783256531</text:p>
          </table:table-cell>
          <table:table-cell office:value-type="float" office:value="0.76121783256531" calcext:value-type="float">
            <text:p>0.76121783256531</text:p>
          </table:table-cell>
          <table:table-cell office:value-type="float" office:value="0.76749992370605" calcext:value-type="float">
            <text:p>0.76749992370605</text:p>
          </table:table-cell>
          <table:table-cell office:value-type="float" office:value="0.79974102973938" calcext:value-type="float">
            <text:p>0.79974102973938</text:p>
          </table:table-cell>
          <table:table-cell table:formula="of:=AVERAGE([.E43:.G43])" office:value-type="float" office:value="0.776152928670247" calcext:value-type="float">
            <text:p>0.776152928670247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44]; ;-[.B44])" office:value-type="string" office:string-value="100-10" calcext:value-type="string">
            <text:p>100-10</text:p>
          </table:table-cell>
          <table:table-cell table:formula="of:=MIN([.E44:.G44])" office:value-type="float" office:value="0.10590982437134" calcext:value-type="float">
            <text:p>0.10590982437134</text:p>
          </table:table-cell>
          <table:table-cell office:value-type="float" office:value="0.10615086555481" calcext:value-type="float">
            <text:p>0.10615086555481</text:p>
          </table:table-cell>
          <table:table-cell office:value-type="float" office:value="0.10590982437134" calcext:value-type="float">
            <text:p>0.10590982437134</text:p>
          </table:table-cell>
          <table:table-cell office:value-type="float" office:value="0.10620188713074" calcext:value-type="float">
            <text:p>0.10620188713074</text:p>
          </table:table-cell>
          <table:table-cell table:formula="of:=AVERAGE([.E44:.G44])" office:value-type="float" office:value="0.10608752568563" calcext:value-type="float">
            <text:p>0.1060875256856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45]; ;-[.B45])" office:value-type="string" office:string-value="1000-10" calcext:value-type="string">
            <text:p>1000-10</text:p>
          </table:table-cell>
          <table:table-cell table:formula="of:=MIN([.E45:.G45])" office:value-type="float" office:value="7.5222101211548" calcext:value-type="float">
            <text:p>7.5222101211548</text:p>
          </table:table-cell>
          <table:table-cell office:value-type="float" office:value="7.5222101211548" calcext:value-type="float">
            <text:p>7.5222101211548</text:p>
          </table:table-cell>
          <table:table-cell office:value-type="float" office:value="9.0116791725159" calcext:value-type="float">
            <text:p>9.0116791725159</text:p>
          </table:table-cell>
          <table:table-cell office:value-type="float" office:value="7.5349261760712" calcext:value-type="float">
            <text:p>7.5349261760712</text:p>
          </table:table-cell>
          <table:table-cell table:formula="of:=AVERAGE([.E45:.G45])" office:value-type="float" office:value="8.02293848991397" calcext:value-type="float">
            <text:p>8.0229384899139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46]; ;-[.B46])" office:value-type="string" office:string-value="1000-1" calcext:value-type="string">
            <text:p>1000-1</text:p>
          </table:table-cell>
          <table:table-cell table:formula="of:=MIN([.E46:.G46])" office:value-type="float" office:value="1.1430931091309" calcext:value-type="float">
            <text:p>1.1430931091309</text:p>
          </table:table-cell>
          <table:table-cell office:value-type="float" office:value="1.1430931091309" calcext:value-type="float">
            <text:p>1.1430931091309</text:p>
          </table:table-cell>
          <table:table-cell office:value-type="float" office:value="1.1656551361084" calcext:value-type="float">
            <text:p>1.1656551361084</text:p>
          </table:table-cell>
          <table:table-cell office:value-type="float" office:value="1.2303578853607" calcext:value-type="float">
            <text:p>1.2303578853607</text:p>
          </table:table-cell>
          <table:table-cell table:formula="of:=AVERAGE([.E46:.G46])" office:value-type="float" office:value="1.17970204353333" calcext:value-type="float">
            <text:p>1.17970204353333</text:p>
          </table:table-cell>
          <table:table-cell table:number-columns-repeated="14"/>
        </table:table-row>
        <table:table-row table:style-name="ro6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47]; ;-[.B47])" office:value-type="string" office:string-value="10000-1" calcext:value-type="string">
            <text:p>10000-1</text:p>
          </table:table-cell>
          <table:table-cell table:formula="of:=MIN([.E47:.G47])" office:value-type="float" office:value="75.869147777557" calcext:value-type="float">
            <text:p>75.869147777557</text:p>
          </table:table-cell>
          <table:table-cell office:value-type="float" office:value="99.949699878693" calcext:value-type="float">
            <text:p>99.949699878693</text:p>
          </table:table-cell>
          <table:table-cell office:value-type="float" office:value="76.961302995682" calcext:value-type="float">
            <text:p>76.961302995682</text:p>
          </table:table-cell>
          <table:table-cell office:value-type="float" office:value="75.869147777557" calcext:value-type="float">
            <text:p>75.869147777557</text:p>
          </table:table-cell>
          <table:table-cell table:formula="of:=AVERAGE([.E47:.G47])" office:value-type="float" office:value="84.2600502173107" calcext:value-type="float">
            <text:p>84.2600502173107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7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UPDA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57]; ;-[.B57])" office:value-type="string" office:string-value="1-10000" calcext:value-type="string">
            <text:p>1-10000</text:p>
          </table:table-cell>
          <table:table-cell table:formula="of:=MIN([.E57:.G57])" office:value-type="float" office:value="56.04575920105" calcext:value-type="float">
            <text:p>56.04575920105</text:p>
          </table:table-cell>
          <table:table-cell table:style-name="ce5" office:value-type="float" office:value="56.04575920105" calcext:value-type="float">
            <text:p>56.04575920105</text:p>
          </table:table-cell>
          <table:table-cell table:style-name="ce5" office:value-type="float" office:value="57.627346992493" calcext:value-type="float">
            <text:p>57.627346992493</text:p>
          </table:table-cell>
          <table:table-cell table:style-name="ce5" office:value-type="float" office:value="58.277321100235" calcext:value-type="float">
            <text:p>58.277321100235</text:p>
          </table:table-cell>
          <table:table-cell table:formula="of:=AVERAGE([.E57:.G57])" office:value-type="float" office:value="57.316809097926" calcext:value-type="float">
            <text:p>57.316809097926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58]; ;-[.B58])" office:value-type="string" office:string-value="1-1000" calcext:value-type="string">
            <text:p>1-1000</text:p>
          </table:table-cell>
          <table:table-cell table:formula="of:=MIN([.E58:.G58])" office:value-type="float" office:value="0.83547711372375" calcext:value-type="float">
            <text:p>0.83547711372375</text:p>
          </table:table-cell>
          <table:table-cell table:style-name="ce5" office:value-type="float" office:value="0.83767318725586" calcext:value-type="float">
            <text:p>0.83767318725586</text:p>
          </table:table-cell>
          <table:table-cell table:style-name="ce5" office:value-type="float" office:value="0.83547711372375" calcext:value-type="float">
            <text:p>0.83547711372375</text:p>
          </table:table-cell>
          <table:table-cell table:style-name="ce5" office:value-type="float" office:value="0.98220109939575" calcext:value-type="float">
            <text:p>0.98220109939575</text:p>
          </table:table-cell>
          <table:table-cell table:formula="of:=AVERAGE([.E58:.G58])" office:value-type="float" office:value="0.885117133458453" calcext:value-type="float">
            <text:p>0.88511713345845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59]; ;-[.B59])" office:value-type="string" office:string-value="10-1000" calcext:value-type="string">
            <text:p>10-1000</text:p>
          </table:table-cell>
          <table:table-cell table:formula="of:=MIN([.E59:.G59])" office:value-type="float" office:value="45.844051837921" calcext:value-type="float">
            <text:p>45.844051837921</text:p>
          </table:table-cell>
          <table:table-cell table:style-name="ce5" office:value-type="float" office:value="46.664142847061" calcext:value-type="float">
            <text:p>46.664142847061</text:p>
          </table:table-cell>
          <table:table-cell table:style-name="ce5" office:value-type="float" office:value="45.844051837921" calcext:value-type="float">
            <text:p>45.844051837921</text:p>
          </table:table-cell>
          <table:table-cell table:style-name="ce5" office:value-type="float" office:value="46.3148021698" calcext:value-type="float">
            <text:p>46.3148021698</text:p>
          </table:table-cell>
          <table:table-cell table:formula="of:=AVERAGE([.E59:.G59])" office:value-type="float" office:value="46.2743322849273" calcext:value-type="float">
            <text:p>46.274332284927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60]; ;-[.B60])" office:value-type="string" office:string-value="10-100" calcext:value-type="string">
            <text:p>10-100</text:p>
          </table:table-cell>
          <table:table-cell table:formula="of:=MIN([.E60:.G60])" office:value-type="float" office:value="0.72912287712097" calcext:value-type="float">
            <text:p>0.72912287712097</text:p>
          </table:table-cell>
          <table:table-cell table:style-name="ce5" office:value-type="float" office:value="0.72912287712097" calcext:value-type="float">
            <text:p>0.72912287712097</text:p>
          </table:table-cell>
          <table:table-cell table:style-name="ce5" office:value-type="float" office:value="1.3254480361938" calcext:value-type="float">
            <text:p>1.3254480361938</text:p>
          </table:table-cell>
          <table:table-cell table:style-name="ce5" office:value-type="float" office:value="1.3613460063934" calcext:value-type="float">
            <text:p>1.3613460063934</text:p>
          </table:table-cell>
          <table:table-cell table:formula="of:=AVERAGE([.E60:.G60])" office:value-type="float" office:value="1.13863897323606" calcext:value-type="float">
            <text:p>1.13863897323606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61]; ;-[.B61])" office:value-type="string" office:string-value="100-100" calcext:value-type="string">
            <text:p>100-100</text:p>
          </table:table-cell>
          <table:table-cell table:formula="of:=MIN([.E61:.G61])" office:value-type="float" office:value="42.744683980942" calcext:value-type="float">
            <text:p>42.744683980942</text:p>
          </table:table-cell>
          <table:table-cell table:style-name="ce5" office:value-type="float" office:value="44.592355012894" calcext:value-type="float">
            <text:p>44.592355012894</text:p>
          </table:table-cell>
          <table:table-cell table:style-name="ce5" office:value-type="float" office:value="42.744683980942" calcext:value-type="float">
            <text:p>42.744683980942</text:p>
          </table:table-cell>
          <table:table-cell table:style-name="ce5" office:value-type="float" office:value="44.481619119644" calcext:value-type="float">
            <text:p>44.481619119644</text:p>
          </table:table-cell>
          <table:table-cell table:formula="of:=AVERAGE([.E61:.G61])" office:value-type="float" office:value="43.9395527044933" calcext:value-type="float">
            <text:p>43.939552704493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62]; ;-[.B62])" office:value-type="string" office:string-value="100-10" calcext:value-type="string">
            <text:p>100-10</text:p>
          </table:table-cell>
          <table:table-cell table:formula="of:=MIN([.E62:.G62])" office:value-type="float" office:value="0.83472609519958" calcext:value-type="float">
            <text:p>0.83472609519958</text:p>
          </table:table-cell>
          <table:table-cell table:style-name="ce5" office:value-type="float" office:value="1.1359770298004" calcext:value-type="float">
            <text:p>1.1359770298004</text:p>
          </table:table-cell>
          <table:table-cell table:style-name="ce5" office:value-type="float" office:value="0.85394215583801" calcext:value-type="float">
            <text:p>0.85394215583801</text:p>
          </table:table-cell>
          <table:table-cell table:style-name="ce5" office:value-type="float" office:value="0.83472609519958" calcext:value-type="float">
            <text:p>0.83472609519958</text:p>
          </table:table-cell>
          <table:table-cell table:formula="of:=AVERAGE([.E62:.G62])" office:value-type="float" office:value="0.941548426945997" calcext:value-type="float">
            <text:p>0.94154842694599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63]; ;-[.B63])" office:value-type="string" office:string-value="1000-10" calcext:value-type="string">
            <text:p>1000-10</text:p>
          </table:table-cell>
          <table:table-cell table:formula="of:=MIN([.E63:.G63])" office:value-type="float" office:value="51.197063922882" calcext:value-type="float">
            <text:p>51.197063922882</text:p>
          </table:table-cell>
          <table:table-cell table:style-name="ce5" office:value-type="float" office:value="51.197063922882" calcext:value-type="float">
            <text:p>51.197063922882</text:p>
          </table:table-cell>
          <table:table-cell table:style-name="ce5" office:value-type="float" office:value="55.432194948196" calcext:value-type="float">
            <text:p>55.432194948196</text:p>
          </table:table-cell>
          <table:table-cell table:style-name="ce5" office:value-type="float" office:value="55.948241949081" calcext:value-type="float">
            <text:p>55.948241949081</text:p>
          </table:table-cell>
          <table:table-cell table:formula="of:=AVERAGE([.E63:.G63])" office:value-type="float" office:value="54.1925002733863" calcext:value-type="float">
            <text:p>54.192500273386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64]; ;-[.B64])" office:value-type="string" office:string-value="1000-1" calcext:value-type="string">
            <text:p>1000-1</text:p>
          </table:table-cell>
          <table:table-cell table:formula="of:=MIN([.E64:.G64])" office:value-type="float" office:value="1.8923969268799" calcext:value-type="float">
            <text:p>1.8923969268799</text:p>
          </table:table-cell>
          <table:table-cell table:style-name="ce5" office:value-type="float" office:value="2.0617589950562" calcext:value-type="float">
            <text:p>2.0617589950562</text:p>
          </table:table-cell>
          <table:table-cell table:style-name="ce5" office:value-type="float" office:value="3.5050241947174" calcext:value-type="float">
            <text:p>3.5050241947174</text:p>
          </table:table-cell>
          <table:table-cell table:style-name="ce5" office:value-type="float" office:value="1.8923969268799" calcext:value-type="float">
            <text:p>1.8923969268799</text:p>
          </table:table-cell>
          <table:table-cell table:formula="of:=AVERAGE([.E64:.G64])" office:value-type="float" office:value="2.48639337221783" calcext:value-type="float">
            <text:p>2.4863933722178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8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65]; ;-[.B65])" office:value-type="string" office:string-value="10000-1" calcext:value-type="string">
            <text:p>10000-1</text:p>
          </table:table-cell>
          <table:table-cell table:formula="of:=MIN([.E65:.G65])" office:value-type="float" office:value="118.78653001785" calcext:value-type="float">
            <text:p>118.78653001785</text:p>
          </table:table-cell>
          <table:table-cell table:style-name="ce5" office:value-type="float" office:value="118.8208899498" calcext:value-type="float">
            <text:p>118.8208899498</text:p>
          </table:table-cell>
          <table:table-cell table:style-name="ce5" office:value-type="float" office:value="120.54183316231" calcext:value-type="float">
            <text:p>120.54183316231</text:p>
          </table:table-cell>
          <table:table-cell table:style-name="ce5" office:value-type="float" office:value="118.78653001785" calcext:value-type="float">
            <text:p>118.78653001785</text:p>
          </table:table-cell>
          <table:table-cell table:formula="of:=AVERAGE([.E65:.G65])" office:value-type="float" office:value="119.383084376653" calcext:value-type="float">
            <text:p>119.383084376653</text:p>
          </table:table-cell>
          <table:table-cell table:number-columns-repeated="8"/>
          <table:table-cell table:style-name="ce5" table:number-columns-repeated="4"/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9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DELE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76]; ;-[.B76])" office:value-type="string" office:string-value="1-10000" calcext:value-type="string">
            <text:p>1-10000</text:p>
          </table:table-cell>
          <table:table-cell table:formula="of:=MIN([.E76:.G76])" office:value-type="float" office:value="3.3034060001373" calcext:value-type="float">
            <text:p>3.3034060001373</text:p>
          </table:table-cell>
          <table:table-cell table:style-name="ce5" office:value-type="float" office:value="3.3034060001373" calcext:value-type="float">
            <text:p>3.3034060001373</text:p>
          </table:table-cell>
          <table:table-cell table:style-name="ce5" office:value-type="float" office:value="3.3509020805359" calcext:value-type="float">
            <text:p>3.3509020805359</text:p>
          </table:table-cell>
          <table:table-cell table:style-name="ce5" office:value-type="float" office:value="3.3525290489197" calcext:value-type="float">
            <text:p>3.3525290489197</text:p>
          </table:table-cell>
          <table:table-cell table:formula="of:=AVERAGE([.E76:.G76])" office:value-type="float" office:value="3.33561237653097" calcext:value-type="float">
            <text:p>3.3356123765309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77]; ;-[.B77])" office:value-type="string" office:string-value="1-1000" calcext:value-type="string">
            <text:p>1-1000</text:p>
          </table:table-cell>
          <table:table-cell table:formula="of:=MIN([.E77:.G77])" office:value-type="float" office:value="0.30204200744629" calcext:value-type="float">
            <text:p>0.30204200744629</text:p>
          </table:table-cell>
          <table:table-cell table:style-name="ce5" office:value-type="float" office:value="0.30204200744629" calcext:value-type="float">
            <text:p>0.30204200744629</text:p>
          </table:table-cell>
          <table:table-cell table:style-name="ce5" office:value-type="float" office:value="0.30753087997437" calcext:value-type="float">
            <text:p>0.30753087997437</text:p>
          </table:table-cell>
          <table:table-cell table:style-name="ce5" office:value-type="float" office:value="0.30546808242798" calcext:value-type="float">
            <text:p>0.30546808242798</text:p>
          </table:table-cell>
          <table:table-cell table:formula="of:=AVERAGE([.E77:.G77])" office:value-type="float" office:value="0.305013656616213" calcext:value-type="float">
            <text:p>0.30501365661621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78]; ;-[.B78])" office:value-type="string" office:string-value="10-1000" calcext:value-type="string">
            <text:p>10-1000</text:p>
          </table:table-cell>
          <table:table-cell table:formula="of:=MIN([.E78:.G78])" office:value-type="float" office:value="3.4" calcext:value-type="float">
            <text:p>3.4</text:p>
          </table:table-cell>
          <table:table-cell table:style-name="ce5" office:value-type="float" office:value="3.5340030193329" calcext:value-type="float">
            <text:p>3.5340030193329</text:p>
          </table:table-cell>
          <table:table-cell table:style-name="ce5" office:value-type="float" office:value="3.4083168506622" calcext:value-type="float">
            <text:p>3.4083168506622</text:p>
          </table:table-cell>
          <table:table-cell table:style-name="ce5" office:value-type="float" office:value="3.4" calcext:value-type="float">
            <text:p>3.4</text:p>
          </table:table-cell>
          <table:table-cell table:formula="of:=AVERAGE([.E78:.G78])" office:value-type="float" office:value="3.44743995666503" calcext:value-type="float">
            <text:p>3.4474399566650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79]; ;-[.B79])" office:value-type="string" office:string-value="10-100" calcext:value-type="string">
            <text:p>10-100</text:p>
          </table:table-cell>
          <table:table-cell table:formula="of:=MIN([.E79:.G79])" office:value-type="float" office:value="0.0047869682312012" calcext:value-type="float">
            <text:p>0.004786968231201</text:p>
          </table:table-cell>
          <table:table-cell table:style-name="ce5" office:value-type="float" office:value="0.30011487007141" calcext:value-type="float">
            <text:p>0.30011487007141</text:p>
          </table:table-cell>
          <table:table-cell table:style-name="ce5" office:value-type="float" office:value="0.3285698890686" calcext:value-type="float">
            <text:p>0.3285698890686</text:p>
          </table:table-cell>
          <table:table-cell table:style-name="ce5" office:value-type="float" office:value="0.0047869682312012" calcext:value-type="float">
            <text:p>0.004786968231201</text:p>
          </table:table-cell>
          <table:table-cell table:formula="of:=AVERAGE([.E79:.G79])" office:value-type="float" office:value="0.21115724245707" calcext:value-type="float">
            <text:p>0.2111572424570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80]; ;-[.B80])" office:value-type="string" office:string-value="100-100" calcext:value-type="string">
            <text:p>100-100</text:p>
          </table:table-cell>
          <table:table-cell table:formula="of:=MIN([.E80:.G80])" office:value-type="float" office:value="3.57053399086" calcext:value-type="float">
            <text:p>3.57053399086</text:p>
          </table:table-cell>
          <table:table-cell table:style-name="ce5" office:value-type="float" office:value="3.8578300476074" calcext:value-type="float">
            <text:p>3.8578300476074</text:p>
          </table:table-cell>
          <table:table-cell table:style-name="ce5" office:value-type="float" office:value="3.57053399086" calcext:value-type="float">
            <text:p>3.57053399086</text:p>
          </table:table-cell>
          <table:table-cell table:style-name="ce5" office:value-type="float" office:value="4.1049821376801" calcext:value-type="float">
            <text:p>4.1049821376801</text:p>
          </table:table-cell>
          <table:table-cell table:formula="of:=AVERAGE([.E80:.G80])" office:value-type="float" office:value="3.8444487253825" calcext:value-type="float">
            <text:p>3.8444487253825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81]; ;-[.B81])" office:value-type="string" office:string-value="100-10" calcext:value-type="string">
            <text:p>100-10</text:p>
          </table:table-cell>
          <table:table-cell table:formula="of:=MIN([.E81:.G81])" office:value-type="float" office:value="0.39826798439026" calcext:value-type="float">
            <text:p>0.39826798439026</text:p>
          </table:table-cell>
          <table:table-cell table:style-name="ce5" office:value-type="float" office:value="0.48509001731873" calcext:value-type="float">
            <text:p>0.48509001731873</text:p>
          </table:table-cell>
          <table:table-cell table:style-name="ce5" office:value-type="float" office:value="0.39826798439026" calcext:value-type="float">
            <text:p>0.39826798439026</text:p>
          </table:table-cell>
          <table:table-cell table:style-name="ce5" office:value-type="float" office:value="0.4380350112915" calcext:value-type="float">
            <text:p>0.4380350112915</text:p>
          </table:table-cell>
          <table:table-cell table:formula="of:=AVERAGE([.E81:.G81])" office:value-type="float" office:value="0.44046433766683" calcext:value-type="float">
            <text:p>0.4404643376668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82]; ;-[.B82])" office:value-type="string" office:string-value="1000-10" calcext:value-type="string">
            <text:p>1000-10</text:p>
          </table:table-cell>
          <table:table-cell table:formula="of:=MIN([.E82:.G82])" office:value-type="float" office:value="7.9897849559784" calcext:value-type="float">
            <text:p>7.9897849559784</text:p>
          </table:table-cell>
          <table:table-cell table:style-name="ce5" office:value-type="float" office:value="8.3119180202484" calcext:value-type="float">
            <text:p>8.3119180202484</text:p>
          </table:table-cell>
          <table:table-cell table:style-name="ce5" office:value-type="float" office:value="8.1098568439484" calcext:value-type="float">
            <text:p>8.1098568439484</text:p>
          </table:table-cell>
          <table:table-cell table:style-name="ce5" office:value-type="float" office:value="7.9897849559784" calcext:value-type="float">
            <text:p>7.9897849559784</text:p>
          </table:table-cell>
          <table:table-cell table:formula="of:=AVERAGE([.E82:.G82])" office:value-type="float" office:value="8.13718660672507" calcext:value-type="float">
            <text:p>8.1371866067250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83]; ;-[.B83])" office:value-type="string" office:string-value="1000-1" calcext:value-type="string">
            <text:p>1000-1</text:p>
          </table:table-cell>
          <table:table-cell table:formula="of:=MIN([.E83:.G83])" office:value-type="float" office:value="1.0430819988251" calcext:value-type="float">
            <text:p>1.0430819988251</text:p>
          </table:table-cell>
          <table:table-cell table:style-name="ce5" office:value-type="float" office:value="1.2475550174713" calcext:value-type="float">
            <text:p>1.2475550174713</text:p>
          </table:table-cell>
          <table:table-cell table:style-name="ce5" office:value-type="float" office:value="1.6321971416473" calcext:value-type="float">
            <text:p>1.6321971416473</text:p>
          </table:table-cell>
          <table:table-cell table:style-name="ce5" office:value-type="float" office:value="1.0430819988251" calcext:value-type="float">
            <text:p>1.0430819988251</text:p>
          </table:table-cell>
          <table:table-cell table:formula="of:=AVERAGE([.E83:.G83])" office:value-type="float" office:value="1.30761138598123" calcext:value-type="float">
            <text:p>1.3076113859812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84]; ;-[.B84])" office:value-type="string" office:string-value="10000-1" calcext:value-type="string">
            <text:p>10000-1</text:p>
          </table:table-cell>
          <table:table-cell table:formula="of:=MIN([.E84:.G84])" office:value-type="float" office:value="2.4233169555664" calcext:value-type="float">
            <text:p>2.4233169555664</text:p>
          </table:table-cell>
          <table:table-cell table:style-name="ce5" office:value-type="float" office:value="2.4233169555664" calcext:value-type="float">
            <text:p>2.4233169555664</text:p>
          </table:table-cell>
          <table:table-cell table:style-name="ce5" office:value-type="float" office:value="83.840124130249" calcext:value-type="float">
            <text:p>83.840124130249</text:p>
          </table:table-cell>
          <table:table-cell table:style-name="ce5" office:value-type="float" office:value="82.749706983566" calcext:value-type="float">
            <text:p>82.749706983566</text:p>
          </table:table-cell>
          <table:table-cell table:formula="of:=AVERAGE([.E84:.G84])" office:value-type="float" office:value="56.3377160231271" calcext:value-type="float">
            <text:p>56.3377160231271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</table:table>
      <table:table table:name="Neo4j" table:style-name="ta1">
        <table:shapes>
          <draw:frame draw:z-index="0" draw:style-name="gr1" draw:text-style-name="P1" svg:width="9.9732in" svg:height="3.9016in" svg:x="7.2193in" svg:y="2.0654in">
            <draw:object draw:notify-on-update-of-ranges="Neo4j.C13:Neo4j.C21 Neo4j.H13:Neo4j.H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0.0941in" svg:height="3.5929in" svg:x="7.1331in" svg:y="6.7079in">
            <draw:object draw:notify-on-update-of-ranges="Neo4j.C39:Neo4j.C47 Neo4j.H39:Neo4j.H4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0.6339in" svg:height="4.3406in" svg:x="7.1224in" svg:y="11.2417in">
            <draw:object draw:notify-on-update-of-ranges="Neo4j.C57:Neo4j.C65 Neo4j.H57:Neo4j.H6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1.5343in" svg:height="3.437in" svg:x="7.111in" svg:y="16.637in">
            <draw:object draw:notify-on-update-of-ranges="Neo4j.C76:Neo4j.C84 Neo4j.H76:Neo4j.H8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 table:number-columns-spanned="22" table:number-rows-spanned="5">
            <text:p>Neo4j</text:p>
          </table:table-cell>
          <table:covered-table-cell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/>
          <table:covered-table-cell table:style-name="ce4"/>
          <table:covered-table-cell table:number-columns-repeated="15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2">
            <text:p>CREATE</text:p>
          </table:table-cell>
          <table:covered-table-cell table:number-columns-repeated="21"/>
        </table:table-row>
        <table:table-row table:style-name="ro3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table:formula="of:=COM.MICROSOFT.CONCAT([.A13]; ;-[.B13])" office:value-type="string" office:string-value="1-10000" calcext:value-type="string">
            <text:p>1-10000</text:p>
          </table:table-cell>
          <table:table-cell table:style-name="ce7" table:formula="of:=MIN([.E13:.G13])" office:value-type="float" office:value="2.5239758491516" calcext:value-type="float">
            <text:p>2.5239758491516</text:p>
          </table:table-cell>
          <table:table-cell table:style-name="ce8" office:value-type="float" office:value="94.924292087555" calcext:value-type="float">
            <text:p>94.924292087555</text:p>
          </table:table-cell>
          <table:table-cell table:style-name="ce8" office:value-type="float" office:value="60.290852069855" calcext:value-type="float">
            <text:p>60.290852069855</text:p>
          </table:table-cell>
          <table:table-cell table:style-name="ce8" office:value-type="float" office:value="2.5239758491516" calcext:value-type="float">
            <text:p>2.5239758491516</text:p>
          </table:table-cell>
          <table:table-cell table:formula="of:=AVERAGE([.E13:.G13])" office:value-type="float" office:value="52.5797066688539" calcext:value-type="float">
            <text:p>52.5797066688539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14]; ;-[.B14])" office:value-type="string" office:string-value="1-1000" calcext:value-type="string">
            <text:p>1-1000</text:p>
          </table:table-cell>
          <table:table-cell table:formula="of:=MIN([.E14:.G14])" office:value-type="float" office:value="2.0465388298035" calcext:value-type="float">
            <text:p>2.0465388298035</text:p>
          </table:table-cell>
          <table:table-cell table:style-name="ce5" office:value-type="float" office:value="4.3371829986572" calcext:value-type="float">
            <text:p>4.3371829986572</text:p>
          </table:table-cell>
          <table:table-cell table:style-name="ce5" office:value-type="float" office:value="2.0515949726105" calcext:value-type="float">
            <text:p>2.0515949726105</text:p>
          </table:table-cell>
          <table:table-cell table:style-name="ce5" office:value-type="float" office:value="2.0465388298035" calcext:value-type="float">
            <text:p>2.0465388298035</text:p>
          </table:table-cell>
          <table:table-cell table:formula="of:=AVERAGE([.E14:.G14])" office:value-type="float" office:value="2.81177226702373" calcext:value-type="float">
            <text:p>2.8117722670237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15]; ;-[.B15])" office:value-type="string" office:string-value="10-1000" calcext:value-type="string">
            <text:p>10-1000</text:p>
          </table:table-cell>
          <table:table-cell table:formula="of:=MIN([.E15:.G15])" office:value-type="float" office:value="2.1569139957428" calcext:value-type="float">
            <text:p>2.1569139957428</text:p>
          </table:table-cell>
          <table:table-cell table:style-name="ce5" office:value-type="float" office:value="13.395581007004" calcext:value-type="float">
            <text:p>13.395581007004</text:p>
          </table:table-cell>
          <table:table-cell table:style-name="ce5" office:value-type="float" office:value="2.1614120006561" calcext:value-type="float">
            <text:p>2.1614120006561</text:p>
          </table:table-cell>
          <table:table-cell table:style-name="ce5" office:value-type="float" office:value="2.1569139957428" calcext:value-type="float">
            <text:p>2.1569139957428</text:p>
          </table:table-cell>
          <table:table-cell table:formula="of:=AVERAGE([.E15:.G15])" office:value-type="float" office:value="5.90463566780097" calcext:value-type="float">
            <text:p>5.9046356678009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16]; ;-[.B16])" office:value-type="string" office:string-value="10-100" calcext:value-type="string">
            <text:p>10-100</text:p>
          </table:table-cell>
          <table:table-cell table:formula="of:=MIN([.E16:.G16])" office:value-type="float" office:value="2.0562100410461" calcext:value-type="float">
            <text:p>2.0562100410461</text:p>
          </table:table-cell>
          <table:table-cell table:style-name="ce5" office:value-type="float" office:value="3.0175499916077" calcext:value-type="float">
            <text:p>3.0175499916077</text:p>
          </table:table-cell>
          <table:table-cell table:style-name="ce5" office:value-type="float" office:value="2.0709090232849" calcext:value-type="float">
            <text:p>2.0709090232849</text:p>
          </table:table-cell>
          <table:table-cell table:style-name="ce5" office:value-type="float" office:value="2.0562100410461" calcext:value-type="float">
            <text:p>2.0562100410461</text:p>
          </table:table-cell>
          <table:table-cell table:formula="of:=AVERAGE([.E16:.G16])" office:value-type="float" office:value="2.38155635197957" calcext:value-type="float">
            <text:p>2.3815563519795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17]; ;-[.B17])" office:value-type="string" office:string-value="100-100" calcext:value-type="string">
            <text:p>100-100</text:p>
          </table:table-cell>
          <table:table-cell table:formula="of:=MIN([.E17:.G17])" office:value-type="float" office:value="2.1299428939819" calcext:value-type="float">
            <text:p>2.1299428939819</text:p>
          </table:table-cell>
          <table:table-cell table:style-name="ce5" office:value-type="float" office:value="11.530936956406" calcext:value-type="float">
            <text:p>11.530936956406</text:p>
          </table:table-cell>
          <table:table-cell table:style-name="ce5" office:value-type="float" office:value="2.1411080360413" calcext:value-type="float">
            <text:p>2.1411080360413</text:p>
          </table:table-cell>
          <table:table-cell table:style-name="ce5" office:value-type="float" office:value="2.1299428939819" calcext:value-type="float">
            <text:p>2.1299428939819</text:p>
          </table:table-cell>
          <table:table-cell table:formula="of:=AVERAGE([.E17:.G17])" office:value-type="float" office:value="5.2673292954764" calcext:value-type="float">
            <text:p>5.2673292954764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18]; ;-[.B18])" office:value-type="string" office:string-value="100-10" calcext:value-type="string">
            <text:p>100-10</text:p>
          </table:table-cell>
          <table:table-cell table:formula="of:=MIN([.E18:.G18])" office:value-type="float" office:value="2.0447828769684" calcext:value-type="float">
            <text:p>2.0447828769684</text:p>
          </table:table-cell>
          <table:table-cell table:style-name="ce5" office:value-type="float" office:value="2.8853080272675" calcext:value-type="float">
            <text:p>2.8853080272675</text:p>
          </table:table-cell>
          <table:table-cell table:style-name="ce5" office:value-type="float" office:value="2.0447828769684" calcext:value-type="float">
            <text:p>2.0447828769684</text:p>
          </table:table-cell>
          <table:table-cell table:style-name="ce5" office:value-type="float" office:value="2.0527949333191" calcext:value-type="float">
            <text:p>2.0527949333191</text:p>
          </table:table-cell>
          <table:table-cell table:formula="of:=AVERAGE([.E18:.G18])" office:value-type="float" office:value="2.32762861251833" calcext:value-type="float">
            <text:p>2.3276286125183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19]; ;-[.B19])" office:value-type="string" office:string-value="1000-10" calcext:value-type="string">
            <text:p>1000-10</text:p>
          </table:table-cell>
          <table:table-cell table:formula="of:=MIN([.E19:.G19])" office:value-type="float" office:value="2.1216869354248" calcext:value-type="float">
            <text:p>2.1216869354248</text:p>
          </table:table-cell>
          <table:table-cell table:style-name="ce5" office:value-type="float" office:value="14.004740953445" calcext:value-type="float">
            <text:p>14.004740953445</text:p>
          </table:table-cell>
          <table:table-cell table:style-name="ce5" office:value-type="float" office:value="2.1216869354248" calcext:value-type="float">
            <text:p>2.1216869354248</text:p>
          </table:table-cell>
          <table:table-cell table:style-name="ce5" office:value-type="float" office:value="2.127151966095" calcext:value-type="float">
            <text:p>2.127151966095</text:p>
          </table:table-cell>
          <table:table-cell table:formula="of:=AVERAGE([.E19:.G19])" office:value-type="float" office:value="6.0845266183216" calcext:value-type="float">
            <text:p>6.0845266183216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20]; ;-[.B20])" office:value-type="string" office:string-value="1000-1" calcext:value-type="string">
            <text:p>1000-1</text:p>
          </table:table-cell>
          <table:table-cell table:formula="of:=MIN([.E20:.G20])" office:value-type="float" office:value="2.0551009178162" calcext:value-type="float">
            <text:p>2.0551009178162</text:p>
          </table:table-cell>
          <table:table-cell table:style-name="ce5" office:value-type="float" office:value="3.6450870037079" calcext:value-type="float">
            <text:p>3.6450870037079</text:p>
          </table:table-cell>
          <table:table-cell table:style-name="ce5" office:value-type="float" office:value="2.0613951683044" calcext:value-type="float">
            <text:p>2.0613951683044</text:p>
          </table:table-cell>
          <table:table-cell table:style-name="ce5" office:value-type="float" office:value="2.0551009178162" calcext:value-type="float">
            <text:p>2.0551009178162</text:p>
          </table:table-cell>
          <table:table-cell table:formula="of:=AVERAGE([.E20:.G20])" office:value-type="float" office:value="2.58719436327617" calcext:value-type="float">
            <text:p>2.5871943632761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21]; ;-[.B21])" office:value-type="string" office:string-value="10000-1" calcext:value-type="string">
            <text:p>10000-1</text:p>
          </table:table-cell>
          <table:table-cell table:formula="of:=MIN([.E21:.G21])" office:value-type="float" office:value="2.4191629886627" calcext:value-type="float">
            <text:p>2.4191629886627</text:p>
          </table:table-cell>
          <table:table-cell table:style-name="ce5" office:value-type="float" office:value="43.45316195488" calcext:value-type="float">
            <text:p>43.45316195488</text:p>
          </table:table-cell>
          <table:table-cell table:style-name="ce5" office:value-type="float" office:value="28.723798036575" calcext:value-type="float">
            <text:p>28.723798036575</text:p>
          </table:table-cell>
          <table:table-cell table:style-name="ce5" office:value-type="float" office:value="2.4191629886627" calcext:value-type="float">
            <text:p>2.4191629886627</text:p>
          </table:table-cell>
          <table:table-cell table:formula="of:=AVERAGE([.E21:.G21])" office:value-type="float" office:value="24.8653743267059" calcext:value-type="float">
            <text:p>24.8653743267059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7" office:value-type="string" calcext:value-type="string">
            <text:p>Anomalije</text:p>
          </table:table-cell>
          <table:table-cell table:number-columns-repeated="21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READ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39]; ;-[.B39])" office:value-type="string" office:string-value="1-10000" calcext:value-type="string">
            <text:p>1-10000</text:p>
          </table:table-cell>
          <table:table-cell table:formula="of:=MIN([.E39:.G39])" office:value-type="float" office:value="2.1717660427094" calcext:value-type="float">
            <text:p>2.1717660427094</text:p>
          </table:table-cell>
          <table:table-cell office:value-type="float" office:value="2.1912930011749" calcext:value-type="float">
            <text:p>2.1912930011749</text:p>
          </table:table-cell>
          <table:table-cell office:value-type="float" office:value="2.2054109573364" calcext:value-type="float">
            <text:p>2.2054109573364</text:p>
          </table:table-cell>
          <table:table-cell office:value-type="float" office:value="2.1717660427094" calcext:value-type="float">
            <text:p>2.1717660427094</text:p>
          </table:table-cell>
          <table:table-cell table:formula="of:=AVERAGE([.E39:.G39])" office:value-type="float" office:value="2.1894900004069" calcext:value-type="float">
            <text:p>2.189490000406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40]; ;-[.B40])" office:value-type="string" office:string-value="1-1000" calcext:value-type="string">
            <text:p>1-1000</text:p>
          </table:table-cell>
          <table:table-cell table:formula="of:=MIN([.E40:.G40])" office:value-type="float" office:value="2.0680940151215" calcext:value-type="float">
            <text:p>2.0680940151215</text:p>
          </table:table-cell>
          <table:table-cell office:value-type="float" office:value="2.0680940151215" calcext:value-type="float">
            <text:p>2.0680940151215</text:p>
          </table:table-cell>
          <table:table-cell office:value-type="float" office:value="2.0953068733215" calcext:value-type="float">
            <text:p>2.0953068733215</text:p>
          </table:table-cell>
          <table:table-cell office:value-type="float" office:value="2.0683250427246" calcext:value-type="float">
            <text:p>2.0683250427246</text:p>
          </table:table-cell>
          <table:table-cell table:formula="of:=AVERAGE([.E40:.G40])" office:value-type="float" office:value="2.07724197705587" calcext:value-type="float">
            <text:p>2.0772419770558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41]; ;-[.B41])" office:value-type="string" office:string-value="10-1000" calcext:value-type="string">
            <text:p>10-1000</text:p>
          </table:table-cell>
          <table:table-cell table:formula="of:=MIN([.E41:.G41])" office:value-type="float" office:value="2.1793801784515" calcext:value-type="float">
            <text:p>2.1793801784515</text:p>
          </table:table-cell>
          <table:table-cell office:value-type="float" office:value="2.2080149650574" calcext:value-type="float">
            <text:p>2.2080149650574</text:p>
          </table:table-cell>
          <table:table-cell office:value-type="float" office:value="2.1925089359283" calcext:value-type="float">
            <text:p>2.1925089359283</text:p>
          </table:table-cell>
          <table:table-cell office:value-type="float" office:value="2.1793801784515" calcext:value-type="float">
            <text:p>2.1793801784515</text:p>
          </table:table-cell>
          <table:table-cell table:formula="of:=AVERAGE([.E41:.G41])" office:value-type="float" office:value="2.1933013598124" calcext:value-type="float">
            <text:p>2.193301359812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42]; ;-[.B42])" office:value-type="string" office:string-value="10-100" calcext:value-type="string">
            <text:p>10-100</text:p>
          </table:table-cell>
          <table:table-cell table:formula="of:=MIN([.E42:.G42])" office:value-type="float" office:value="2.0525808334351" calcext:value-type="float">
            <text:p>2.0525808334351</text:p>
          </table:table-cell>
          <table:table-cell office:value-type="float" office:value="2.086963891983" calcext:value-type="float">
            <text:p>2.086963891983</text:p>
          </table:table-cell>
          <table:table-cell office:value-type="float" office:value="2.0525808334351" calcext:value-type="float">
            <text:p>2.0525808334351</text:p>
          </table:table-cell>
          <table:table-cell office:value-type="float" office:value="2.0718991756439" calcext:value-type="float">
            <text:p>2.0718991756439</text:p>
          </table:table-cell>
          <table:table-cell table:formula="of:=AVERAGE([.E42:.G42])" office:value-type="float" office:value="2.070481300354" calcext:value-type="float">
            <text:p>2.07048130035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43]; ;-[.B43])" office:value-type="string" office:string-value="100-100" calcext:value-type="string">
            <text:p>100-100</text:p>
          </table:table-cell>
          <table:table-cell table:formula="of:=MIN([.E43:.G43])" office:value-type="float" office:value="2.1943709850311" calcext:value-type="float">
            <text:p>2.1943709850311</text:p>
          </table:table-cell>
          <table:table-cell office:value-type="float" office:value="2.1943709850311" calcext:value-type="float">
            <text:p>2.1943709850311</text:p>
          </table:table-cell>
          <table:table-cell office:value-type="float" office:value="2.1981289386749" calcext:value-type="float">
            <text:p>2.1981289386749</text:p>
          </table:table-cell>
          <table:table-cell office:value-type="float" office:value="2.2174770832062" calcext:value-type="float">
            <text:p>2.2174770832062</text:p>
          </table:table-cell>
          <table:table-cell table:formula="of:=AVERAGE([.E43:.G43])" office:value-type="float" office:value="2.20332566897073" calcext:value-type="float">
            <text:p>2.20332566897073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44]; ;-[.B44])" office:value-type="string" office:string-value="100-10" calcext:value-type="string">
            <text:p>100-10</text:p>
          </table:table-cell>
          <table:table-cell table:formula="of:=MIN([.E44:.G44])" office:value-type="float" office:value="2.0381989479065" calcext:value-type="float">
            <text:p>2.0381989479065</text:p>
          </table:table-cell>
          <table:table-cell office:value-type="float" office:value="2.0836610794067" calcext:value-type="float">
            <text:p>2.0836610794067</text:p>
          </table:table-cell>
          <table:table-cell office:value-type="float" office:value="2.0551850795746" calcext:value-type="float">
            <text:p>2.0551850795746</text:p>
          </table:table-cell>
          <table:table-cell office:value-type="float" office:value="2.0381989479065" calcext:value-type="float">
            <text:p>2.0381989479065</text:p>
          </table:table-cell>
          <table:table-cell table:formula="of:=AVERAGE([.E44:.G44])" office:value-type="float" office:value="2.05901503562927" calcext:value-type="float">
            <text:p>2.0590150356292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45]; ;-[.B45])" office:value-type="string" office:string-value="1000-10" calcext:value-type="string">
            <text:p>1000-10</text:p>
          </table:table-cell>
          <table:table-cell table:formula="of:=MIN([.E45:.G45])" office:value-type="float" office:value="2.1727859973907" calcext:value-type="float">
            <text:p>2.1727859973907</text:p>
          </table:table-cell>
          <table:table-cell office:value-type="float" office:value="2.2662370204926" calcext:value-type="float">
            <text:p>2.2662370204926</text:p>
          </table:table-cell>
          <table:table-cell office:value-type="float" office:value="2.1865329742432" calcext:value-type="float">
            <text:p>2.1865329742432</text:p>
          </table:table-cell>
          <table:table-cell office:value-type="float" office:value="2.1727859973907" calcext:value-type="float">
            <text:p>2.1727859973907</text:p>
          </table:table-cell>
          <table:table-cell table:formula="of:=AVERAGE([.E45:.G45])" office:value-type="float" office:value="2.20851866404217" calcext:value-type="float">
            <text:p>2.20851866404217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46]; ;-[.B46])" office:value-type="string" office:string-value="1000-1" calcext:value-type="string">
            <text:p>1000-1</text:p>
          </table:table-cell>
          <table:table-cell table:formula="of:=MIN([.E46:.G46])" office:value-type="float" office:value="2.0544610023499" calcext:value-type="float">
            <text:p>2.0544610023499</text:p>
          </table:table-cell>
          <table:table-cell office:value-type="float" office:value="2.0590789318085" calcext:value-type="float">
            <text:p>2.0590789318085</text:p>
          </table:table-cell>
          <table:table-cell office:value-type="float" office:value="2.0544610023499" calcext:value-type="float">
            <text:p>2.0544610023499</text:p>
          </table:table-cell>
          <table:table-cell office:value-type="float" office:value="2.0554120540619" calcext:value-type="float">
            <text:p>2.0554120540619</text:p>
          </table:table-cell>
          <table:table-cell table:formula="of:=AVERAGE([.E46:.G46])" office:value-type="float" office:value="2.05631732940677" calcext:value-type="float">
            <text:p>2.05631732940677</text:p>
          </table:table-cell>
          <table:table-cell table:number-columns-repeated="14"/>
        </table:table-row>
        <table:table-row table:style-name="ro6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47]; ;-[.B47])" office:value-type="string" office:string-value="10000-1" calcext:value-type="string">
            <text:p>10000-1</text:p>
          </table:table-cell>
          <table:table-cell table:formula="of:=MIN([.E47:.G47])" office:value-type="float" office:value="2.1859030723572" calcext:value-type="float">
            <text:p>2.1859030723572</text:p>
          </table:table-cell>
          <table:table-cell office:value-type="float" office:value="2.223335981369" calcext:value-type="float">
            <text:p>2.223335981369</text:p>
          </table:table-cell>
          <table:table-cell office:value-type="float" office:value="2.1859030723572" calcext:value-type="float">
            <text:p>2.1859030723572</text:p>
          </table:table-cell>
          <table:table-cell office:value-type="float" office:value="2.1868069171906" calcext:value-type="float">
            <text:p>2.1868069171906</text:p>
          </table:table-cell>
          <table:table-cell table:formula="of:=AVERAGE([.E47:.G47])" office:value-type="float" office:value="2.1986819903056" calcext:value-type="float">
            <text:p>2.1986819903056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7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UPDA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57]; ;-[.B57])" office:value-type="string" office:string-value="1-10000" calcext:value-type="string">
            <text:p>1-10000</text:p>
          </table:table-cell>
          <table:table-cell table:formula="of:=MIN([.E57:.G57])" office:value-type="float" office:value="2.0691058635712" calcext:value-type="float">
            <text:p>2.0691058635712</text:p>
          </table:table-cell>
          <table:table-cell table:style-name="ce5" office:value-type="float" office:value="2.0691058635712" calcext:value-type="float">
            <text:p>2.0691058635712</text:p>
          </table:table-cell>
          <table:table-cell table:style-name="ce5" office:value-type="float" office:value="2.1048090457916" calcext:value-type="float">
            <text:p>2.1048090457916</text:p>
          </table:table-cell>
          <table:table-cell table:style-name="ce5" office:value-type="float" office:value="2.3641269207001" calcext:value-type="float">
            <text:p>2.3641269207001</text:p>
          </table:table-cell>
          <table:table-cell table:formula="of:=AVERAGE([.E57:.G57])" office:value-type="float" office:value="2.17934727668763" calcext:value-type="float">
            <text:p>2.1793472766876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58]; ;-[.B58])" office:value-type="string" office:string-value="1-1000" calcext:value-type="string">
            <text:p>1-1000</text:p>
          </table:table-cell>
          <table:table-cell table:formula="of:=MIN([.E58:.G58])" office:value-type="float" office:value="2.042062997818" calcext:value-type="float">
            <text:p>2.042062997818</text:p>
          </table:table-cell>
          <table:table-cell table:style-name="ce5" office:value-type="float" office:value="2.0881099700928" calcext:value-type="float">
            <text:p>2.0881099700928</text:p>
          </table:table-cell>
          <table:table-cell table:style-name="ce5" office:value-type="float" office:value="2.042062997818" calcext:value-type="float">
            <text:p>2.042062997818</text:p>
          </table:table-cell>
          <table:table-cell table:style-name="ce5" office:value-type="float" office:value="2.0421929359436" calcext:value-type="float">
            <text:p>2.0421929359436</text:p>
          </table:table-cell>
          <table:table-cell table:formula="of:=AVERAGE([.E58:.G58])" office:value-type="float" office:value="2.0574553012848" calcext:value-type="float">
            <text:p>2.0574553012848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59]; ;-[.B59])" office:value-type="string" office:string-value="10-1000" calcext:value-type="string">
            <text:p>10-1000</text:p>
          </table:table-cell>
          <table:table-cell table:formula="of:=MIN([.E59:.G59])" office:value-type="float" office:value="2.0565478801727" calcext:value-type="float">
            <text:p>2.0565478801727</text:p>
          </table:table-cell>
          <table:table-cell table:style-name="ce5" office:value-type="float" office:value="2.0706610679626" calcext:value-type="float">
            <text:p>2.0706610679626</text:p>
          </table:table-cell>
          <table:table-cell table:style-name="ce5" office:value-type="float" office:value="2.065258026123" calcext:value-type="float">
            <text:p>2.065258026123</text:p>
          </table:table-cell>
          <table:table-cell table:style-name="ce5" office:value-type="float" office:value="2.0565478801727" calcext:value-type="float">
            <text:p>2.0565478801727</text:p>
          </table:table-cell>
          <table:table-cell table:formula="of:=AVERAGE([.E59:.G59])" office:value-type="float" office:value="2.0641556580861" calcext:value-type="float">
            <text:p>2.0641556580861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60]; ;-[.B60])" office:value-type="string" office:string-value="10-100" calcext:value-type="string">
            <text:p>10-100</text:p>
          </table:table-cell>
          <table:table-cell table:formula="of:=MIN([.E60:.G60])" office:value-type="float" office:value="2.0651450157166" calcext:value-type="float">
            <text:p>2.0651450157166</text:p>
          </table:table-cell>
          <table:table-cell table:style-name="ce5" office:value-type="float" office:value="2.0935790538788" calcext:value-type="float">
            <text:p>2.0935790538788</text:p>
          </table:table-cell>
          <table:table-cell table:style-name="ce5" office:value-type="float" office:value="2.0701439380646" calcext:value-type="float">
            <text:p>2.0701439380646</text:p>
          </table:table-cell>
          <table:table-cell table:style-name="ce5" office:value-type="float" office:value="2.0651450157166" calcext:value-type="float">
            <text:p>2.0651450157166</text:p>
          </table:table-cell>
          <table:table-cell table:formula="of:=AVERAGE([.E60:.G60])" office:value-type="float" office:value="2.07628933588667" calcext:value-type="float">
            <text:p>2.0762893358866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61]; ;-[.B61])" office:value-type="string" office:string-value="100-100" calcext:value-type="string">
            <text:p>100-100</text:p>
          </table:table-cell>
          <table:table-cell table:formula="of:=MIN([.E61:.G61])" office:value-type="float" office:value="2.0402820110321" calcext:value-type="float">
            <text:p>2.0402820110321</text:p>
          </table:table-cell>
          <table:table-cell table:style-name="ce5" office:value-type="float" office:value="2.089084148407" calcext:value-type="float">
            <text:p>2.089084148407</text:p>
          </table:table-cell>
          <table:table-cell table:style-name="ce5" office:value-type="float" office:value="2.0737900733948" calcext:value-type="float">
            <text:p>2.0737900733948</text:p>
          </table:table-cell>
          <table:table-cell table:style-name="ce5" office:value-type="float" office:value="2.0402820110321" calcext:value-type="float">
            <text:p>2.0402820110321</text:p>
          </table:table-cell>
          <table:table-cell table:formula="of:=AVERAGE([.E61:.G61])" office:value-type="float" office:value="2.06771874427797" calcext:value-type="float">
            <text:p>2.0677187442779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62]; ;-[.B62])" office:value-type="string" office:string-value="100-10" calcext:value-type="string">
            <text:p>100-10</text:p>
          </table:table-cell>
          <table:table-cell table:formula="of:=MIN([.E62:.G62])" office:value-type="float" office:value="2.0474591255188" calcext:value-type="float">
            <text:p>2.0474591255188</text:p>
          </table:table-cell>
          <table:table-cell table:style-name="ce5" office:value-type="float" office:value="2.0938119888306" calcext:value-type="float">
            <text:p>2.0938119888306</text:p>
          </table:table-cell>
          <table:table-cell table:style-name="ce5" office:value-type="float" office:value="2.0716669559479" calcext:value-type="float">
            <text:p>2.0716669559479</text:p>
          </table:table-cell>
          <table:table-cell table:style-name="ce5" office:value-type="float" office:value="2.0474591255188" calcext:value-type="float">
            <text:p>2.0474591255188</text:p>
          </table:table-cell>
          <table:table-cell table:formula="of:=AVERAGE([.E62:.G62])" office:value-type="float" office:value="2.07097935676577" calcext:value-type="float">
            <text:p>2.0709793567657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63]; ;-[.B63])" office:value-type="string" office:string-value="1000-10" calcext:value-type="string">
            <text:p>1000-10</text:p>
          </table:table-cell>
          <table:table-cell table:formula="of:=MIN([.E63:.G63])" office:value-type="float" office:value="2.0417430400848" calcext:value-type="float">
            <text:p>2.0417430400848</text:p>
          </table:table-cell>
          <table:table-cell table:style-name="ce5" office:value-type="float" office:value="2.0681040287018" calcext:value-type="float">
            <text:p>2.0681040287018</text:p>
          </table:table-cell>
          <table:table-cell table:style-name="ce5" office:value-type="float" office:value="2.0417430400848" calcext:value-type="float">
            <text:p>2.0417430400848</text:p>
          </table:table-cell>
          <table:table-cell table:style-name="ce5" office:value-type="float" office:value="2.0765509605408" calcext:value-type="float">
            <text:p>2.0765509605408</text:p>
          </table:table-cell>
          <table:table-cell table:formula="of:=AVERAGE([.E63:.G63])" office:value-type="float" office:value="2.06213267644247" calcext:value-type="float">
            <text:p>2.0621326764424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64]; ;-[.B64])" office:value-type="string" office:string-value="1000-1" calcext:value-type="string">
            <text:p>1000-1</text:p>
          </table:table-cell>
          <table:table-cell table:formula="of:=MIN([.E64:.G64])" office:value-type="float" office:value="2.0484080314636" calcext:value-type="float">
            <text:p>2.0484080314636</text:p>
          </table:table-cell>
          <table:table-cell table:style-name="ce5" office:value-type="float" office:value="2.0606701374054" calcext:value-type="float">
            <text:p>2.0606701374054</text:p>
          </table:table-cell>
          <table:table-cell table:style-name="ce5" office:value-type="float" office:value="2.0484080314636" calcext:value-type="float">
            <text:p>2.0484080314636</text:p>
          </table:table-cell>
          <table:table-cell table:style-name="ce5" office:value-type="float" office:value="2.0542278289795" calcext:value-type="float">
            <text:p>2.0542278289795</text:p>
          </table:table-cell>
          <table:table-cell table:formula="of:=AVERAGE([.E64:.G64])" office:value-type="float" office:value="2.05443533261617" calcext:value-type="float">
            <text:p>2.0544353326161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8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65]; ;-[.B65])" office:value-type="string" office:string-value="10000-1" calcext:value-type="string">
            <text:p>10000-1</text:p>
          </table:table-cell>
          <table:table-cell table:formula="of:=MIN([.E65:.G65])" office:value-type="float" office:value="2.0719549655914" calcext:value-type="float">
            <text:p>2.0719549655914</text:p>
          </table:table-cell>
          <table:table-cell table:style-name="ce5" office:value-type="float" office:value="2.0719549655914" calcext:value-type="float">
            <text:p>2.0719549655914</text:p>
          </table:table-cell>
          <table:table-cell table:style-name="ce5" office:value-type="float" office:value="2.0756199359894" calcext:value-type="float">
            <text:p>2.0756199359894</text:p>
          </table:table-cell>
          <table:table-cell table:style-name="ce5" office:value-type="float" office:value="2.1505000591278" calcext:value-type="float">
            <text:p>2.1505000591278</text:p>
          </table:table-cell>
          <table:table-cell table:formula="of:=AVERAGE([.E65:.G65])" office:value-type="float" office:value="2.0993583202362" calcext:value-type="float">
            <text:p>2.0993583202362</text:p>
          </table:table-cell>
          <table:table-cell table:number-columns-repeated="8"/>
          <table:table-cell table:style-name="ce5" table:number-columns-repeated="4"/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9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DELE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# Entiteta</text:p>
          </table:table-cell>
          <table:table-cell office:value-type="string" calcext:value-type="string">
            <text:p># Atributa</text:p>
          </table:table-cell>
          <table:table-cell office:value-type="string" calcext:value-type="string">
            <text:p>Ozna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vg Tim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76]; ;-[.B76])" office:value-type="string" office:string-value="1-10000" calcext:value-type="string">
            <text:p>1-10000</text:p>
          </table:table-cell>
          <table:table-cell table:formula="of:=MIN([.E76:.G76])" office:value-type="float" office:value="2.0760238170624" calcext:value-type="float">
            <text:p>2.0760238170624</text:p>
          </table:table-cell>
          <table:table-cell table:style-name="ce5" office:value-type="float" office:value="2.0760238170624" calcext:value-type="float">
            <text:p>2.0760238170624</text:p>
          </table:table-cell>
          <table:table-cell table:style-name="ce5" office:value-type="float" office:value="2.3298790454865" calcext:value-type="float">
            <text:p>2.3298790454865</text:p>
          </table:table-cell>
          <table:table-cell table:style-name="ce5" office:value-type="float" office:value="2.5892407894135" calcext:value-type="float">
            <text:p>2.5892407894135</text:p>
          </table:table-cell>
          <table:table-cell table:formula="of:=AVERAGE([.E76:.G76])" office:value-type="float" office:value="2.33171455065413" calcext:value-type="float">
            <text:p>2.3317145506541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77]; ;-[.B77])" office:value-type="string" office:string-value="1-1000" calcext:value-type="string">
            <text:p>1-1000</text:p>
          </table:table-cell>
          <table:table-cell table:formula="of:=MIN([.E77:.G77])" office:value-type="float" office:value="2.0652651786804" calcext:value-type="float">
            <text:p>2.0652651786804</text:p>
          </table:table-cell>
          <table:table-cell table:style-name="ce5" office:value-type="float" office:value="2.0652651786804" calcext:value-type="float">
            <text:p>2.0652651786804</text:p>
          </table:table-cell>
          <table:table-cell table:style-name="ce5" office:value-type="float" office:value="2.0699770450592" calcext:value-type="float">
            <text:p>2.0699770450592</text:p>
          </table:table-cell>
          <table:table-cell table:style-name="ce5" office:value-type="float" office:value="2.0696740150452" calcext:value-type="float">
            <text:p>2.0696740150452</text:p>
          </table:table-cell>
          <table:table-cell table:formula="of:=AVERAGE([.E77:.G77])" office:value-type="float" office:value="2.06830541292827" calcext:value-type="float">
            <text:p>2.0683054129282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78]; ;-[.B78])" office:value-type="string" office:string-value="10-1000" calcext:value-type="string">
            <text:p>10-1000</text:p>
          </table:table-cell>
          <table:table-cell table:formula="of:=MIN([.E78:.G78])" office:value-type="float" office:value="2.1009960174561" calcext:value-type="float">
            <text:p>2.1009960174561</text:p>
          </table:table-cell>
          <table:table-cell table:style-name="ce5" office:value-type="float" office:value="2.1388521194458" calcext:value-type="float">
            <text:p>2.1388521194458</text:p>
          </table:table-cell>
          <table:table-cell table:style-name="ce5" office:value-type="float" office:value="2.1325578689575" calcext:value-type="float">
            <text:p>2.1325578689575</text:p>
          </table:table-cell>
          <table:table-cell table:style-name="ce5" office:value-type="float" office:value="2.1009960174561" calcext:value-type="float">
            <text:p>2.1009960174561</text:p>
          </table:table-cell>
          <table:table-cell table:formula="of:=AVERAGE([.E78:.G78])" office:value-type="float" office:value="2.12413533528647" calcext:value-type="float">
            <text:p>2.1241353352864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79]; ;-[.B79])" office:value-type="string" office:string-value="10-100" calcext:value-type="string">
            <text:p>10-100</text:p>
          </table:table-cell>
          <table:table-cell table:formula="of:=MIN([.E79:.G79])" office:value-type="float" office:value="2.0437040328979" calcext:value-type="float">
            <text:p>2.0437040328979</text:p>
          </table:table-cell>
          <table:table-cell table:style-name="ce5" office:value-type="float" office:value="2.0696539878845" calcext:value-type="float">
            <text:p>2.0696539878845</text:p>
          </table:table-cell>
          <table:table-cell table:style-name="ce5" office:value-type="float" office:value="2.0437040328979" calcext:value-type="float">
            <text:p>2.0437040328979</text:p>
          </table:table-cell>
          <table:table-cell table:style-name="ce5" office:value-type="float" office:value="2.0557270050049" calcext:value-type="float">
            <text:p>2.0557270050049</text:p>
          </table:table-cell>
          <table:table-cell table:formula="of:=AVERAGE([.E79:.G79])" office:value-type="float" office:value="2.05636167526243" calcext:value-type="float">
            <text:p>2.0563616752624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80]; ;-[.B80])" office:value-type="string" office:string-value="100-100" calcext:value-type="string">
            <text:p>100-100</text:p>
          </table:table-cell>
          <table:table-cell table:formula="of:=MIN([.E80:.G80])" office:value-type="float" office:value="2.0910511016846" calcext:value-type="float">
            <text:p>2.0910511016846</text:p>
          </table:table-cell>
          <table:table-cell table:style-name="ce5" office:value-type="float" office:value="2.133584022522" calcext:value-type="float">
            <text:p>2.133584022522</text:p>
          </table:table-cell>
          <table:table-cell table:style-name="ce5" office:value-type="float" office:value="2.0997960567474" calcext:value-type="float">
            <text:p>2.0997960567474</text:p>
          </table:table-cell>
          <table:table-cell table:style-name="ce5" office:value-type="float" office:value="2.0910511016846" calcext:value-type="float">
            <text:p>2.0910511016846</text:p>
          </table:table-cell>
          <table:table-cell table:formula="of:=AVERAGE([.E80:.G80])" office:value-type="float" office:value="2.10814372698467" calcext:value-type="float">
            <text:p>2.1081437269846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81]; ;-[.B81])" office:value-type="string" office:string-value="100-10" calcext:value-type="string">
            <text:p>100-10</text:p>
          </table:table-cell>
          <table:table-cell table:formula="of:=MIN([.E81:.G81])" office:value-type="float" office:value="2.044310092926" calcext:value-type="float">
            <text:p>2.044310092926</text:p>
          </table:table-cell>
          <table:table-cell table:style-name="ce5" office:value-type="float" office:value="2.0524709224701" calcext:value-type="float">
            <text:p>2.0524709224701</text:p>
          </table:table-cell>
          <table:table-cell table:style-name="ce5" office:value-type="float" office:value="2.044310092926" calcext:value-type="float">
            <text:p>2.044310092926</text:p>
          </table:table-cell>
          <table:table-cell table:style-name="ce5" office:value-type="float" office:value="2.0460920333862" calcext:value-type="float">
            <text:p>2.0460920333862</text:p>
          </table:table-cell>
          <table:table-cell table:formula="of:=AVERAGE([.E81:.G81])" office:value-type="float" office:value="2.0476243495941" calcext:value-type="float">
            <text:p>2.0476243495941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82]; ;-[.B82])" office:value-type="string" office:string-value="1000-10" calcext:value-type="string">
            <text:p>1000-10</text:p>
          </table:table-cell>
          <table:table-cell table:formula="of:=MIN([.E82:.G82])" office:value-type="float" office:value="2.1180431842804" calcext:value-type="float">
            <text:p>2.1180431842804</text:p>
          </table:table-cell>
          <table:table-cell table:style-name="ce5" office:value-type="float" office:value="2.1244790554047" calcext:value-type="float">
            <text:p>2.1244790554047</text:p>
          </table:table-cell>
          <table:table-cell table:style-name="ce5" office:value-type="float" office:value="2.1180431842804" calcext:value-type="float">
            <text:p>2.1180431842804</text:p>
          </table:table-cell>
          <table:table-cell table:style-name="ce5" office:value-type="float" office:value="2.1309061050415" calcext:value-type="float">
            <text:p>2.1309061050415</text:p>
          </table:table-cell>
          <table:table-cell table:formula="of:=AVERAGE([.E82:.G82])" office:value-type="float" office:value="2.12447611490887" calcext:value-type="float">
            <text:p>2.12447611490887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83]; ;-[.B83])" office:value-type="string" office:string-value="1000-1" calcext:value-type="string">
            <text:p>1000-1</text:p>
          </table:table-cell>
          <table:table-cell table:formula="of:=MIN([.E83:.G83])" office:value-type="float" office:value="2.0469658374786" calcext:value-type="float">
            <text:p>2.0469658374786</text:p>
          </table:table-cell>
          <table:table-cell table:style-name="ce5" office:value-type="float" office:value="2.053297996521" calcext:value-type="float">
            <text:p>2.053297996521</text:p>
          </table:table-cell>
          <table:table-cell table:style-name="ce5" office:value-type="float" office:value="2.048397064209" calcext:value-type="float">
            <text:p>2.048397064209</text:p>
          </table:table-cell>
          <table:table-cell table:style-name="ce5" office:value-type="float" office:value="2.0469658374786" calcext:value-type="float">
            <text:p>2.0469658374786</text:p>
          </table:table-cell>
          <table:table-cell table:formula="of:=AVERAGE([.E83:.G83])" office:value-type="float" office:value="2.0495536327362" calcext:value-type="float">
            <text:p>2.0495536327362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84]; ;-[.B84])" office:value-type="string" office:string-value="10000-1" calcext:value-type="string">
            <text:p>10000-1</text:p>
          </table:table-cell>
          <table:table-cell table:formula="of:=MIN([.E84:.G84])" office:value-type="float" office:value="2.2401490211487" calcext:value-type="float">
            <text:p>2.2401490211487</text:p>
          </table:table-cell>
          <table:table-cell table:style-name="ce5" office:value-type="float" office:value="2.2733228206635" calcext:value-type="float">
            <text:p>2.2733228206635</text:p>
          </table:table-cell>
          <table:table-cell table:style-name="ce5" office:value-type="float" office:value="2.4944629669189" calcext:value-type="float">
            <text:p>2.4944629669189</text:p>
          </table:table-cell>
          <table:table-cell table:style-name="ce5" office:value-type="float" office:value="2.2401490211487" calcext:value-type="float">
            <text:p>2.2401490211487</text:p>
          </table:table-cell>
          <table:table-cell table:formula="of:=AVERAGE([.E84:.G84])" office:value-type="float" office:value="2.33597826957703" calcext:value-type="float">
            <text:p>2.33597826957703</text:p>
          </table:table-cell>
          <table:table-cell table:number-columns-repeated="9"/>
          <table:table-cell table:style-name="ce5" table:number-columns-repeated="3"/>
          <table:table-cell table:number-columns-repeated="2"/>
        </table:table-row>
      </table:table>
      <table:table table:name="Sumarni rezultati" table:style-name="ta1">
        <table:shapes>
          <draw:frame draw:z-index="0" draw:style-name="gr1" draw:text-style-name="P1" svg:width="10.7106in" svg:height="4.1902in" svg:x="6.2437in" svg:y="1.7516in">
            <draw:object draw:notify-on-update-of-ranges="'Sumarni rezultati'.C13:'Sumarni rezultati'.C21 'Sumarni rezultati'.D13:'Sumarni rezultati'.D21 'Sumarni rezultati'.E13:'Sumarni rezultati'.E21 'Sumarni rezultati'.F13:'Sumarni rezultati'.F21 'Sumarni rezultati'.G13:'Sumarni rezultati'.G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0.6886in" svg:height="3.8043in" svg:x="6.2224in" svg:y="6.5303in">
            <draw:object draw:notify-on-update-of-ranges="'Sumarni rezultati'.C39:'Sumarni rezultati'.C47 'Sumarni rezultati'.D39:'Sumarni rezultati'.D47 'Sumarni rezultati'.E39:'Sumarni rezultati'.E47 'Sumarni rezultati'.F39:'Sumarni rezultati'.F47 'Sumarni rezultati'.G39:'Sumarni rezultati'.G4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1.5445in" svg:height="4.7122in" svg:x="6.2228in" svg:y="10.928in">
            <draw:object draw:notify-on-update-of-ranges="'Sumarni rezultati'.C57:'Sumarni rezultati'.C65 'Sumarni rezultati'.D57:'Sumarni rezultati'.D65 'Sumarni rezultati'.E57:'Sumarni rezultati'.E65 'Sumarni rezultati'.F57:'Sumarni rezultati'.F65 'Sumarni rezultati'.G57:'Sumarni rezultati'.G6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2.3878in" svg:height="3.6913in" svg:x="6.2331in" svg:y="16.1453in">
            <draw:object draw:notify-on-update-of-ranges="'Sumarni rezultati'.C76:'Sumarni rezultati'.C84 'Sumarni rezultati'.D76:'Sumarni rezultati'.D84 'Sumarni rezultati'.E76:'Sumarni rezultati'.E84 'Sumarni rezultati'.F76:'Sumarni rezultati'.F84 'Sumarni rezultati'.G76:'Sumarni rezultati'.G8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 table:number-columns-spanned="22" table:number-rows-spanned="5">
            <text:p>Sumarni rezultati</text:p>
          </table:table-cell>
          <table:covered-table-cell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/>
          <table:covered-table-cell table:style-name="ce4"/>
          <table:covered-table-cell table:number-columns-repeated="15"/>
        </table:table-row>
        <table:table-row table:style-name="ro1">
          <table:covered-table-cell table:number-columns-repeated="2"/>
          <table:covered-table-cell table:number-columns-repeated="3" table:style-name="ce4"/>
          <table:covered-table-cell table:number-columns-repeated="17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2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2">
            <text:p>CREATE</text:p>
          </table:table-cell>
          <table:covered-table-cell table:number-columns-repeated="21"/>
        </table:table-row>
        <table:table-row table:style-name="ro3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9" office:value-type="string" calcext:value-type="string">
            <text:p># Entiteta</text:p>
          </table:table-cell>
          <table:table-cell table:style-name="ce9" office:value-type="string" calcext:value-type="string">
            <text:p># Atributa</text:p>
          </table:table-cell>
          <table:table-cell table:style-name="ce9" office:value-type="string" calcext:value-type="string">
            <text:p>Oznaka</text:p>
          </table:table-cell>
          <table:table-cell table:style-name="ce9" office:value-type="string" calcext:value-type="string">
            <text:p>MyISAM</text:p>
          </table:table-cell>
          <table:table-cell table:style-name="ce9" office:value-type="string" calcext:value-type="string">
            <text:p>InnoDB</text:p>
          </table:table-cell>
          <table:table-cell table:style-name="ce9" office:value-type="string" calcext:value-type="string">
            <text:p>MongoDB</text:p>
          </table:table-cell>
          <table:table-cell table:style-name="ce9" office:value-type="string" calcext:value-type="string">
            <text:p>Neo4j</text:p>
          </table:table-cell>
          <table:table-cell table:number-columns-repeated="1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table:formula="of:=COM.MICROSOFT.CONCAT([.A13]; ;-[.B13])" office:value-type="string" office:string-value="1-10000" calcext:value-type="string">
            <text:p>1-10000</text:p>
          </table:table-cell>
          <table:table-cell table:style-name="ce11" office:value-type="float" office:value="1.07063404719033" calcext:value-type="float">
            <text:p>1.07063404719033</text:p>
          </table:table-cell>
          <table:table-cell table:style-name="ce12" office:value-type="float" office:value="32.5131940046947" calcext:value-type="float">
            <text:p>32.5131940046947</text:p>
          </table:table-cell>
          <table:table-cell table:style-name="ce12" office:value-type="float" office:value="2.0057833989461" calcext:value-type="float">
            <text:p>2.0057833989461</text:p>
          </table:table-cell>
          <table:table-cell table:style-name="ce14" office:value-type="float" office:value="52.5797066688539" calcext:value-type="float">
            <text:p>52.5797066688539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14]; ;-[.B14])" office:value-type="string" office:string-value="1-1000" calcext:value-type="string">
            <text:p>1-1000</text:p>
          </table:table-cell>
          <table:table-cell office:value-type="float" office:value="0.111192305882773" calcext:value-type="float">
            <text:p>0.111192305882773</text:p>
          </table:table-cell>
          <table:table-cell table:style-name="ce5" office:value-type="float" office:value="3.29118593533833" calcext:value-type="float">
            <text:p>3.29118593533833</text:p>
          </table:table-cell>
          <table:table-cell table:style-name="ce5" office:value-type="float" office:value="0.228349367777507" calcext:value-type="float">
            <text:p>0.228349367777507</text:p>
          </table:table-cell>
          <table:table-cell table:style-name="ce5" office:value-type="float" office:value="2.81177226702373" calcext:value-type="float">
            <text:p>2.81177226702373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15]; ;-[.B15])" office:value-type="string" office:string-value="10-1000" calcext:value-type="string">
            <text:p>10-1000</text:p>
          </table:table-cell>
          <table:table-cell office:value-type="float" office:value="1.08584936459857" calcext:value-type="float">
            <text:p>1.08584936459857</text:p>
          </table:table-cell>
          <table:table-cell table:style-name="ce5" office:value-type="float" office:value="32.8067059516903" calcext:value-type="float">
            <text:p>32.8067059516903</text:p>
          </table:table-cell>
          <table:table-cell table:style-name="ce5" office:value-type="float" office:value="2.02290932337443" calcext:value-type="float">
            <text:p>2.02290932337443</text:p>
          </table:table-cell>
          <table:table-cell table:style-name="ce5" office:value-type="float" office:value="5.90463566780097" calcext:value-type="float">
            <text:p>5.90463566780097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16]; ;-[.B16])" office:value-type="string" office:string-value="10-100" calcext:value-type="string">
            <text:p>10-100</text:p>
          </table:table-cell>
          <table:table-cell office:value-type="float" office:value="0.114519357681273" calcext:value-type="float">
            <text:p>0.114519357681273</text:p>
          </table:table-cell>
          <table:table-cell table:style-name="ce5" office:value-type="float" office:value="3.40954836209613" calcext:value-type="float">
            <text:p>3.40954836209613</text:p>
          </table:table-cell>
          <table:table-cell table:style-name="ce5" office:value-type="float" office:value="0.210045258204143" calcext:value-type="float">
            <text:p>0.210045258204143</text:p>
          </table:table-cell>
          <table:table-cell table:style-name="ce5" office:value-type="float" office:value="2.38155635197957" calcext:value-type="float">
            <text:p>2.38155635197957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17]; ;-[.B17])" office:value-type="string" office:string-value="100-100" calcext:value-type="string">
            <text:p>100-100</text:p>
          </table:table-cell>
          <table:table-cell office:value-type="float" office:value="1.08117373784383" calcext:value-type="float">
            <text:p>1.08117373784383</text:p>
          </table:table-cell>
          <table:table-cell table:style-name="ce5" office:value-type="float" office:value="33.3060037295023" calcext:value-type="float">
            <text:p>33.3060037295023</text:p>
          </table:table-cell>
          <table:table-cell table:style-name="ce5" office:value-type="float" office:value="2.01002001762393" calcext:value-type="float">
            <text:p>2.01002001762393</text:p>
          </table:table-cell>
          <table:table-cell table:style-name="ce5" office:value-type="float" office:value="5.2673292954764" calcext:value-type="float">
            <text:p>5.2673292954764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18]; ;-[.B18])" office:value-type="string" office:string-value="100-10" calcext:value-type="string">
            <text:p>100-10</text:p>
          </table:table-cell>
          <table:table-cell office:value-type="float" office:value="0.126664956410723" calcext:value-type="float">
            <text:p>0.126664956410723</text:p>
          </table:table-cell>
          <table:table-cell table:style-name="ce5" office:value-type="float" office:value="3.634667634964" calcext:value-type="float">
            <text:p>3.634667634964</text:p>
          </table:table-cell>
          <table:table-cell table:style-name="ce5" office:value-type="float" office:value="0.256399393081667" calcext:value-type="float">
            <text:p>0.256399393081667</text:p>
          </table:table-cell>
          <table:table-cell table:style-name="ce5" office:value-type="float" office:value="2.32762861251833" calcext:value-type="float">
            <text:p>2.32762861251833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19]; ;-[.B19])" office:value-type="string" office:string-value="1000-10" calcext:value-type="string">
            <text:p>1000-10</text:p>
          </table:table-cell>
          <table:table-cell office:value-type="float" office:value="1.18725037574767" calcext:value-type="float">
            <text:p>1.18725037574767</text:p>
          </table:table-cell>
          <table:table-cell table:style-name="ce5" office:value-type="float" office:value="35.21605126063" calcext:value-type="float">
            <text:p>35.21605126063</text:p>
          </table:table-cell>
          <table:table-cell table:style-name="ce5" office:value-type="float" office:value="2.39418506622313" calcext:value-type="float">
            <text:p>2.39418506622313</text:p>
          </table:table-cell>
          <table:table-cell table:style-name="ce5" office:value-type="float" office:value="6.0845266183216" calcext:value-type="float">
            <text:p>6.0845266183216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20]; ;-[.B20])" office:value-type="string" office:string-value="1000-1" calcext:value-type="string">
            <text:p>1000-1</text:p>
          </table:table-cell>
          <table:table-cell office:value-type="float" office:value="0.20427656173706" calcext:value-type="float">
            <text:p>0.20427656173706</text:p>
          </table:table-cell>
          <table:table-cell table:style-name="ce5" office:value-type="float" office:value="6.73425928751627" calcext:value-type="float">
            <text:p>6.73425928751627</text:p>
          </table:table-cell>
          <table:table-cell table:style-name="ce5" office:value-type="float" office:value="0.459207932154337" calcext:value-type="float">
            <text:p>0.459207932154337</text:p>
          </table:table-cell>
          <table:table-cell table:style-name="ce5" office:value-type="float" office:value="2.58719436327617" calcext:value-type="float">
            <text:p>2.58719436327617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21]; ;-[.B21])" office:value-type="string" office:string-value="10000-1" calcext:value-type="string">
            <text:p>10000-1</text:p>
          </table:table-cell>
          <table:table-cell office:value-type="float" office:value="1.96340227127077" calcext:value-type="float">
            <text:p>1.96340227127077</text:p>
          </table:table-cell>
          <table:table-cell table:style-name="ce5" office:value-type="float" office:value="66.128614028295" calcext:value-type="float">
            <text:p>66.128614028295</text:p>
          </table:table-cell>
          <table:table-cell table:style-name="ce5" office:value-type="float" office:value="4.20347825686137" calcext:value-type="float">
            <text:p>4.20347825686137</text:p>
          </table:table-cell>
          <table:table-cell table:style-name="ce5" office:value-type="float" office:value="24.8653743267059" calcext:value-type="float">
            <text:p>24.8653743267059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style-name="ce7" office:value-type="string" calcext:value-type="string">
            <text:p>Anomalije</text:p>
          </table:table-cell>
          <table:table-cell table:number-columns-repeated="21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READ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table:style-name="ce9" office:value-type="string" calcext:value-type="string">
            <text:p># Entiteta</text:p>
          </table:table-cell>
          <table:table-cell table:style-name="ce9" office:value-type="string" calcext:value-type="string">
            <text:p># Atributa</text:p>
          </table:table-cell>
          <table:table-cell table:style-name="ce9" office:value-type="string" calcext:value-type="string">
            <text:p>Oznaka</text:p>
          </table:table-cell>
          <table:table-cell table:style-name="ce9" office:value-type="string" calcext:value-type="string">
            <text:p>MyISAM</text:p>
          </table:table-cell>
          <table:table-cell table:style-name="ce9" office:value-type="string" calcext:value-type="string">
            <text:p>InnoDB</text:p>
          </table:table-cell>
          <table:table-cell table:style-name="ce9" office:value-type="string" calcext:value-type="string">
            <text:p>MongoDB</text:p>
          </table:table-cell>
          <table:table-cell table:style-name="ce9" office:value-type="string" calcext:value-type="string">
            <text:p>Neo4j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39]; ;-[.B39])" office:value-type="string" office:string-value="1-10000" calcext:value-type="string">
            <text:p>1-10000</text:p>
          </table:table-cell>
          <table:table-cell office:value-type="float" office:value="0.00957942008972167" calcext:value-type="float">
            <text:p>0.009579420089722</text:p>
          </table:table-cell>
          <table:table-cell office:value-type="float" office:value="0.0295833746592203" calcext:value-type="float">
            <text:p>0.02958337465922</text:p>
          </table:table-cell>
          <table:table-cell office:value-type="float" office:value="0.0338470141092937" calcext:value-type="float">
            <text:p>0.033847014109294</text:p>
          </table:table-cell>
          <table:table-cell office:value-type="float" office:value="2.1894900004069" calcext:value-type="float">
            <text:p>2.1894900004069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40]; ;-[.B40])" office:value-type="string" office:string-value="1-1000" calcext:value-type="string">
            <text:p>1-1000</text:p>
          </table:table-cell>
          <table:table-cell office:value-type="float" office:value="0.0013856887817383" calcext:value-type="float">
            <text:p>0.001385688781738</text:p>
          </table:table-cell>
          <table:table-cell office:value-type="float" office:value="0.00237997372945153" calcext:value-type="float">
            <text:p>0.002379973729452</text:p>
          </table:table-cell>
          <table:table-cell office:value-type="float" office:value="0.00596419970194497" calcext:value-type="float">
            <text:p>0.005964199701945</text:p>
          </table:table-cell>
          <table:table-cell office:value-type="float" office:value="2.07724197705587" calcext:value-type="float">
            <text:p>2.07724197705587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41]; ;-[.B41])" office:value-type="string" office:string-value="10-1000" calcext:value-type="string">
            <text:p>10-1000</text:p>
          </table:table-cell>
          <table:table-cell office:value-type="float" office:value="0.037084658940633" calcext:value-type="float">
            <text:p>0.037084658940633</text:p>
          </table:table-cell>
          <table:table-cell office:value-type="float" office:value="0.0277005831400557" calcext:value-type="float">
            <text:p>0.027700583140056</text:p>
          </table:table-cell>
          <table:table-cell office:value-type="float" office:value="0.106200059254963" calcext:value-type="float">
            <text:p>0.106200059254963</text:p>
          </table:table-cell>
          <table:table-cell office:value-type="float" office:value="2.1933013598124" calcext:value-type="float">
            <text:p>2.193301359812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42]; ;-[.B42])" office:value-type="string" office:string-value="10-100" calcext:value-type="string">
            <text:p>10-100</text:p>
          </table:table-cell>
          <table:table-cell office:value-type="float" office:value="0.00521763165791827" calcext:value-type="float">
            <text:p>0.005217631657918</text:p>
          </table:table-cell>
          <table:table-cell office:value-type="float" office:value="0.00443236033121743" calcext:value-type="float">
            <text:p>0.004432360331217</text:p>
          </table:table-cell>
          <table:table-cell office:value-type="float" office:value="0.0151763757069907" calcext:value-type="float">
            <text:p>0.015176375706991</text:p>
          </table:table-cell>
          <table:table-cell office:value-type="float" office:value="2.070481300354" calcext:value-type="float">
            <text:p>2.07048130035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43]; ;-[.B43])" office:value-type="string" office:string-value="100-100" calcext:value-type="string">
            <text:p>100-100</text:p>
          </table:table-cell>
          <table:table-cell office:value-type="float" office:value="0.0501295725504557" calcext:value-type="float">
            <text:p>0.050129572550456</text:p>
          </table:table-cell>
          <table:table-cell office:value-type="float" office:value="0.0414579709370933" calcext:value-type="float">
            <text:p>0.041457970937093</text:p>
          </table:table-cell>
          <table:table-cell office:value-type="float" office:value="0.776152928670247" calcext:value-type="float">
            <text:p>0.776152928670247</text:p>
          </table:table-cell>
          <table:table-cell office:value-type="float" office:value="2.20332566897073" calcext:value-type="float">
            <text:p>2.2033256689707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44]; ;-[.B44])" office:value-type="string" office:string-value="100-10" calcext:value-type="string">
            <text:p>100-10</text:p>
          </table:table-cell>
          <table:table-cell office:value-type="float" office:value="0.016794761021932" calcext:value-type="float">
            <text:p>0.016794761021932</text:p>
          </table:table-cell>
          <table:table-cell office:value-type="float" office:value="0.0161333084106447" calcext:value-type="float">
            <text:p>0.016133308410645</text:p>
          </table:table-cell>
          <table:table-cell office:value-type="float" office:value="0.10608752568563" calcext:value-type="float">
            <text:p>0.10608752568563</text:p>
          </table:table-cell>
          <table:table-cell office:value-type="float" office:value="2.05901503562927" calcext:value-type="float">
            <text:p>2.05901503562927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45]; ;-[.B45])" office:value-type="string" office:string-value="1000-10" calcext:value-type="string">
            <text:p>1000-10</text:p>
          </table:table-cell>
          <table:table-cell office:value-type="float" office:value="0.16143465042114" calcext:value-type="float">
            <text:p>0.16143465042114</text:p>
          </table:table-cell>
          <table:table-cell office:value-type="float" office:value="0.163369337717693" calcext:value-type="float">
            <text:p>0.163369337717693</text:p>
          </table:table-cell>
          <table:table-cell office:value-type="float" office:value="8.02293848991397" calcext:value-type="float">
            <text:p>8.02293848991397</text:p>
          </table:table-cell>
          <table:table-cell office:value-type="float" office:value="2.20851866404217" calcext:value-type="float">
            <text:p>2.20851866404217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46]; ;-[.B46])" office:value-type="string" office:string-value="1000-1" calcext:value-type="string">
            <text:p>1000-1</text:p>
          </table:table-cell>
          <table:table-cell office:value-type="float" office:value="0.12999224662781" calcext:value-type="float">
            <text:p>0.12999224662781</text:p>
          </table:table-cell>
          <table:table-cell office:value-type="float" office:value="0.132033983866373" calcext:value-type="float">
            <text:p>0.132033983866373</text:p>
          </table:table-cell>
          <table:table-cell office:value-type="float" office:value="1.17970204353333" calcext:value-type="float">
            <text:p>1.17970204353333</text:p>
          </table:table-cell>
          <table:table-cell office:value-type="float" office:value="2.05631732940677" calcext:value-type="float">
            <text:p>2.05631732940677</text:p>
          </table:table-cell>
          <table:table-cell table:number-columns-repeated="15"/>
        </table:table-row>
        <table:table-row table:style-name="ro6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47]; ;-[.B47])" office:value-type="string" office:string-value="10000-1" calcext:value-type="string">
            <text:p>10000-1</text:p>
          </table:table-cell>
          <table:table-cell office:value-type="float" office:value="1.23015634218853" calcext:value-type="float">
            <text:p>1.23015634218853</text:p>
          </table:table-cell>
          <table:table-cell office:value-type="float" office:value="1.35671869913737" calcext:value-type="float">
            <text:p>1.35671869913737</text:p>
          </table:table-cell>
          <table:table-cell table:style-name="ce13" office:value-type="float" office:value="84.2600502173107" calcext:value-type="float">
            <text:p>84.2600502173107</text:p>
          </table:table-cell>
          <table:table-cell office:value-type="float" office:value="2.1986819903056" calcext:value-type="float">
            <text:p>2.1986819903056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table:style-name="ce7" office:value-type="string" calcext:value-type="string">
            <text:p>Anomalije</text:p>
          </table:table-cell>
          <table:table-cell table:number-columns-repeated="21"/>
        </table:table-row>
        <table:table-row table:style-name="ro7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UPDA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9" office:value-type="string" calcext:value-type="string">
            <text:p># Entiteta</text:p>
          </table:table-cell>
          <table:table-cell table:style-name="ce9" office:value-type="string" calcext:value-type="string">
            <text:p># Atributa</text:p>
          </table:table-cell>
          <table:table-cell table:style-name="ce9" office:value-type="string" calcext:value-type="string">
            <text:p>Oznaka</text:p>
          </table:table-cell>
          <table:table-cell table:style-name="ce9" office:value-type="string" calcext:value-type="string">
            <text:p>MyISAM</text:p>
          </table:table-cell>
          <table:table-cell table:style-name="ce9" office:value-type="string" calcext:value-type="string">
            <text:p>InnoDB</text:p>
          </table:table-cell>
          <table:table-cell table:style-name="ce9" office:value-type="string" calcext:value-type="string">
            <text:p>MongoDB</text:p>
          </table:table-cell>
          <table:table-cell table:style-name="ce9" office:value-type="string" calcext:value-type="string">
            <text:p>Neo4j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57]; ;-[.B57])" office:value-type="string" office:string-value="1-10000" calcext:value-type="string">
            <text:p>1-10000</text:p>
          </table:table-cell>
          <table:table-cell office:value-type="float" office:value="1.33962003389993" calcext:value-type="float">
            <text:p>1.33962003389993</text:p>
          </table:table-cell>
          <table:table-cell table:style-name="ce5" office:value-type="float" office:value="32.8019489447277" calcext:value-type="float">
            <text:p>32.8019489447277</text:p>
          </table:table-cell>
          <table:table-cell table:style-name="ce5" office:value-type="float" office:value="57.316809097926" calcext:value-type="float">
            <text:p>57.316809097926</text:p>
          </table:table-cell>
          <table:table-cell table:formula="of:=AVERAGE([.D57:.F57])" office:value-type="float" office:value="30.4861260255179" calcext:value-type="float">
            <text:p>30.4861260255179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58]; ;-[.B58])" office:value-type="string" office:string-value="1-1000" calcext:value-type="string">
            <text:p>1-1000</text:p>
          </table:table-cell>
          <table:table-cell office:value-type="float" office:value="0.13345146179199" calcext:value-type="float">
            <text:p>0.13345146179199</text:p>
          </table:table-cell>
          <table:table-cell table:style-name="ce5" office:value-type="float" office:value="3.54223171869917" calcext:value-type="float">
            <text:p>3.54223171869917</text:p>
          </table:table-cell>
          <table:table-cell table:style-name="ce5" office:value-type="float" office:value="0.885117133458453" calcext:value-type="float">
            <text:p>0.885117133458453</text:p>
          </table:table-cell>
          <table:table-cell table:formula="of:=AVERAGE([.D58:.F58])" office:value-type="float" office:value="1.52026677131654" calcext:value-type="float">
            <text:p>1.52026677131654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59]; ;-[.B59])" office:value-type="string" office:string-value="10-1000" calcext:value-type="string">
            <text:p>10-1000</text:p>
          </table:table-cell>
          <table:table-cell office:value-type="float" office:value="1.41021331151327" calcext:value-type="float">
            <text:p>1.41021331151327</text:p>
          </table:table-cell>
          <table:table-cell table:style-name="ce5" office:value-type="float" office:value="33.474471012751" calcext:value-type="float">
            <text:p>33.474471012751</text:p>
          </table:table-cell>
          <table:table-cell table:style-name="ce5" office:value-type="float" office:value="46.2743322849273" calcext:value-type="float">
            <text:p>46.2743322849273</text:p>
          </table:table-cell>
          <table:table-cell table:formula="of:=AVERAGE([.D59:.F59])" office:value-type="float" office:value="27.0530055363972" calcext:value-type="float">
            <text:p>27.0530055363972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60]; ;-[.B60])" office:value-type="string" office:string-value="10-100" calcext:value-type="string">
            <text:p>10-100</text:p>
          </table:table-cell>
          <table:table-cell office:value-type="float" office:value="0.13788970311483" calcext:value-type="float">
            <text:p>0.13788970311483</text:p>
          </table:table-cell>
          <table:table-cell table:style-name="ce5" office:value-type="float" office:value="3.0222783088684" calcext:value-type="float">
            <text:p>3.0222783088684</text:p>
          </table:table-cell>
          <table:table-cell table:style-name="ce5" office:value-type="float" office:value="1.13863897323606" calcext:value-type="float">
            <text:p>1.13863897323606</text:p>
          </table:table-cell>
          <table:table-cell table:formula="of:=AVERAGE([.D60:.F60])" office:value-type="float" office:value="1.43293566173976" calcext:value-type="float">
            <text:p>1.43293566173976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61]; ;-[.B61])" office:value-type="string" office:string-value="100-100" calcext:value-type="string">
            <text:p>100-100</text:p>
          </table:table-cell>
          <table:table-cell office:value-type="float" office:value="1.36818265914917" calcext:value-type="float">
            <text:p>1.36818265914917</text:p>
          </table:table-cell>
          <table:table-cell table:style-name="ce5" office:value-type="float" office:value="33.8332946300507" calcext:value-type="float">
            <text:p>33.8332946300507</text:p>
          </table:table-cell>
          <table:table-cell table:style-name="ce5" office:value-type="float" office:value="43.9395527044933" calcext:value-type="float">
            <text:p>43.9395527044933</text:p>
          </table:table-cell>
          <table:table-cell table:formula="of:=AVERAGE([.D61:.F61])" office:value-type="float" office:value="26.3803433312311" calcext:value-type="float">
            <text:p>26.3803433312311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62]; ;-[.B62])" office:value-type="string" office:string-value="100-10" calcext:value-type="string">
            <text:p>100-10</text:p>
          </table:table-cell>
          <table:table-cell office:value-type="float" office:value="0.164208968480427" calcext:value-type="float">
            <text:p>0.164208968480427</text:p>
          </table:table-cell>
          <table:table-cell table:style-name="ce5" office:value-type="float" office:value="3.41980171203613" calcext:value-type="float">
            <text:p>3.41980171203613</text:p>
          </table:table-cell>
          <table:table-cell table:style-name="ce5" office:value-type="float" office:value="0.941548426945997" calcext:value-type="float">
            <text:p>0.941548426945997</text:p>
          </table:table-cell>
          <table:table-cell table:formula="of:=AVERAGE([.D62:.F62])" office:value-type="float" office:value="1.50851970248752" calcext:value-type="float">
            <text:p>1.50851970248752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63]; ;-[.B63])" office:value-type="string" office:string-value="1000-10" calcext:value-type="string">
            <text:p>1000-10</text:p>
          </table:table-cell>
          <table:table-cell office:value-type="float" office:value="1.77961198488873" calcext:value-type="float">
            <text:p>1.77961198488873</text:p>
          </table:table-cell>
          <table:table-cell table:style-name="ce5" office:value-type="float" office:value="34.493671655655" calcext:value-type="float">
            <text:p>34.493671655655</text:p>
          </table:table-cell>
          <table:table-cell table:style-name="ce5" office:value-type="float" office:value="54.1925002733863" calcext:value-type="float">
            <text:p>54.1925002733863</text:p>
          </table:table-cell>
          <table:table-cell table:formula="of:=AVERAGE([.D63:.F63])" office:value-type="float" office:value="30.1552613046434" calcext:value-type="float">
            <text:p>30.1552613046434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64]; ;-[.B64])" office:value-type="string" office:string-value="1000-1" calcext:value-type="string">
            <text:p>1000-1</text:p>
          </table:table-cell>
          <table:table-cell office:value-type="float" office:value="0.273662010828653" calcext:value-type="float">
            <text:p>0.273662010828653</text:p>
          </table:table-cell>
          <table:table-cell table:style-name="ce5" office:value-type="float" office:value="3.59798097610473" calcext:value-type="float">
            <text:p>3.59798097610473</text:p>
          </table:table-cell>
          <table:table-cell table:style-name="ce5" office:value-type="float" office:value="2.48639337221783" calcext:value-type="float">
            <text:p>2.48639337221783</text:p>
          </table:table-cell>
          <table:table-cell table:formula="of:=AVERAGE([.D64:.F64])" office:value-type="float" office:value="2.11934545305041" calcext:value-type="float">
            <text:p>2.11934545305041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8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65]; ;-[.B65])" office:value-type="string" office:string-value="10000-1" calcext:value-type="string">
            <text:p>10000-1</text:p>
          </table:table-cell>
          <table:table-cell office:value-type="float" office:value="2.71570626894633" calcext:value-type="float">
            <text:p>2.71570626894633</text:p>
          </table:table-cell>
          <table:table-cell table:style-name="ce5" office:value-type="float" office:value="35.320214986801" calcext:value-type="float">
            <text:p>35.320214986801</text:p>
          </table:table-cell>
          <table:table-cell table:style-name="ce14" office:value-type="float" office:value="119.383084376653" calcext:value-type="float">
            <text:p>119.383084376653</text:p>
          </table:table-cell>
          <table:table-cell table:formula="of:=AVERAGE([.D65:.F65])" office:value-type="float" office:value="52.4730018774669" calcext:value-type="float">
            <text:p>52.4730018774669</text:p>
          </table:table-cell>
          <table:table-cell table:number-columns-repeated="9"/>
          <table:table-cell table:style-name="ce5" table:number-columns-repeated="4"/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style-name="ce7" office:value-type="string" calcext:value-type="string">
            <text:p>Anomalije</text:p>
          </table:table-cell>
          <table:table-cell table:number-columns-repeated="21"/>
        </table:table-row>
        <table:table-row table:style-name="ro9">
          <table:table-cell table:number-columns-repeated="22"/>
        </table:table-row>
        <table:table-row table:style-name="ro1">
          <table:table-cell table:style-name="ce3" office:value-type="string" calcext:value-type="string" table:number-columns-spanned="22" table:number-rows-spanned="3">
            <text:p>DELETE</text:p>
          </table:table-cell>
          <table:covered-table-cell table:number-columns-repeated="21"/>
        </table:table-row>
        <table:table-row table:style-name="ro1">
          <table:covered-table-cell table:number-columns-repeated="22"/>
        </table:table-row>
        <table:table-row table:style-name="ro1">
          <table:covered-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9" office:value-type="string" calcext:value-type="string">
            <text:p># Entiteta</text:p>
          </table:table-cell>
          <table:table-cell table:style-name="ce9" office:value-type="string" calcext:value-type="string">
            <text:p># Atributa</text:p>
          </table:table-cell>
          <table:table-cell table:style-name="ce9" office:value-type="string" calcext:value-type="string">
            <text:p>Oznaka</text:p>
          </table:table-cell>
          <table:table-cell table:style-name="ce9" office:value-type="string" calcext:value-type="string">
            <text:p>MyISAM</text:p>
          </table:table-cell>
          <table:table-cell table:style-name="ce9" office:value-type="string" calcext:value-type="string">
            <text:p>InnoDB</text:p>
          </table:table-cell>
          <table:table-cell table:style-name="ce9" office:value-type="string" calcext:value-type="string">
            <text:p>MongoDB</text:p>
          </table:table-cell>
          <table:table-cell table:style-name="ce9" office:value-type="string" calcext:value-type="string">
            <text:p>Neo4j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COM.MICROSOFT.CONCAT([.A76]; ;-[.B76])" office:value-type="string" office:string-value="1-10000" calcext:value-type="string">
            <text:p>1-10000</text:p>
          </table:table-cell>
          <table:table-cell office:value-type="float" office:value="1.4446386496226" calcext:value-type="float">
            <text:p>1.4446386496226</text:p>
          </table:table-cell>
          <table:table-cell table:style-name="ce5" office:value-type="float" office:value="33.3892210324607" calcext:value-type="float">
            <text:p>33.3892210324607</text:p>
          </table:table-cell>
          <table:table-cell table:style-name="ce5" office:value-type="float" office:value="3.33561237653097" calcext:value-type="float">
            <text:p>3.33561237653097</text:p>
          </table:table-cell>
          <table:table-cell table:formula="of:=AVERAGE([.D76:.F76])" office:value-type="float" office:value="12.7231573528714" calcext:value-type="float">
            <text:p>12.7231573528714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COM.MICROSOFT.CONCAT([.A77]; ;-[.B77])" office:value-type="string" office:string-value="1-1000" calcext:value-type="string">
            <text:p>1-1000</text:p>
          </table:table-cell>
          <table:table-cell office:value-type="float" office:value="0.142760276794433" calcext:value-type="float">
            <text:p>0.142760276794433</text:p>
          </table:table-cell>
          <table:table-cell table:style-name="ce5" office:value-type="float" office:value="3.74783468246457" calcext:value-type="float">
            <text:p>3.74783468246457</text:p>
          </table:table-cell>
          <table:table-cell table:style-name="ce5" office:value-type="float" office:value="0.305013656616213" calcext:value-type="float">
            <text:p>0.305013656616213</text:p>
          </table:table-cell>
          <table:table-cell table:formula="of:=AVERAGE([.D77:.F77])" office:value-type="float" office:value="1.39853620529174" calcext:value-type="float">
            <text:p>1.39853620529174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COM.MICROSOFT.CONCAT([.A78]; ;-[.B78])" office:value-type="string" office:string-value="10-1000" calcext:value-type="string">
            <text:p>10-1000</text:p>
          </table:table-cell>
          <table:table-cell office:value-type="float" office:value="1.5483016173045" calcext:value-type="float">
            <text:p>1.5483016173045</text:p>
          </table:table-cell>
          <table:table-cell table:style-name="ce5" office:value-type="float" office:value="33.4251516660057" calcext:value-type="float">
            <text:p>33.4251516660057</text:p>
          </table:table-cell>
          <table:table-cell table:style-name="ce5" office:value-type="float" office:value="3.44743995666503" calcext:value-type="float">
            <text:p>3.44743995666503</text:p>
          </table:table-cell>
          <table:table-cell table:formula="of:=AVERAGE([.D78:.F78])" office:value-type="float" office:value="12.8069644133251" calcext:value-type="float">
            <text:p>12.8069644133251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COM.MICROSOFT.CONCAT([.A79]; ;-[.B79])" office:value-type="string" office:string-value="10-100" calcext:value-type="string">
            <text:p>10-100</text:p>
          </table:table-cell>
          <table:table-cell office:value-type="float" office:value="0.15430561701457" calcext:value-type="float">
            <text:p>0.15430561701457</text:p>
          </table:table-cell>
          <table:table-cell table:style-name="ce5" office:value-type="float" office:value="3.3312000433604" calcext:value-type="float">
            <text:p>3.3312000433604</text:p>
          </table:table-cell>
          <table:table-cell table:style-name="ce5" office:value-type="float" office:value="0.21115724245707" calcext:value-type="float">
            <text:p>0.21115724245707</text:p>
          </table:table-cell>
          <table:table-cell table:formula="of:=AVERAGE([.D79:.F79])" office:value-type="float" office:value="1.23222096761068" calcext:value-type="float">
            <text:p>1.23222096761068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COM.MICROSOFT.CONCAT([.A80]; ;-[.B80])" office:value-type="string" office:string-value="100-100" calcext:value-type="string">
            <text:p>100-100</text:p>
          </table:table-cell>
          <table:table-cell office:value-type="float" office:value="1.53547239303593" calcext:value-type="float">
            <text:p>1.53547239303593</text:p>
          </table:table-cell>
          <table:table-cell table:style-name="ce5" office:value-type="float" office:value="33.4805833498637" calcext:value-type="float">
            <text:p>33.4805833498637</text:p>
          </table:table-cell>
          <table:table-cell table:style-name="ce5" office:value-type="float" office:value="3.8444487253825" calcext:value-type="float">
            <text:p>3.8444487253825</text:p>
          </table:table-cell>
          <table:table-cell table:formula="of:=AVERAGE([.D80:.F80])" office:value-type="float" office:value="12.9535014894274" calcext:value-type="float">
            <text:p>12.9535014894274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COM.MICROSOFT.CONCAT([.A81]; ;-[.B81])" office:value-type="string" office:string-value="100-10" calcext:value-type="string">
            <text:p>100-10</text:p>
          </table:table-cell>
          <table:table-cell office:value-type="float" office:value="0.16562302907308" calcext:value-type="float">
            <text:p>0.16562302907308</text:p>
          </table:table-cell>
          <table:table-cell table:style-name="ce5" office:value-type="float" office:value="3.48837836583457" calcext:value-type="float">
            <text:p>3.48837836583457</text:p>
          </table:table-cell>
          <table:table-cell table:style-name="ce5" office:value-type="float" office:value="0.44046433766683" calcext:value-type="float">
            <text:p>0.44046433766683</text:p>
          </table:table-cell>
          <table:table-cell table:formula="of:=AVERAGE([.D81:.F81])" office:value-type="float" office:value="1.36482191085816" calcext:value-type="float">
            <text:p>1.36482191085816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COM.MICROSOFT.CONCAT([.A82]; ;-[.B82])" office:value-type="string" office:string-value="1000-10" calcext:value-type="string">
            <text:p>1000-10</text:p>
          </table:table-cell>
          <table:table-cell office:value-type="float" office:value="1.64201267560327" calcext:value-type="float">
            <text:p>1.64201267560327</text:p>
          </table:table-cell>
          <table:table-cell table:style-name="ce5" office:value-type="float" office:value="33.1236866315203" calcext:value-type="float">
            <text:p>33.1236866315203</text:p>
          </table:table-cell>
          <table:table-cell table:style-name="ce5" office:value-type="float" office:value="8.13718660672507" calcext:value-type="float">
            <text:p>8.13718660672507</text:p>
          </table:table-cell>
          <table:table-cell table:formula="of:=AVERAGE([.D82:.F82])" office:value-type="float" office:value="14.3009619712829" calcext:value-type="float">
            <text:p>14.3009619712829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COM.MICROSOFT.CONCAT([.A83]; ;-[.B83])" office:value-type="string" office:string-value="1000-1" calcext:value-type="string">
            <text:p>1000-1</text:p>
          </table:table-cell>
          <table:table-cell office:value-type="float" office:value="0.270723740259807" calcext:value-type="float">
            <text:p>0.270723740259807</text:p>
          </table:table-cell>
          <table:table-cell table:style-name="ce5" office:value-type="float" office:value="3.44235936800637" calcext:value-type="float">
            <text:p>3.44235936800637</text:p>
          </table:table-cell>
          <table:table-cell table:style-name="ce5" office:value-type="float" office:value="1.30761138598123" calcext:value-type="float">
            <text:p>1.30761138598123</text:p>
          </table:table-cell>
          <table:table-cell table:formula="of:=AVERAGE([.D83:.F83])" office:value-type="float" office:value="1.6735648314158" calcext:value-type="float">
            <text:p>1.6735648314158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COM.MICROSOFT.CONCAT([.A84]; ;-[.B84])" office:value-type="string" office:string-value="10000-1" calcext:value-type="string">
            <text:p>10000-1</text:p>
          </table:table-cell>
          <table:table-cell office:value-type="float" office:value="2.66760198275247" calcext:value-type="float">
            <text:p>2.66760198275247</text:p>
          </table:table-cell>
          <table:table-cell table:style-name="ce5" office:value-type="float" office:value="34.3496990203853" calcext:value-type="float">
            <text:p>34.3496990203853</text:p>
          </table:table-cell>
          <table:table-cell table:style-name="ce14" office:value-type="float" office:value="56.3377160231271" calcext:value-type="float">
            <text:p>56.3377160231271</text:p>
          </table:table-cell>
          <table:table-cell table:formula="of:=AVERAGE([.D84:.F84])" office:value-type="float" office:value="31.118339008755" calcext:value-type="float">
            <text:p>31.118339008755</text:p>
          </table:table-cell>
          <table:table-cell table:number-columns-repeated="10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style-name="ce7" office:value-type="string" calcext:value-type="string">
            <text:p>Anomalije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iraCode NF" svg:font-family="'FiraCode NF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20:07:43.9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23:19:54.873000000</meta:creation-date>
    <dc:date>2022-01-26T23:45:50.392000000</dc:date>
    <meta:editing-duration>PT3H40M33S</meta:editing-duration>
    <meta:editing-cycles>72</meta:editing-cycles>
    <meta:generator>LibreOffice/7.0.1.2$Windows_X86_64 LibreOffice_project/7cbcfc562f6eb6708b5ff7d7397325de9e764452</meta:generator>
    <meta:document-statistic meta:table-count="4" meta:cell-count="1665" meta:object-count="1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397cm" svg:height="12.017cm" xlink:href=".." xlink:type="simple" chart:class="chart:bar" chart:style-name="ch1">
        <chart:title svg:x="23.874cm" svg:y="0.376cm" chart:style-name="ch2">
          <text:p>MySQL</text:p>
        </chart:title>
        <chart:subtitle svg:x="24.046cm" svg:y="1.395cm" chart:style-name="ch3">
          <text:p>Create</text:p>
        </chart:subtitle>
        <chart:legend chart:legend-position="end" svg:x="47.425cm" svg:y="5.46cm" style:legend-expansion="high" chart:style-name="ch4"/>
        <chart:plot-area chart:style-name="ch5" table:cell-range-address="MySQL.C13:MySQL.C21 MySQL.H13:MySQL.H21 MySQL.U13:MySQL.U21" chart:data-source-has-labels="both" svg:x="1.998cm" svg:y="2.318cm" svg:width="44.44cm" svg:height="8.478cm">
          <chart:coordinate-region svg:x="2.619cm" svg:y="2.517cm" svg:width="43.819cm" svg:height="7.632cm"/>
          <chart:axis chart:dimension="x" chart:name="primary-x" chart:style-name="ch6" chartooo:axis-type="auto">
            <chartooo:date-scale/>
            <chart:title svg:x="22.481cm" svg:y="11.036cm" chart:style-name="ch7">
              <text:p>br_entiteta • br_atributa</text:p>
            </chart:title>
            <chart:categories table:cell-range-address="MySQL.C13:MySQL.C21"/>
          </chart:axis>
          <chart:axis chart:dimension="y" chart:name="primary-y" chart:style-name="ch8">
            <chart:title svg:x="0.451cm" svg:y="7.276cm" chart:style-name="ch9">
              <text:p>Vreme(s)</text:p>
            </chart:title>
            <chart:grid chart:style-name="ch10" chart:class="major"/>
          </chart:axis>
          <chart:series chart:style-name="ch11" chart:values-cell-range-address="MySQL.H13:MySQL.H21" loext:label-string="myisam" chart:class="chart:bar">
            <chart:data-point chart:repeated="9"/>
          </chart:series>
          <chart:series chart:style-name="ch12" chart:values-cell-range-address="MySQL.U13:MySQL.U21" loext:label-string="innodb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MySQL.C13:MySQL.C21</svg:desc>
                </draw:g>
              </table:table-cell>
              <table:table-cell office:value-type="float" office:value="1.07063404719033">
                <text:p>1.07063404719033</text:p>
                <draw:g>
                  <svg:desc>MySQL.H13:MySQL.H21</svg:desc>
                </draw:g>
              </table:table-cell>
              <table:table-cell office:value-type="float" office:value="32.5131940046947">
                <text:p>32.5131940046947</text:p>
                <draw:g>
                  <svg:desc>MySQL.U13:MySQL.U21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111192305882773">
                <text:p>0.111192305882773</text:p>
              </table:table-cell>
              <table:table-cell office:value-type="float" office:value="3.29118593533833">
                <text:p>3.29118593533833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1.08584936459857">
                <text:p>1.08584936459857</text:p>
              </table:table-cell>
              <table:table-cell office:value-type="float" office:value="32.8067059516903">
                <text:p>32.8067059516903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114519357681273">
                <text:p>0.114519357681273</text:p>
              </table:table-cell>
              <table:table-cell office:value-type="float" office:value="3.40954836209613">
                <text:p>3.40954836209613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1.08117373784383">
                <text:p>1.08117373784383</text:p>
              </table:table-cell>
              <table:table-cell office:value-type="float" office:value="33.3060037295023">
                <text:p>33.3060037295023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126664956410723">
                <text:p>0.126664956410723</text:p>
              </table:table-cell>
              <table:table-cell office:value-type="float" office:value="3.634667634964">
                <text:p>3.634667634964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1.18725037574767">
                <text:p>1.18725037574767</text:p>
              </table:table-cell>
              <table:table-cell office:value-type="float" office:value="35.21605126063">
                <text:p>35.21605126063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20427656173706">
                <text:p>0.20427656173706</text:p>
              </table:table-cell>
              <table:table-cell office:value-type="float" office:value="6.73425928751627">
                <text:p>6.7342592875162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1.96340227127077">
                <text:p>1.96340227127077</text:p>
              </table:table-cell>
              <table:table-cell office:value-type="float" office:value="66.128614028295">
                <text:p>66.128614028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4cm" svg:height="9.127cm" xlink:href=".." xlink:type="simple" chart:class="chart:bar" chart:style-name="ch1">
        <chart:title svg:x="12.168cm" svg:y="0.318cm" chart:style-name="ch2">
          <text:p>Neo4j</text:p>
        </chart:title>
        <chart:subtitle svg:x="12.287cm" svg:y="1.279cm" chart:style-name="ch3">
          <text:p>Read</text:p>
        </chart:subtitle>
        <chart:legend chart:legend-position="end" svg:x="24.065cm" svg:y="4.264cm" style:legend-expansion="high" chart:style-name="ch4"/>
        <chart:plot-area chart:style-name="ch5" table:cell-range-address="Neo4j.C39:Neo4j.C47 Neo4j.H39:Neo4j.H47" chart:data-source-has-labels="both" svg:x="1.523cm" svg:y="2.144cm" svg:width="22.03cm" svg:height="5.82cm">
          <chart:coordinate-region svg:x="2.435cm" svg:y="2.343cm" svg:width="21.118cm" svg:height="4.974cm"/>
          <chart:axis chart:dimension="x" chart:name="primary-x" chart:style-name="ch6" chartooo:axis-type="auto">
            <chartooo:date-scale/>
            <chart:title svg:x="10.801cm" svg:y="8.146cm" chart:style-name="ch7">
              <text:p>br_entiteta • br_atributa</text:p>
            </chart:title>
            <chart:categories table:cell-range-address="Neo4j.C39:Neo4j.C47"/>
          </chart:axis>
          <chart:axis chart:dimension="y" chart:name="primary-y" chart:style-name="ch8">
            <chart:title svg:x="0.451cm" svg:y="5.773cm" chart:style-name="ch9">
              <text:p>Vreme(s)</text:p>
            </chart:title>
            <chart:grid chart:style-name="ch10" chart:class="major"/>
          </chart:axis>
          <chart:series chart:style-name="ch11" chart:values-cell-range-address="Neo4j.H39:Neo4j.H47" loext:label-string="neo4j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Neo4j.C39:Neo4j.C47</svg:desc>
                </draw:g>
              </table:table-cell>
              <table:table-cell office:value-type="float" office:value="2.1894900004069">
                <text:p>2.1894900004069</text:p>
                <draw:g>
                  <svg:desc>Neo4j.H39:Neo4j.H47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2.07724197705587">
                <text:p>2.07724197705587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2.1933013598124">
                <text:p>2.1933013598124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2.070481300354">
                <text:p>2.070481300354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2.20332566897073">
                <text:p>2.20332566897073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2.05901503562927">
                <text:p>2.05901503562927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2.20851866404217">
                <text:p>2.20851866404217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2.05631732940677">
                <text:p>2.0563173294067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1986819903056">
                <text:p>2.19868199030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011cm" svg:height="11.026cm" xlink:href=".." xlink:type="simple" chart:class="chart:bar" chart:style-name="ch1">
        <chart:title svg:x="12.853cm" svg:y="0.356cm" chart:style-name="ch2">
          <text:p>Neo4j</text:p>
        </chart:title>
        <chart:subtitle svg:x="12.813cm" svg:y="1.355cm" chart:style-name="ch3">
          <text:p>Update</text:p>
        </chart:subtitle>
        <chart:legend chart:legend-position="end" svg:x="25.436cm" svg:y="5.214cm" style:legend-expansion="high" chart:style-name="ch4"/>
        <chart:plot-area chart:style-name="ch5" table:cell-range-address="Neo4j.C57:Neo4j.C65 Neo4j.H57:Neo4j.H65" chart:data-source-has-labels="both" svg:x="1.551cm" svg:y="2.258cm" svg:width="23.345cm" svg:height="7.567cm">
          <chart:coordinate-region svg:x="2.463cm" svg:y="2.458cm" svg:width="22.433cm" svg:height="6.72cm"/>
          <chart:axis chart:dimension="x" chart:name="primary-x" chart:style-name="ch6" chartooo:axis-type="auto">
            <chartooo:date-scale/>
            <chart:title svg:x="11.486cm" svg:y="10.045cm" chart:style-name="ch7">
              <text:p>br_entiteta • br_atributa</text:p>
            </chart:title>
            <chart:categories table:cell-range-address="Neo4j.C57:Neo4j.C65"/>
          </chart:axis>
          <chart:axis chart:dimension="y" chart:name="primary-y" chart:style-name="ch8">
            <chart:title svg:x="0.451cm" svg:y="6.76cm" chart:style-name="ch9">
              <text:p>Vreme(s)</text:p>
            </chart:title>
            <chart:grid chart:style-name="ch10" chart:class="major"/>
          </chart:axis>
          <chart:series chart:style-name="ch11" chart:values-cell-range-address="Neo4j.H57:Neo4j.H65" loext:label-string="neo4j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Neo4j.C57:Neo4j.C65</svg:desc>
                </draw:g>
              </table:table-cell>
              <table:table-cell office:value-type="float" office:value="2.17934727668763">
                <text:p>2.17934727668763</text:p>
                <draw:g>
                  <svg:desc>Neo4j.H57:Neo4j.H65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2.0574553012848">
                <text:p>2.0574553012848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2.0641556580861">
                <text:p>2.0641556580861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2.07628933588667">
                <text:p>2.07628933588667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2.06771874427797">
                <text:p>2.06771874427797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2.07097935676577">
                <text:p>2.07097935676577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2.06213267644247">
                <text:p>2.06213267644247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2.05443533261617">
                <text:p>2.0544353326161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0993583202362">
                <text:p>2.09935832023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98cm" svg:height="8.731cm" xlink:href=".." xlink:type="simple" chart:class="chart:bar" chart:style-name="ch1">
        <chart:title svg:x="13.997cm" svg:y="0.31cm" chart:style-name="ch2">
          <text:p>Neo4j</text:p>
        </chart:title>
        <chart:subtitle svg:x="14.023cm" svg:y="1.263cm" chart:style-name="ch3">
          <text:p>Delete</text:p>
        </chart:subtitle>
        <chart:legend chart:legend-position="end" svg:x="27.723cm" svg:y="4.066cm" style:legend-expansion="high" chart:style-name="ch4"/>
        <chart:plot-area chart:style-name="ch5" table:cell-range-address="Neo4j.C76:Neo4j.C84 Neo4j.H76:Neo4j.H84" chart:data-source-has-labels="both" svg:x="1.596cm" svg:y="2.12cm" svg:width="25.542cm" svg:height="5.456cm">
          <chart:coordinate-region svg:x="2.508cm" svg:y="2.32cm" svg:width="24.63cm" svg:height="4.61cm"/>
          <chart:axis chart:dimension="x" chart:name="primary-x" chart:style-name="ch6" chartooo:axis-type="auto">
            <chartooo:date-scale/>
            <chart:title svg:x="12.63cm" svg:y="7.75cm" chart:style-name="ch7">
              <text:p>br_entiteta • br_atributa</text:p>
            </chart:title>
            <chart:categories table:cell-range-address="Neo4j.C76:Neo4j.C84"/>
          </chart:axis>
          <chart:axis chart:dimension="y" chart:name="primary-y" chart:style-name="ch8">
            <chart:title svg:x="0.451cm" svg:y="5.567cm" chart:style-name="ch9">
              <text:p>Vreme(s)</text:p>
            </chart:title>
            <chart:grid chart:style-name="ch10" chart:class="major"/>
          </chart:axis>
          <chart:series chart:style-name="ch11" chart:values-cell-range-address="Neo4j.H76:Neo4j.H84" loext:label-string="neo4j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Neo4j.C76:Neo4j.C84</svg:desc>
                </draw:g>
              </table:table-cell>
              <table:table-cell office:value-type="float" office:value="2.33171455065413">
                <text:p>2.33171455065413</text:p>
                <draw:g>
                  <svg:desc>Neo4j.H76:Neo4j.H84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2.06830541292827">
                <text:p>2.06830541292827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2.12413533528647">
                <text:p>2.12413533528647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2.05636167526243">
                <text:p>2.05636167526243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2.10814372698467">
                <text:p>2.10814372698467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2.0476243495941">
                <text:p>2.0476243495941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2.12447611490887">
                <text:p>2.12447611490887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2.0495536327362">
                <text:p>2.0495536327362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33597826957703">
                <text:p>2.335978269577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06cm" svg:height="10.644cm" xlink:href=".." xlink:type="simple" chart:class="chart:bar" chart:style-name="ch1">
        <chart:title svg:x="10.914cm" svg:y="0.348cm" chart:style-name="ch2">
          <text:p>Sumarni rezultati kreiranja</text:p>
        </chart:title>
        <chart:subtitle svg:x="12.951cm" svg:y="1.339cm" chart:style-name="ch3">
          <text:p>Create</text:p>
        </chart:subtitle>
        <chart:legend chart:legend-position="end" svg:x="25.049cm" svg:y="4.276cm" style:legend-expansion="high" chart:style-name="ch4"/>
        <chart:plot-area chart:style-name="ch5" table:cell-range-address="'Sumarni rezultati'.C13:'Sumarni rezultati'.G21" chart:data-source-has-labels="both" svg:x="1.555cm" svg:y="2.234cm" svg:width="22.95cm" svg:height="7.217cm">
          <chart:coordinate-region svg:x="2.176cm" svg:y="2.433cm" svg:width="22.329cm" svg:height="6.371cm"/>
          <chart:axis chart:dimension="x" chart:name="primary-x" chart:style-name="ch6" chartooo:axis-type="auto">
            <chartooo:date-scale/>
            <chart:title svg:x="11.293cm" svg:y="9.663cm" chart:style-name="ch7">
              <text:p>br_entiteta • br_atributa</text:p>
            </chart:title>
            <chart:categories table:cell-range-address="'Sumarni rezultati'.C13:'Sumarni rezultati'.C21"/>
          </chart:axis>
          <chart:axis chart:dimension="y" chart:name="primary-y" chart:style-name="ch8">
            <chart:title svg:x="0.451cm" svg:y="6.561cm" chart:style-name="ch9">
              <text:p>Vreme(s)</text:p>
            </chart:title>
            <chart:grid chart:style-name="ch10" chart:class="major"/>
          </chart:axis>
          <chart:series chart:style-name="ch11" chart:values-cell-range-address="'Sumarni rezultati'.D13:'Sumarni rezultati'.D21" loext:label-string="myisam" chart:class="chart:bar">
            <chart:data-point chart:repeated="9"/>
          </chart:series>
          <chart:series chart:style-name="ch11" chart:values-cell-range-address="'Sumarni rezultati'.E13:'Sumarni rezultati'.E21" loext:label-string="innodb" chart:class="chart:bar">
            <chart:data-point chart:repeated="9"/>
          </chart:series>
          <chart:series chart:style-name="ch12" chart:values-cell-range-address="'Sumarni rezultati'.F13:'Sumarni rezultati'.F21" loext:label-string="mongodb" chart:class="chart:bar">
            <chart:data-point chart:repeated="9"/>
          </chart:series>
          <chart:series chart:style-name="ch13" chart:values-cell-range-address="'Sumarni rezultati'.G13:'Sumarni rezultati'.G21" loext:label-string="neo4j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  <table:table-cell office:value-type="string">
                <text:p>mongodb</text:p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'Sumarni rezultati'.C13:'Sumarni rezultati'.C21</svg:desc>
                </draw:g>
              </table:table-cell>
              <table:table-cell office:value-type="float" office:value="1.07063404719033">
                <text:p>1.07063404719033</text:p>
                <draw:g>
                  <svg:desc>'Sumarni rezultati'.D13:'Sumarni rezultati'.D21</svg:desc>
                </draw:g>
              </table:table-cell>
              <table:table-cell office:value-type="float" office:value="32.5131940046947">
                <text:p>32.5131940046947</text:p>
                <draw:g>
                  <svg:desc>'Sumarni rezultati'.E13:'Sumarni rezultati'.E21</svg:desc>
                </draw:g>
              </table:table-cell>
              <table:table-cell office:value-type="float" office:value="2.0057833989461">
                <text:p>2.0057833989461</text:p>
                <draw:g>
                  <svg:desc>'Sumarni rezultati'.F13:'Sumarni rezultati'.F21</svg:desc>
                </draw:g>
              </table:table-cell>
              <table:table-cell office:value-type="float" office:value="52.5797066688539">
                <text:p>52.5797066688539</text:p>
                <draw:g>
                  <svg:desc>'Sumarni rezultati'.G13:'Sumarni rezultati'.G21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111192305882773">
                <text:p>0.111192305882773</text:p>
              </table:table-cell>
              <table:table-cell office:value-type="float" office:value="3.29118593533833">
                <text:p>3.29118593533833</text:p>
              </table:table-cell>
              <table:table-cell office:value-type="float" office:value="0.228349367777507">
                <text:p>0.228349367777507</text:p>
              </table:table-cell>
              <table:table-cell office:value-type="float" office:value="2.81177226702373">
                <text:p>2.81177226702373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1.08584936459857">
                <text:p>1.08584936459857</text:p>
              </table:table-cell>
              <table:table-cell office:value-type="float" office:value="32.8067059516903">
                <text:p>32.8067059516903</text:p>
              </table:table-cell>
              <table:table-cell office:value-type="float" office:value="2.02290932337443">
                <text:p>2.02290932337443</text:p>
              </table:table-cell>
              <table:table-cell office:value-type="float" office:value="5.90463566780097">
                <text:p>5.90463566780097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114519357681273">
                <text:p>0.114519357681273</text:p>
              </table:table-cell>
              <table:table-cell office:value-type="float" office:value="3.40954836209613">
                <text:p>3.40954836209613</text:p>
              </table:table-cell>
              <table:table-cell office:value-type="float" office:value="0.210045258204143">
                <text:p>0.210045258204143</text:p>
              </table:table-cell>
              <table:table-cell office:value-type="float" office:value="2.38155635197957">
                <text:p>2.38155635197957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1.08117373784383">
                <text:p>1.08117373784383</text:p>
              </table:table-cell>
              <table:table-cell office:value-type="float" office:value="33.3060037295023">
                <text:p>33.3060037295023</text:p>
              </table:table-cell>
              <table:table-cell office:value-type="float" office:value="2.01002001762393">
                <text:p>2.01002001762393</text:p>
              </table:table-cell>
              <table:table-cell office:value-type="float" office:value="5.2673292954764">
                <text:p>5.2673292954764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126664956410723">
                <text:p>0.126664956410723</text:p>
              </table:table-cell>
              <table:table-cell office:value-type="float" office:value="3.634667634964">
                <text:p>3.634667634964</text:p>
              </table:table-cell>
              <table:table-cell office:value-type="float" office:value="0.256399393081667">
                <text:p>0.256399393081667</text:p>
              </table:table-cell>
              <table:table-cell office:value-type="float" office:value="2.32762861251833">
                <text:p>2.32762861251833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1.18725037574767">
                <text:p>1.18725037574767</text:p>
              </table:table-cell>
              <table:table-cell office:value-type="float" office:value="35.21605126063">
                <text:p>35.21605126063</text:p>
              </table:table-cell>
              <table:table-cell office:value-type="float" office:value="2.39418506622313">
                <text:p>2.39418506622313</text:p>
              </table:table-cell>
              <table:table-cell office:value-type="float" office:value="6.0845266183216">
                <text:p>6.0845266183216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20427656173706">
                <text:p>0.20427656173706</text:p>
              </table:table-cell>
              <table:table-cell office:value-type="float" office:value="6.73425928751627">
                <text:p>6.73425928751627</text:p>
              </table:table-cell>
              <table:table-cell office:value-type="float" office:value="0.459207932154337">
                <text:p>0.459207932154337</text:p>
              </table:table-cell>
              <table:table-cell office:value-type="float" office:value="2.58719436327617">
                <text:p>2.5871943632761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1.96340227127077">
                <text:p>1.96340227127077</text:p>
              </table:table-cell>
              <table:table-cell office:value-type="float" office:value="66.128614028295">
                <text:p>66.128614028295</text:p>
              </table:table-cell>
              <table:table-cell office:value-type="float" office:value="4.20347825686137">
                <text:p>4.20347825686137</text:p>
              </table:table-cell>
              <table:table-cell office:value-type="float" office:value="24.8653743267059">
                <text:p>24.865374326705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15cm" svg:height="9.664cm" xlink:href=".." xlink:type="simple" chart:class="chart:bar" chart:style-name="ch1">
        <chart:title svg:x="11.097cm" svg:y="0.329cm" chart:style-name="ch2">
          <text:p>Sumarni rezultati citanja</text:p>
        </chart:title>
        <chart:subtitle svg:x="13.042cm" svg:y="1.301cm" chart:style-name="ch3">
          <text:p>Read</text:p>
        </chart:subtitle>
        <chart:legend chart:legend-position="end" svg:x="24.993cm" svg:y="3.786cm" style:legend-expansion="high" chart:style-name="ch4"/>
        <chart:plot-area chart:style-name="ch5" table:cell-range-address="'Sumarni rezultati'.C39:'Sumarni rezultati'.G47" chart:data-source-has-labels="both" svg:x="1.554cm" svg:y="2.177cm" svg:width="22.896cm" svg:height="6.313cm">
          <chart:coordinate-region svg:x="2.175cm" svg:y="2.377cm" svg:width="22.275cm" svg:height="5.466cm"/>
          <chart:axis chart:dimension="x" chart:name="primary-x" chart:style-name="ch6" chartooo:axis-type="auto">
            <chartooo:date-scale/>
            <chart:title svg:x="11.265cm" svg:y="8.683cm" chart:style-name="ch7">
              <text:p>br_entiteta • br_atributa</text:p>
            </chart:title>
            <chart:categories table:cell-range-address="'Sumarni rezultati'.C39:'Sumarni rezultati'.C47"/>
          </chart:axis>
          <chart:axis chart:dimension="y" chart:name="primary-y" chart:style-name="ch8">
            <chart:title svg:x="0.451cm" svg:y="6.052cm" chart:style-name="ch9">
              <text:p>Vreme(s)</text:p>
            </chart:title>
            <chart:grid chart:style-name="ch10" chart:class="major"/>
          </chart:axis>
          <chart:series chart:style-name="ch11" chart:values-cell-range-address="'Sumarni rezultati'.D39:'Sumarni rezultati'.D47" loext:label-string="myisam" chart:class="chart:bar">
            <chart:data-point chart:repeated="9"/>
          </chart:series>
          <chart:series chart:style-name="ch11" chart:values-cell-range-address="'Sumarni rezultati'.E39:'Sumarni rezultati'.E47" loext:label-string="innodb" chart:class="chart:bar">
            <chart:data-point chart:repeated="9"/>
          </chart:series>
          <chart:series chart:style-name="ch12" chart:values-cell-range-address="'Sumarni rezultati'.F39:'Sumarni rezultati'.F47" loext:label-string="mongodb" chart:class="chart:bar">
            <chart:data-point chart:repeated="9"/>
          </chart:series>
          <chart:series chart:style-name="ch13" chart:values-cell-range-address="'Sumarni rezultati'.G39:'Sumarni rezultati'.G47" loext:label-string="neo4j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  <table:table-cell office:value-type="string">
                <text:p>mongodb</text:p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'Sumarni rezultati'.C39:'Sumarni rezultati'.C47</svg:desc>
                </draw:g>
              </table:table-cell>
              <table:table-cell office:value-type="float" office:value="0.00957942008972167">
                <text:p>0.00957942008972167</text:p>
                <draw:g>
                  <svg:desc>'Sumarni rezultati'.D39:'Sumarni rezultati'.D47</svg:desc>
                </draw:g>
              </table:table-cell>
              <table:table-cell office:value-type="float" office:value="0.0295833746592203">
                <text:p>0.0295833746592203</text:p>
                <draw:g>
                  <svg:desc>'Sumarni rezultati'.E39:'Sumarni rezultati'.E47</svg:desc>
                </draw:g>
              </table:table-cell>
              <table:table-cell office:value-type="float" office:value="0.0338470141092937">
                <text:p>0.0338470141092937</text:p>
                <draw:g>
                  <svg:desc>'Sumarni rezultati'.F39:'Sumarni rezultati'.F47</svg:desc>
                </draw:g>
              </table:table-cell>
              <table:table-cell office:value-type="float" office:value="2.1894900004069">
                <text:p>2.1894900004069</text:p>
                <draw:g>
                  <svg:desc>'Sumarni rezultati'.G39:'Sumarni rezultati'.G47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0013856887817383">
                <text:p>0.0013856887817383</text:p>
              </table:table-cell>
              <table:table-cell office:value-type="float" office:value="0.00237997372945153">
                <text:p>0.00237997372945153</text:p>
              </table:table-cell>
              <table:table-cell office:value-type="float" office:value="0.00596419970194497">
                <text:p>0.00596419970194497</text:p>
              </table:table-cell>
              <table:table-cell office:value-type="float" office:value="2.07724197705587">
                <text:p>2.07724197705587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0.037084658940633">
                <text:p>0.037084658940633</text:p>
              </table:table-cell>
              <table:table-cell office:value-type="float" office:value="0.0277005831400557">
                <text:p>0.0277005831400557</text:p>
              </table:table-cell>
              <table:table-cell office:value-type="float" office:value="0.106200059254963">
                <text:p>0.106200059254963</text:p>
              </table:table-cell>
              <table:table-cell office:value-type="float" office:value="2.1933013598124">
                <text:p>2.1933013598124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00521763165791827">
                <text:p>0.00521763165791827</text:p>
              </table:table-cell>
              <table:table-cell office:value-type="float" office:value="0.00443236033121743">
                <text:p>0.00443236033121743</text:p>
              </table:table-cell>
              <table:table-cell office:value-type="float" office:value="0.0151763757069907">
                <text:p>0.0151763757069907</text:p>
              </table:table-cell>
              <table:table-cell office:value-type="float" office:value="2.070481300354">
                <text:p>2.070481300354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0.0501295725504557">
                <text:p>0.0501295725504557</text:p>
              </table:table-cell>
              <table:table-cell office:value-type="float" office:value="0.0414579709370933">
                <text:p>0.0414579709370933</text:p>
              </table:table-cell>
              <table:table-cell office:value-type="float" office:value="0.776152928670247">
                <text:p>0.776152928670247</text:p>
              </table:table-cell>
              <table:table-cell office:value-type="float" office:value="2.20332566897073">
                <text:p>2.20332566897073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016794761021932">
                <text:p>0.016794761021932</text:p>
              </table:table-cell>
              <table:table-cell office:value-type="float" office:value="0.0161333084106447">
                <text:p>0.0161333084106447</text:p>
              </table:table-cell>
              <table:table-cell office:value-type="float" office:value="0.10608752568563">
                <text:p>0.10608752568563</text:p>
              </table:table-cell>
              <table:table-cell office:value-type="float" office:value="2.05901503562927">
                <text:p>2.05901503562927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0.16143465042114">
                <text:p>0.16143465042114</text:p>
              </table:table-cell>
              <table:table-cell office:value-type="float" office:value="0.163369337717693">
                <text:p>0.163369337717693</text:p>
              </table:table-cell>
              <table:table-cell office:value-type="float" office:value="8.02293848991397">
                <text:p>8.02293848991397</text:p>
              </table:table-cell>
              <table:table-cell office:value-type="float" office:value="2.20851866404217">
                <text:p>2.20851866404217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12999224662781">
                <text:p>0.12999224662781</text:p>
              </table:table-cell>
              <table:table-cell office:value-type="float" office:value="0.132033983866373">
                <text:p>0.132033983866373</text:p>
              </table:table-cell>
              <table:table-cell office:value-type="float" office:value="1.17970204353333">
                <text:p>1.17970204353333</text:p>
              </table:table-cell>
              <table:table-cell office:value-type="float" office:value="2.05631732940677">
                <text:p>2.0563173294067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1.23015634218853">
                <text:p>1.23015634218853</text:p>
              </table:table-cell>
              <table:table-cell office:value-type="float" office:value="1.35671869913737">
                <text:p>1.35671869913737</text:p>
              </table:table-cell>
              <table:table-cell office:value-type="float" office:value="84.2600502173107">
                <text:p>84.2600502173107</text:p>
              </table:table-cell>
              <table:table-cell office:value-type="float" office:value="2.1986819903056">
                <text:p>2.198681990305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24cm" svg:height="11.97cm" xlink:href=".." xlink:type="simple" chart:class="chart:bar" chart:style-name="ch1">
        <chart:title svg:x="11.854cm" svg:y="0.375cm" chart:style-name="ch2">
          <text:p>Sumarni rezultati azuriranja</text:p>
        </chart:title>
        <chart:subtitle svg:x="13.97cm" svg:y="1.393cm" chart:style-name="ch3">
          <text:p>Update</text:p>
        </chart:subtitle>
        <chart:legend chart:legend-position="end" svg:x="27.167cm" svg:y="4.939cm" style:legend-expansion="high" chart:style-name="ch4"/>
        <chart:plot-area chart:style-name="ch5" table:cell-range-address="'Sumarni rezultati'.C57:'Sumarni rezultati'.G65" chart:data-source-has-labels="both" svg:x="1.597cm" svg:y="2.315cm" svg:width="24.984cm" svg:height="8.435cm">
          <chart:coordinate-region svg:x="2.404cm" svg:y="2.514cm" svg:width="24.177cm" svg:height="7.589cm"/>
          <chart:axis chart:dimension="x" chart:name="primary-x" chart:style-name="ch6" chartooo:axis-type="auto">
            <chartooo:date-scale/>
            <chart:title svg:x="12.352cm" svg:y="10.989cm" chart:style-name="ch7">
              <text:p>br_entiteta • br_atributa</text:p>
            </chart:title>
            <chart:categories table:cell-range-address="'Sumarni rezultati'.C57:'Sumarni rezultati'.C65"/>
          </chart:axis>
          <chart:axis chart:dimension="y" chart:name="primary-y" chart:style-name="ch8">
            <chart:title svg:x="0.451cm" svg:y="7.251cm" chart:style-name="ch9">
              <text:p>Vreme(s)</text:p>
            </chart:title>
            <chart:grid chart:style-name="ch10" chart:class="major"/>
          </chart:axis>
          <chart:series chart:style-name="ch11" chart:values-cell-range-address="'Sumarni rezultati'.D57:'Sumarni rezultati'.D65" loext:label-string="myisam" chart:class="chart:bar">
            <chart:data-point chart:repeated="9"/>
          </chart:series>
          <chart:series chart:style-name="ch12" chart:values-cell-range-address="'Sumarni rezultati'.E57:'Sumarni rezultati'.E65" loext:label-string="innodb" chart:class="chart:bar">
            <chart:data-point chart:repeated="9"/>
          </chart:series>
          <chart:series chart:style-name="ch13" chart:values-cell-range-address="'Sumarni rezultati'.F57:'Sumarni rezultati'.F65" loext:label-string="mongodb" chart:class="chart:bar">
            <chart:data-point chart:repeated="9"/>
          </chart:series>
          <chart:series chart:style-name="ch14" chart:values-cell-range-address="'Sumarni rezultati'.G57:'Sumarni rezultati'.G65" loext:label-string="neo4j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  <table:table-cell office:value-type="string">
                <text:p>mongodb</text:p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'Sumarni rezultati'.C57:'Sumarni rezultati'.C65</svg:desc>
                </draw:g>
              </table:table-cell>
              <table:table-cell office:value-type="float" office:value="1.33962003389993">
                <text:p>1.33962003389993</text:p>
                <draw:g>
                  <svg:desc>'Sumarni rezultati'.D57:'Sumarni rezultati'.D65</svg:desc>
                </draw:g>
              </table:table-cell>
              <table:table-cell office:value-type="float" office:value="32.8019489447277">
                <text:p>32.8019489447277</text:p>
                <draw:g>
                  <svg:desc>'Sumarni rezultati'.E57:'Sumarni rezultati'.E65</svg:desc>
                </draw:g>
              </table:table-cell>
              <table:table-cell office:value-type="float" office:value="57.316809097926">
                <text:p>57.316809097926</text:p>
                <draw:g>
                  <svg:desc>'Sumarni rezultati'.F57:'Sumarni rezultati'.F65</svg:desc>
                </draw:g>
              </table:table-cell>
              <table:table-cell office:value-type="float" office:value="30.4861260255179">
                <text:p>30.4861260255179</text:p>
                <draw:g>
                  <svg:desc>'Sumarni rezultati'.G57:'Sumarni rezultati'.G65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13345146179199">
                <text:p>0.13345146179199</text:p>
              </table:table-cell>
              <table:table-cell office:value-type="float" office:value="3.54223171869917">
                <text:p>3.54223171869917</text:p>
              </table:table-cell>
              <table:table-cell office:value-type="float" office:value="0.885117133458453">
                <text:p>0.885117133458453</text:p>
              </table:table-cell>
              <table:table-cell office:value-type="float" office:value="1.52026677131654">
                <text:p>1.52026677131654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1.41021331151327">
                <text:p>1.41021331151327</text:p>
              </table:table-cell>
              <table:table-cell office:value-type="float" office:value="33.474471012751">
                <text:p>33.474471012751</text:p>
              </table:table-cell>
              <table:table-cell office:value-type="float" office:value="46.2743322849273">
                <text:p>46.2743322849273</text:p>
              </table:table-cell>
              <table:table-cell office:value-type="float" office:value="27.0530055363972">
                <text:p>27.0530055363972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13788970311483">
                <text:p>0.13788970311483</text:p>
              </table:table-cell>
              <table:table-cell office:value-type="float" office:value="3.0222783088684">
                <text:p>3.0222783088684</text:p>
              </table:table-cell>
              <table:table-cell office:value-type="float" office:value="1.13863897323606">
                <text:p>1.13863897323606</text:p>
              </table:table-cell>
              <table:table-cell office:value-type="float" office:value="1.43293566173976">
                <text:p>1.43293566173976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1.36818265914917">
                <text:p>1.36818265914917</text:p>
              </table:table-cell>
              <table:table-cell office:value-type="float" office:value="33.8332946300507">
                <text:p>33.8332946300507</text:p>
              </table:table-cell>
              <table:table-cell office:value-type="float" office:value="43.9395527044933">
                <text:p>43.9395527044933</text:p>
              </table:table-cell>
              <table:table-cell office:value-type="float" office:value="26.3803433312311">
                <text:p>26.3803433312311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164208968480427">
                <text:p>0.164208968480427</text:p>
              </table:table-cell>
              <table:table-cell office:value-type="float" office:value="3.41980171203613">
                <text:p>3.41980171203613</text:p>
              </table:table-cell>
              <table:table-cell office:value-type="float" office:value="0.941548426945997">
                <text:p>0.941548426945997</text:p>
              </table:table-cell>
              <table:table-cell office:value-type="float" office:value="1.50851970248752">
                <text:p>1.50851970248752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1.77961198488873">
                <text:p>1.77961198488873</text:p>
              </table:table-cell>
              <table:table-cell office:value-type="float" office:value="34.493671655655">
                <text:p>34.493671655655</text:p>
              </table:table-cell>
              <table:table-cell office:value-type="float" office:value="54.1925002733863">
                <text:p>54.1925002733863</text:p>
              </table:table-cell>
              <table:table-cell office:value-type="float" office:value="30.1552613046434">
                <text:p>30.1552613046434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273662010828653">
                <text:p>0.273662010828653</text:p>
              </table:table-cell>
              <table:table-cell office:value-type="float" office:value="3.59798097610473">
                <text:p>3.59798097610473</text:p>
              </table:table-cell>
              <table:table-cell office:value-type="float" office:value="2.48639337221783">
                <text:p>2.48639337221783</text:p>
              </table:table-cell>
              <table:table-cell office:value-type="float" office:value="2.11934545305041">
                <text:p>2.11934545305041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71570626894633">
                <text:p>2.71570626894633</text:p>
              </table:table-cell>
              <table:table-cell office:value-type="float" office:value="35.320214986801">
                <text:p>35.320214986801</text:p>
              </table:table-cell>
              <table:table-cell office:value-type="float" office:value="119.383084376653">
                <text:p>119.383084376653</text:p>
              </table:table-cell>
              <table:table-cell office:value-type="float" office:value="52.4730018774669">
                <text:p>52.4730018774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466cm" svg:height="9.377cm" xlink:href=".." xlink:type="simple" chart:class="chart:bar" chart:style-name="ch1">
        <chart:title svg:x="13.123cm" svg:y="0.323cm" chart:style-name="ch2">
          <text:p>Sumarni rezultati brisanja</text:p>
        </chart:title>
        <chart:subtitle svg:x="15.107cm" svg:y="1.289cm" chart:style-name="ch3">
          <text:p>Delete</text:p>
        </chart:subtitle>
        <chart:legend chart:legend-position="end" svg:x="29.309cm" svg:y="3.642cm" style:legend-expansion="high" chart:style-name="ch4"/>
        <chart:plot-area chart:style-name="ch5" table:cell-range-address="'Sumarni rezultati'.C76:'Sumarni rezultati'.G84" chart:data-source-has-labels="both" svg:x="1.64cm" svg:y="2.159cm" svg:width="27.04cm" svg:height="6.05cm">
          <chart:coordinate-region svg:x="2.261cm" svg:y="2.358cm" svg:width="26.419cm" svg:height="5.204cm"/>
          <chart:axis chart:dimension="x" chart:name="primary-x" chart:style-name="ch6" chartooo:axis-type="auto">
            <chartooo:date-scale/>
            <chart:title svg:x="13.423cm" svg:y="8.396cm" chart:style-name="ch7">
              <text:p>br_entiteta • br_atributa</text:p>
            </chart:title>
            <chart:categories table:cell-range-address="'Sumarni rezultati'.C76:'Sumarni rezultati'.C84"/>
          </chart:axis>
          <chart:axis chart:dimension="y" chart:name="primary-y" chart:style-name="ch8">
            <chart:title svg:x="0.451cm" svg:y="5.903cm" chart:style-name="ch9">
              <text:p>Vreme(s)</text:p>
            </chart:title>
            <chart:grid chart:style-name="ch10" chart:class="major"/>
          </chart:axis>
          <chart:series chart:style-name="ch11" chart:values-cell-range-address="'Sumarni rezultati'.D76:'Sumarni rezultati'.D84" loext:label-string="myisam" chart:class="chart:bar">
            <chart:data-point chart:repeated="9"/>
          </chart:series>
          <chart:series chart:style-name="ch12" chart:values-cell-range-address="'Sumarni rezultati'.E76:'Sumarni rezultati'.E84" loext:label-string="innodb" chart:class="chart:bar">
            <chart:data-point chart:repeated="9"/>
          </chart:series>
          <chart:series chart:style-name="ch13" chart:values-cell-range-address="'Sumarni rezultati'.F76:'Sumarni rezultati'.F84" loext:label-string="mongodb" chart:class="chart:bar">
            <chart:data-point chart:repeated="9"/>
          </chart:series>
          <chart:series chart:style-name="ch14" chart:values-cell-range-address="'Sumarni rezultati'.G76:'Sumarni rezultati'.G84" loext:label-string="neo4j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  <table:table-cell office:value-type="string">
                <text:p>mongodb</text:p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'Sumarni rezultati'.C76:'Sumarni rezultati'.C84</svg:desc>
                </draw:g>
              </table:table-cell>
              <table:table-cell office:value-type="float" office:value="1.4446386496226">
                <text:p>1.4446386496226</text:p>
                <draw:g>
                  <svg:desc>'Sumarni rezultati'.D76:'Sumarni rezultati'.D84</svg:desc>
                </draw:g>
              </table:table-cell>
              <table:table-cell office:value-type="float" office:value="33.3892210324607">
                <text:p>33.3892210324607</text:p>
                <draw:g>
                  <svg:desc>'Sumarni rezultati'.E76:'Sumarni rezultati'.E84</svg:desc>
                </draw:g>
              </table:table-cell>
              <table:table-cell office:value-type="float" office:value="3.33561237653097">
                <text:p>3.33561237653097</text:p>
                <draw:g>
                  <svg:desc>'Sumarni rezultati'.F76:'Sumarni rezultati'.F84</svg:desc>
                </draw:g>
              </table:table-cell>
              <table:table-cell office:value-type="float" office:value="12.7231573528714">
                <text:p>12.7231573528714</text:p>
                <draw:g>
                  <svg:desc>'Sumarni rezultati'.G76:'Sumarni rezultati'.G84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142760276794433">
                <text:p>0.142760276794433</text:p>
              </table:table-cell>
              <table:table-cell office:value-type="float" office:value="3.74783468246457">
                <text:p>3.74783468246457</text:p>
              </table:table-cell>
              <table:table-cell office:value-type="float" office:value="0.305013656616213">
                <text:p>0.305013656616213</text:p>
              </table:table-cell>
              <table:table-cell office:value-type="float" office:value="1.39853620529174">
                <text:p>1.39853620529174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1.5483016173045">
                <text:p>1.5483016173045</text:p>
              </table:table-cell>
              <table:table-cell office:value-type="float" office:value="33.4251516660057">
                <text:p>33.4251516660057</text:p>
              </table:table-cell>
              <table:table-cell office:value-type="float" office:value="3.44743995666503">
                <text:p>3.44743995666503</text:p>
              </table:table-cell>
              <table:table-cell office:value-type="float" office:value="12.8069644133251">
                <text:p>12.8069644133251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15430561701457">
                <text:p>0.15430561701457</text:p>
              </table:table-cell>
              <table:table-cell office:value-type="float" office:value="3.3312000433604">
                <text:p>3.3312000433604</text:p>
              </table:table-cell>
              <table:table-cell office:value-type="float" office:value="0.21115724245707">
                <text:p>0.21115724245707</text:p>
              </table:table-cell>
              <table:table-cell office:value-type="float" office:value="1.23222096761068">
                <text:p>1.23222096761068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1.53547239303593">
                <text:p>1.53547239303593</text:p>
              </table:table-cell>
              <table:table-cell office:value-type="float" office:value="33.4805833498637">
                <text:p>33.4805833498637</text:p>
              </table:table-cell>
              <table:table-cell office:value-type="float" office:value="3.8444487253825">
                <text:p>3.8444487253825</text:p>
              </table:table-cell>
              <table:table-cell office:value-type="float" office:value="12.9535014894274">
                <text:p>12.9535014894274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16562302907308">
                <text:p>0.16562302907308</text:p>
              </table:table-cell>
              <table:table-cell office:value-type="float" office:value="3.48837836583457">
                <text:p>3.48837836583457</text:p>
              </table:table-cell>
              <table:table-cell office:value-type="float" office:value="0.44046433766683">
                <text:p>0.44046433766683</text:p>
              </table:table-cell>
              <table:table-cell office:value-type="float" office:value="1.36482191085816">
                <text:p>1.36482191085816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1.64201267560327">
                <text:p>1.64201267560327</text:p>
              </table:table-cell>
              <table:table-cell office:value-type="float" office:value="33.1236866315203">
                <text:p>33.1236866315203</text:p>
              </table:table-cell>
              <table:table-cell office:value-type="float" office:value="8.13718660672507">
                <text:p>8.13718660672507</text:p>
              </table:table-cell>
              <table:table-cell office:value-type="float" office:value="14.3009619712829">
                <text:p>14.3009619712829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270723740259807">
                <text:p>0.270723740259807</text:p>
              </table:table-cell>
              <table:table-cell office:value-type="float" office:value="3.44235936800637">
                <text:p>3.44235936800637</text:p>
              </table:table-cell>
              <table:table-cell office:value-type="float" office:value="1.30761138598123">
                <text:p>1.30761138598123</text:p>
              </table:table-cell>
              <table:table-cell office:value-type="float" office:value="1.6735648314158">
                <text:p>1.6735648314158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66760198275247">
                <text:p>2.66760198275247</text:p>
              </table:table-cell>
              <table:table-cell office:value-type="float" office:value="34.3496990203853">
                <text:p>34.3496990203853</text:p>
              </table:table-cell>
              <table:table-cell office:value-type="float" office:value="56.3377160231271">
                <text:p>56.3377160231271</text:p>
              </table:table-cell>
              <table:table-cell office:value-type="float" office:value="31.118339008755">
                <text:p>31.1183390087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617cm" svg:height="18.557cm" xlink:href=".." xlink:type="simple" chart:class="chart:bar" chart:style-name="ch1">
        <chart:title svg:x="23.984cm" svg:y="0.507cm" chart:style-name="ch2">
          <text:p>MySQL</text:p>
        </chart:title>
        <chart:subtitle svg:x="24.275cm" svg:y="1.657cm" chart:style-name="ch3">
          <text:p>Read</text:p>
        </chart:subtitle>
        <chart:legend chart:legend-position="end" svg:x="47.645cm" svg:y="8.73cm" style:legend-expansion="high" chart:style-name="ch4"/>
        <chart:plot-area chart:style-name="ch5" table:cell-range-address="MySQL.P56:MySQL.P64 MySQL.H55:MySQL.H64 MySQL.U56:MySQL.U64" chart:data-source-has-labels="both" svg:x="2.003cm" svg:y="2.711cm" svg:width="44.65cm" svg:height="14.494cm">
          <chart:coordinate-region svg:x="2.73cm" svg:y="2.91cm" svg:width="43.923cm" svg:height="13.648cm"/>
          <chart:axis chart:dimension="x" chart:name="primary-x" chart:style-name="ch6" chartooo:axis-type="auto">
            <chartooo:date-scale/>
            <chart:title svg:x="22.591cm" svg:y="17.576cm" chart:style-name="ch7">
              <text:p>br_entiteta • br_atributa</text:p>
            </chart:title>
            <chart:categories table:cell-range-address="MySQL.P56:MySQL.P64"/>
          </chart:axis>
          <chart:axis chart:dimension="y" chart:name="primary-y" chart:style-name="ch8">
            <chart:title svg:x="0.451cm" svg:y="10.677cm" chart:style-name="ch9">
              <text:p>Vreme(s)</text:p>
            </chart:title>
            <chart:grid chart:style-name="ch10" chart:class="major"/>
          </chart:axis>
          <chart:series chart:style-name="ch11" chart:values-cell-range-address="MySQL.H55:MySQL.H64" loext:label-string="myisam" chart:class="chart:bar">
            <chart:data-point chart:repeated="10"/>
          </chart:series>
          <chart:series chart:style-name="ch12" chart:values-cell-range-address="MySQL.U56:MySQL.U64" loext:label-string="innodb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MySQL.P56:MySQL.P64</svg:desc>
                </draw:g>
              </table:table-cell>
              <table:table-cell office:value-type="float" office:value="NaN">
                <text:p>NaN</text:p>
                <draw:g>
                  <svg:desc>MySQL.H55:MySQL.H64</svg:desc>
                </draw:g>
              </table:table-cell>
              <table:table-cell office:value-type="float" office:value="0.0295833746592203">
                <text:p>0.0295833746592203</text:p>
                <draw:g>
                  <svg:desc>MySQL.U56:MySQL.U64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00957942008972167">
                <text:p>0.00957942008972167</text:p>
              </table:table-cell>
              <table:table-cell office:value-type="float" office:value="0.00237997372945153">
                <text:p>0.00237997372945153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0.0013856887817383">
                <text:p>0.0013856887817383</text:p>
              </table:table-cell>
              <table:table-cell office:value-type="float" office:value="0.0277005831400557">
                <text:p>0.0277005831400557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037084658940633">
                <text:p>0.037084658940633</text:p>
              </table:table-cell>
              <table:table-cell office:value-type="float" office:value="0.00443236033121743">
                <text:p>0.00443236033121743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0.00521763165791827">
                <text:p>0.00521763165791827</text:p>
              </table:table-cell>
              <table:table-cell office:value-type="float" office:value="0.0414579709370933">
                <text:p>0.0414579709370933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0501295725504557">
                <text:p>0.0501295725504557</text:p>
              </table:table-cell>
              <table:table-cell office:value-type="float" office:value="0.0161333084106447">
                <text:p>0.0161333084106447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0.016794761021932">
                <text:p>0.016794761021932</text:p>
              </table:table-cell>
              <table:table-cell office:value-type="float" office:value="0.163369337717693">
                <text:p>0.163369337717693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16143465042114">
                <text:p>0.16143465042114</text:p>
              </table:table-cell>
              <table:table-cell office:value-type="float" office:value="0.132033983866373">
                <text:p>0.132033983866373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0.12999224662781">
                <text:p>0.12999224662781</text:p>
              </table:table-cell>
              <table:table-cell office:value-type="float" office:value="1.35671869913737">
                <text:p>1.35671869913737</text:p>
              </table:table-cell>
            </table:table-row>
            <table:table-row>
              <table:table-cell office:value-type="string"/>
              <table:table-cell office:value-type="float" office:value="1.23015634218853">
                <text:p>1.230156342188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599cm" svg:height="20.245cm" xlink:href=".." xlink:type="simple" chart:class="chart:bar" chart:style-name="ch1">
        <chart:title svg:x="23.975cm" svg:y="0.54cm" chart:style-name="ch2">
          <text:p>MySQL</text:p>
        </chart:title>
        <chart:subtitle svg:x="24.107cm" svg:y="1.723cm" chart:style-name="ch3">
          <text:p>Update</text:p>
        </chart:subtitle>
        <chart:legend chart:legend-position="end" svg:x="47.627cm" svg:y="9.574cm" style:legend-expansion="high" chart:style-name="ch4"/>
        <chart:plot-area chart:style-name="ch5" table:cell-range-address="MySQL.P72:MySQL.P80 MySQL.H72:MySQL.H80 MySQL.U72:MySQL.U80" chart:data-source-has-labels="both" svg:x="2.002cm" svg:y="2.81cm" svg:width="44.634cm" svg:height="16.05cm">
          <chart:coordinate-region svg:x="2.623cm" svg:y="3.009cm" svg:width="44.013cm" svg:height="15.204cm"/>
          <chart:axis chart:dimension="x" chart:name="primary-x" chart:style-name="ch6" chartooo:axis-type="auto">
            <chartooo:date-scale/>
            <chart:title svg:x="22.582cm" svg:y="19.264cm" chart:style-name="ch7">
              <text:p>br_entiteta • br_atributa</text:p>
            </chart:title>
            <chart:categories table:cell-range-address="MySQL.P72:MySQL.P80"/>
          </chart:axis>
          <chart:axis chart:dimension="y" chart:name="primary-y" chart:style-name="ch8">
            <chart:title svg:x="0.451cm" svg:y="11.554cm" chart:style-name="ch9">
              <text:p>Vreme(s)</text:p>
            </chart:title>
            <chart:grid chart:style-name="ch10" chart:class="major"/>
          </chart:axis>
          <chart:series chart:style-name="ch11" chart:values-cell-range-address="MySQL.H72:MySQL.H80" loext:label-string="myisam" chart:class="chart:bar">
            <chart:data-point chart:repeated="9"/>
          </chart:series>
          <chart:series chart:style-name="ch12" chart:values-cell-range-address="MySQL.U72:MySQL.U80" loext:label-string="innodb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am</text:p>
              </table:table-cell>
              <table:table-cell office:value-type="string">
                <text:p>innodb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MySQL.P72:MySQL.P80</svg:desc>
                </draw:g>
              </table:table-cell>
              <table:table-cell office:value-type="float" office:value="1.33962003389993">
                <text:p>1.33962003389993</text:p>
                <draw:g>
                  <svg:desc>MySQL.H72:MySQL.H80</svg:desc>
                </draw:g>
              </table:table-cell>
              <table:table-cell office:value-type="float" office:value="32.8019489447277">
                <text:p>32.8019489447277</text:p>
                <draw:g>
                  <svg:desc>MySQL.U72:MySQL.U80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13345146179199">
                <text:p>0.13345146179199</text:p>
              </table:table-cell>
              <table:table-cell office:value-type="float" office:value="3.54223171869917">
                <text:p>3.54223171869917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1.41021331151327">
                <text:p>1.41021331151327</text:p>
              </table:table-cell>
              <table:table-cell office:value-type="float" office:value="33.474471012751">
                <text:p>33.474471012751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13788970311483">
                <text:p>0.13788970311483</text:p>
              </table:table-cell>
              <table:table-cell office:value-type="float" office:value="3.0222783088684">
                <text:p>3.0222783088684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1.36818265914917">
                <text:p>1.36818265914917</text:p>
              </table:table-cell>
              <table:table-cell office:value-type="float" office:value="33.8332946300507">
                <text:p>33.8332946300507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164208968480427">
                <text:p>0.164208968480427</text:p>
              </table:table-cell>
              <table:table-cell office:value-type="float" office:value="3.41980171203613">
                <text:p>3.41980171203613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1.77961198488873">
                <text:p>1.77961198488873</text:p>
              </table:table-cell>
              <table:table-cell office:value-type="float" office:value="34.493671655655">
                <text:p>34.493671655655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273662010828653">
                <text:p>0.273662010828653</text:p>
              </table:table-cell>
              <table:table-cell office:value-type="float" office:value="3.59798097610473">
                <text:p>3.59798097610473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71570626894633">
                <text:p>2.71570626894633</text:p>
              </table:table-cell>
              <table:table-cell office:value-type="float" office:value="35.320214986801">
                <text:p>35.3202149868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397cm" svg:height="14.72cm" xlink:href=".." xlink:type="simple" chart:class="chart:bar" chart:style-name="ch1">
        <chart:title svg:x="23.874cm" svg:y="0.43cm" chart:style-name="ch2">
          <text:p>MySQL</text:p>
        </chart:title>
        <chart:subtitle svg:x="24.072cm" svg:y="1.503cm" chart:style-name="ch3">
          <text:p>Delete</text:p>
        </chart:subtitle>
        <chart:legend chart:legend-position="end" svg:x="47.425cm" svg:y="6.812cm" style:legend-expansion="high" chart:style-name="ch4"/>
        <chart:plot-area chart:style-name="ch5" table:cell-range-address="MySQL.P91:MySQL.P99 MySQL.H91:MySQL.H99 MySQL.U91:MySQL.U99" chart:data-source-has-labels="both" svg:x="1.998cm" svg:y="2.48cm" svg:width="44.44cm" svg:height="10.965cm">
          <chart:coordinate-region svg:x="2.619cm" svg:y="2.679cm" svg:width="43.819cm" svg:height="10.119cm"/>
          <chart:axis chart:dimension="x" chart:name="primary-x" chart:style-name="ch6" chartooo:axis-type="auto">
            <chartooo:date-scale/>
            <chart:title svg:x="22.481cm" svg:y="13.739cm" chart:style-name="ch7">
              <text:p>br_entiteta • br_atributa</text:p>
            </chart:title>
            <chart:categories table:cell-range-address="MySQL.P91:MySQL.P99"/>
          </chart:axis>
          <chart:axis chart:dimension="y" chart:name="primary-y" chart:style-name="ch8">
            <chart:title svg:x="0.451cm" svg:y="8.681cm" chart:style-name="ch9">
              <text:p>Vreme(s)</text:p>
            </chart:title>
            <chart:grid chart:style-name="ch10" chart:class="major"/>
          </chart:axis>
          <chart:series chart:style-name="ch11" chart:values-cell-range-address="MySQL.H91:MySQL.H99" loext:label-string="myisqm" chart:class="chart:bar">
            <chart:data-point chart:repeated="9"/>
          </chart:series>
          <chart:series chart:style-name="ch12" chart:values-cell-range-address="MySQL.U91:MySQL.U99" loext:label-string="innodb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isqm</text:p>
              </table:table-cell>
              <table:table-cell office:value-type="string">
                <text:p>innodb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MySQL.P91:MySQL.P99</svg:desc>
                </draw:g>
              </table:table-cell>
              <table:table-cell office:value-type="float" office:value="1.4446386496226">
                <text:p>1.4446386496226</text:p>
                <draw:g>
                  <svg:desc>MySQL.H91:MySQL.H99</svg:desc>
                </draw:g>
              </table:table-cell>
              <table:table-cell office:value-type="float" office:value="33.3892210324607">
                <text:p>33.3892210324607</text:p>
                <draw:g>
                  <svg:desc>MySQL.U91:MySQL.U99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142760276794433">
                <text:p>0.142760276794433</text:p>
              </table:table-cell>
              <table:table-cell office:value-type="float" office:value="3.74783468246457">
                <text:p>3.74783468246457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1.5483016173045">
                <text:p>1.5483016173045</text:p>
              </table:table-cell>
              <table:table-cell office:value-type="float" office:value="33.4251516660057">
                <text:p>33.4251516660057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15430561701457">
                <text:p>0.15430561701457</text:p>
              </table:table-cell>
              <table:table-cell office:value-type="float" office:value="3.3312000433604">
                <text:p>3.3312000433604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1.53547239303593">
                <text:p>1.53547239303593</text:p>
              </table:table-cell>
              <table:table-cell office:value-type="float" office:value="33.4805833498637">
                <text:p>33.4805833498637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16562302907308">
                <text:p>0.16562302907308</text:p>
              </table:table-cell>
              <table:table-cell office:value-type="float" office:value="3.48837836583457">
                <text:p>3.48837836583457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1.64201267560327">
                <text:p>1.64201267560327</text:p>
              </table:table-cell>
              <table:table-cell office:value-type="float" office:value="33.1236866315203">
                <text:p>33.1236866315203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270723740259807">
                <text:p>0.270723740259807</text:p>
              </table:table-cell>
              <table:table-cell office:value-type="float" office:value="3.44235936800637">
                <text:p>3.4423593680063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.66760198275247">
                <text:p>2.66760198275247</text:p>
              </table:table-cell>
              <table:table-cell office:value-type="float" office:value="34.3496990203853">
                <text:p>34.3496990203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33cm" svg:height="9.911cm" xlink:href=".." xlink:type="simple" chart:class="chart:bar" chart:style-name="ch1">
        <chart:title svg:x="11.617cm" svg:y="0.334cm" chart:style-name="ch2">
          <text:p>MongoDB</text:p>
        </chart:title>
        <chart:subtitle svg:x="12.014cm" svg:y="1.311cm" chart:style-name="ch3">
          <text:p>Create</text:p>
        </chart:subtitle>
        <chart:legend chart:legend-position="end" svg:x="23.308cm" svg:y="4.656cm" style:legend-expansion="high" chart:style-name="ch4"/>
        <chart:plot-area chart:style-name="ch5" table:cell-range-address="MongoDB.C13:MongoDB.C21 MongoDB.H13:MongoDB.H21" chart:data-source-has-labels="both" svg:x="1.517cm" svg:y="2.192cm" svg:width="21.285cm" svg:height="6.54cm">
          <chart:coordinate-region svg:x="2.244cm" svg:y="2.391cm" svg:width="20.558cm" svg:height="5.694cm"/>
          <chart:axis chart:dimension="x" chart:name="primary-x" chart:style-name="ch6" chartooo:axis-type="auto">
            <chartooo:date-scale/>
            <chart:title svg:x="10.422cm" svg:y="8.93cm" chart:style-name="ch7">
              <text:p>br_entiteta • br_atributa</text:p>
            </chart:title>
            <chart:categories table:cell-range-address="MongoDB.C13:MongoDB.C21"/>
          </chart:axis>
          <chart:axis chart:dimension="y" chart:name="primary-y" chart:style-name="ch8">
            <chart:title svg:x="0.451cm" svg:y="6.181cm" chart:style-name="ch9">
              <text:p>Vreme(s)</text:p>
            </chart:title>
            <chart:grid chart:style-name="ch10" chart:class="major"/>
          </chart:axis>
          <chart:series chart:style-name="ch11" chart:values-cell-range-address="MongoDB.H13:MongoDB.H21" loext:label-string="wiretiger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etiger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MongoDB.C13:MongoDB.C21</svg:desc>
                </draw:g>
              </table:table-cell>
              <table:table-cell office:value-type="float" office:value="2.0057833989461">
                <text:p>2.0057833989461</text:p>
                <draw:g>
                  <svg:desc>MongoDB.H13:MongoDB.H21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0.228349367777507">
                <text:p>0.228349367777507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2.02290932337443">
                <text:p>2.02290932337443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0.210045258204143">
                <text:p>0.210045258204143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2.01002001762393">
                <text:p>2.01002001762393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0.256399393081667">
                <text:p>0.256399393081667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2.39418506622313">
                <text:p>2.39418506622313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0.459207932154337">
                <text:p>0.45920793215433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4.20347825686137">
                <text:p>4.203478256861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4cm" svg:height="9.127cm" xlink:href=".." xlink:type="simple" chart:class="chart:bar" chart:style-name="ch1">
        <chart:title svg:x="11.771cm" svg:y="0.318cm" chart:style-name="ch2">
          <text:p>MongoDB</text:p>
        </chart:title>
        <chart:subtitle svg:x="12.287cm" svg:y="1.279cm" chart:style-name="ch3">
          <text:p>Read</text:p>
        </chart:subtitle>
        <chart:legend chart:legend-position="end" svg:x="23.615cm" svg:y="4.264cm" style:legend-expansion="high" chart:style-name="ch4"/>
        <chart:plot-area chart:style-name="ch5" table:cell-range-address="MongoDB.P39:MongoDB.P47 MongoDB.H38:MongoDB.H47" chart:data-source-has-labels="both" svg:x="1.523cm" svg:y="2.144cm" svg:width="21.58cm" svg:height="5.82cm">
          <chart:coordinate-region svg:x="2.144cm" svg:y="2.344cm" svg:width="20.959cm" svg:height="5.421cm"/>
          <chart:axis chart:dimension="x" chart:name="primary-x" chart:style-name="ch6" chartooo:axis-type="auto">
            <chartooo:date-scale/>
            <chart:title svg:x="10.576cm" svg:y="8.146cm" chart:style-name="ch7">
              <text:p>br_entiteta • br_atributa</text:p>
            </chart:title>
            <chart:categories table:cell-range-address="MongoDB.P39:MongoDB.P47"/>
          </chart:axis>
          <chart:axis chart:dimension="y" chart:name="primary-y" chart:style-name="ch8">
            <chart:title svg:x="0.451cm" svg:y="5.773cm" chart:style-name="ch9">
              <text:p>Vreme(s)</text:p>
            </chart:title>
            <chart:grid chart:style-name="ch10" chart:class="major"/>
          </chart:axis>
          <chart:series chart:style-name="ch11" chart:values-cell-range-address="MongoDB.H38:MongoDB.H47" loext:label-string="wiretiger" chart:class="chart:bar">
            <chart:data-point chart:repeated="10"/>
            <loext:propertry-mapping loext:property="BorderColor" loext:cell-range-address="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etiger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ongoDB.P39:MongoDB.P47</svg:desc>
                </draw:g>
              </table:table-cell>
              <table:table-cell office:value-type="float" office:value="NaN">
                <text:p>NaN</text:p>
                <draw:g>
                  <svg:desc>MongoDB.H38:MongoDB.H4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8470141092937">
                <text:p>0.033847014109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96419970194497">
                <text:p>0.00596419970194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6200059254963">
                <text:p>0.106200059254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1763757069907">
                <text:p>0.0151763757069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76152928670247">
                <text:p>0.776152928670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0608752568563">
                <text:p>0.10608752568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02293848991397">
                <text:p>8.0229384899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7970204353333">
                <text:p>1.1797020435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.2600502173107">
                <text:p>84.26005021731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14cm" svg:height="10.864cm" xlink:href=".." xlink:type="simple" chart:class="chart:bar" chart:style-name="ch1">
        <chart:title svg:x="12.258cm" svg:y="0.353cm" chart:style-name="ch2">
          <text:p>MongoDB</text:p>
        </chart:title>
        <chart:subtitle svg:x="12.615cm" svg:y="1.349cm" chart:style-name="ch3">
          <text:p>Update</text:p>
        </chart:subtitle>
        <chart:legend chart:legend-position="end" svg:x="24.589cm" svg:y="5.133cm" style:legend-expansion="high" chart:style-name="ch4"/>
        <chart:plot-area chart:style-name="ch5" table:cell-range-address="MongoDB.P57:MongoDB.P65 MongoDB.H57:MongoDB.H65" chart:data-source-has-labels="both" svg:x="1.543cm" svg:y="2.249cm" svg:width="22.514cm" svg:height="7.417cm">
          <chart:coordinate-region svg:x="2.35cm" svg:y="2.448cm" svg:width="21.707cm" svg:height="7.019cm"/>
          <chart:axis chart:dimension="x" chart:name="primary-x" chart:style-name="ch6" chartooo:axis-type="auto">
            <chartooo:date-scale/>
            <chart:title svg:x="11.063cm" svg:y="9.883cm" chart:style-name="ch7">
              <text:p>br_entiteta • br_atributa</text:p>
            </chart:title>
            <chart:categories table:cell-range-address="MongoDB.P57:MongoDB.P65"/>
          </chart:axis>
          <chart:axis chart:dimension="y" chart:name="primary-y" chart:style-name="ch8">
            <chart:title svg:x="0.451cm" svg:y="6.676cm" chart:style-name="ch9">
              <text:p>Vreme(s)</text:p>
            </chart:title>
            <chart:grid chart:style-name="ch10" chart:class="major"/>
          </chart:axis>
          <chart:series chart:style-name="ch11" chart:values-cell-range-address="MongoDB.H57:MongoDB.H65" loext:label-string="wiretiger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etiger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ongoDB.P57:MongoDB.P65</svg:desc>
                </draw:g>
              </table:table-cell>
              <table:table-cell office:value-type="float" office:value="57.316809097926">
                <text:p>57.316809097926</text:p>
                <draw:g>
                  <svg:desc>MongoDB.H57:MongoDB.H6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5117133458453">
                <text:p>0.885117133458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.2743322849273">
                <text:p>46.2743322849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3863897323606">
                <text:p>1.13863897323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.9395527044933">
                <text:p>43.9395527044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548426945997">
                <text:p>0.941548426945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1925002733863">
                <text:p>54.1925002733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48639337221783">
                <text:p>2.48639337221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.383084376653">
                <text:p>119.3830843766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98cm" svg:height="8.731cm" xlink:href=".." xlink:type="simple" chart:class="chart:bar" chart:style-name="ch1">
        <chart:title svg:x="13.6cm" svg:y="0.31cm" chart:style-name="ch2">
          <text:p>MongoDB</text:p>
        </chart:title>
        <chart:subtitle svg:x="14.023cm" svg:y="1.263cm" chart:style-name="ch3">
          <text:p>Delete</text:p>
        </chart:subtitle>
        <chart:legend chart:legend-position="end" svg:x="27.273cm" svg:y="4.066cm" style:legend-expansion="high" chart:style-name="ch4"/>
        <chart:plot-area chart:style-name="ch5" table:cell-range-address="MongoDB.P76:MongoDB.P84 MongoDB.H76:MongoDB.H84" chart:data-source-has-labels="both" svg:x="1.596cm" svg:y="2.12cm" svg:width="25.092cm" svg:height="5.456cm">
          <chart:coordinate-region svg:x="2.217cm" svg:y="2.319cm" svg:width="24.471cm" svg:height="5.058cm"/>
          <chart:axis chart:dimension="x" chart:name="primary-x" chart:style-name="ch6" chartooo:axis-type="auto">
            <chartooo:date-scale/>
            <chart:title svg:x="12.405cm" svg:y="7.75cm" chart:style-name="ch7">
              <text:p>br_entiteta • br_atributa</text:p>
            </chart:title>
            <chart:categories table:cell-range-address="MongoDB.P76:MongoDB.P84"/>
          </chart:axis>
          <chart:axis chart:dimension="y" chart:name="primary-y" chart:style-name="ch8">
            <chart:title svg:x="0.451cm" svg:y="5.567cm" chart:style-name="ch9">
              <text:p>Vreme(s)</text:p>
            </chart:title>
            <chart:grid chart:style-name="ch10" chart:class="major"/>
          </chart:axis>
          <chart:series chart:style-name="ch11" chart:values-cell-range-address="MongoDB.H76:MongoDB.H84" loext:label-string="wiretiger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retiger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ongoDB.P76:MongoDB.P84</svg:desc>
                </draw:g>
              </table:table-cell>
              <table:table-cell office:value-type="float" office:value="3.33561237653097">
                <text:p>3.33561237653097</text:p>
                <draw:g>
                  <svg:desc>MongoDB.H76:MongoDB.H8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05013656616213">
                <text:p>0.305013656616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44743995666503">
                <text:p>3.44743995666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1115724245707">
                <text:p>0.21115724245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8444487253825">
                <text:p>3.8444487253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046433766683">
                <text:p>0.44046433766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13718660672507">
                <text:p>8.13718660672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30761138598123">
                <text:p>1.30761138598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.3377160231271">
                <text:p>56.33771602312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333cm" svg:height="9.911cm" xlink:href=".." xlink:type="simple" chart:class="chart:bar" chart:style-name="ch1">
        <chart:title svg:x="12.014cm" svg:y="0.334cm" chart:style-name="ch2">
          <text:p>Neo4j</text:p>
        </chart:title>
        <chart:subtitle svg:x="12.014cm" svg:y="1.311cm" chart:style-name="ch3">
          <text:p>Create</text:p>
        </chart:subtitle>
        <chart:legend chart:legend-position="end" svg:x="23.758cm" svg:y="4.656cm" style:legend-expansion="high" chart:style-name="ch4"/>
        <chart:plot-area chart:style-name="ch5" table:cell-range-address="Neo4j.C13:Neo4j.C21 Neo4j.H13:Neo4j.H21" chart:data-source-has-labels="both" svg:x="1.517cm" svg:y="2.192cm" svg:width="21.735cm" svg:height="6.54cm">
          <chart:coordinate-region svg:x="2.138cm" svg:y="2.391cm" svg:width="21.114cm" svg:height="5.694cm"/>
          <chart:axis chart:dimension="x" chart:name="primary-x" chart:style-name="ch6" chartooo:axis-type="auto">
            <chartooo:date-scale/>
            <chart:title svg:x="10.647cm" svg:y="8.93cm" chart:style-name="ch7">
              <text:p>br_entiteta • br_atributa</text:p>
            </chart:title>
            <chart:categories table:cell-range-address="Neo4j.C13:Neo4j.C21"/>
          </chart:axis>
          <chart:axis chart:dimension="y" chart:name="primary-y" chart:style-name="ch8">
            <chart:title svg:x="0.451cm" svg:y="6.181cm" chart:style-name="ch9">
              <text:p>Vreme(s)</text:p>
            </chart:title>
            <chart:grid chart:style-name="ch10" chart:class="major"/>
          </chart:axis>
          <chart:series chart:style-name="ch11" chart:values-cell-range-address="Neo4j.H13:Neo4j.H21" loext:label-string="neo4j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4j</text:p>
              </table:table-cell>
            </table:table-row>
          </table:table-header-rows>
          <table:table-rows>
            <table:table-row>
              <table:table-cell office:value-type="string">
                <text:p>1-10000</text:p>
                <draw:g>
                  <svg:desc>Neo4j.C13:Neo4j.C21</svg:desc>
                </draw:g>
              </table:table-cell>
              <table:table-cell office:value-type="float" office:value="52.5797066688539">
                <text:p>52.5797066688539</text:p>
                <draw:g>
                  <svg:desc>Neo4j.H13:Neo4j.H21</svg:desc>
                </draw:g>
              </table:table-cell>
            </table:table-row>
            <table:table-row>
              <table:table-cell office:value-type="string">
                <text:p>1-1000</text:p>
              </table:table-cell>
              <table:table-cell office:value-type="float" office:value="2.81177226702373">
                <text:p>2.81177226702373</text:p>
              </table:table-cell>
            </table:table-row>
            <table:table-row>
              <table:table-cell office:value-type="string">
                <text:p>10-1000</text:p>
              </table:table-cell>
              <table:table-cell office:value-type="float" office:value="5.90463566780097">
                <text:p>5.90463566780097</text:p>
              </table:table-cell>
            </table:table-row>
            <table:table-row>
              <table:table-cell office:value-type="string">
                <text:p>10-100</text:p>
              </table:table-cell>
              <table:table-cell office:value-type="float" office:value="2.38155635197957">
                <text:p>2.38155635197957</text:p>
              </table:table-cell>
            </table:table-row>
            <table:table-row>
              <table:table-cell office:value-type="string">
                <text:p>100-100</text:p>
              </table:table-cell>
              <table:table-cell office:value-type="float" office:value="5.2673292954764">
                <text:p>5.2673292954764</text:p>
              </table:table-cell>
            </table:table-row>
            <table:table-row>
              <table:table-cell office:value-type="string">
                <text:p>100-10</text:p>
              </table:table-cell>
              <table:table-cell office:value-type="float" office:value="2.32762861251833">
                <text:p>2.32762861251833</text:p>
              </table:table-cell>
            </table:table-row>
            <table:table-row>
              <table:table-cell office:value-type="string">
                <text:p>1000-10</text:p>
              </table:table-cell>
              <table:table-cell office:value-type="float" office:value="6.0845266183216">
                <text:p>6.0845266183216</text:p>
              </table:table-cell>
            </table:table-row>
            <table:table-row>
              <table:table-cell office:value-type="string">
                <text:p>1000-1</text:p>
              </table:table-cell>
              <table:table-cell office:value-type="float" office:value="2.58719436327617">
                <text:p>2.58719436327617</text:p>
              </table:table-cell>
            </table:table-row>
            <table:table-row>
              <table:table-cell office:value-type="string">
                <text:p>10000-1</text:p>
              </table:table-cell>
              <table:table-cell office:value-type="float" office:value="24.8653743267059">
                <text:p>24.86537432670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